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72016666666667cm"/>
    </style:style>
    <style:style style:name="co2" style:family="table-column">
      <style:table-column-properties fo:break-before="auto" style:column-width="4.2545cm"/>
    </style:style>
    <style:style style:name="co3" style:family="table-column">
      <style:table-column-properties fo:break-before="auto" style:column-width="6.286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nvoice_Line_Net_Amount</text:p>
          </table:table-cell>
          <table:table-cell office:value-type="string" table:style-name="ce3">
            <text:p>Supplier_Name</text:p>
          </table:table-cell>
          <table:table-cell office:value-type="string" table:style-name="ce3">
            <text:p>Category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465" table:style-name="ce2">
            <text:p>46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32.70000000000005" table:style-name="ce2">
            <text:p>632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07.04999999999995" table:style-name="ce2">
            <text:p>607.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32.70000000000005" table:style-name="ce2">
            <text:p>632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41.25" table:style-name="ce2">
            <text:p>641.2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8.73" table:style-name="ce2">
            <text:p>508.7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65.98" table:style-name="ce2">
            <text:p>465.9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74.53" table:style-name="ce2">
            <text:p>474.5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3430" table:style-name="ce2">
            <text:p>34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180" table:style-name="ce2">
            <text:p>31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9.93" table:style-name="ce2">
            <text:p>809.9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7.9" table:style-name="ce2">
            <text:p>107.9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9.93" table:style-name="ce2">
            <text:p>809.9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12" table:style-name="ce2">
            <text:p>161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51.76" table:style-name="ce2">
            <text:p>2851.7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.2" table:style-name="ce2">
            <text:p>16.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12" table:style-name="ce2">
            <text:p>161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9.93" table:style-name="ce2">
            <text:p>809.9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12" table:style-name="ce2">
            <text:p>161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3.5" table:style-name="ce2">
            <text:p>103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92.5" table:style-name="ce2">
            <text:p>25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44.6" table:style-name="ce2">
            <text:p>1844.6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54.38" table:style-name="ce2">
            <text:p>1854.38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77.2" table:style-name="ce2">
            <text:p>1177.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79.0999999999999" table:style-name="ce2">
            <text:p>1079.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6.5" table:style-name="ce2">
            <text:p>46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84" table:style-name="ce2">
            <text:p>68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15.6" table:style-name="ce2">
            <text:p>615.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49.76" table:style-name="ce2">
            <text:p>1349.7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85.28" table:style-name="ce2">
            <text:p>1385.2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95.25" table:style-name="ce2">
            <text:p>695.2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4.4" table:style-name="ce2">
            <text:p>494.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57.9" table:style-name="ce2">
            <text:p>957.9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43.84" table:style-name="ce2">
            <text:p>543.8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59.51" table:style-name="ce2">
            <text:p>1159.5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26.29" table:style-name="ce2">
            <text:p>526.29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80.53" table:style-name="ce2">
            <text:p>580.5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0.08" table:style-name="ce2">
            <text:p>660.0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1.18" table:style-name="ce2">
            <text:p>401.1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0.08" table:style-name="ce2">
            <text:p>660.0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80.53" table:style-name="ce2">
            <text:p>580.5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1.18" table:style-name="ce2">
            <text:p>401.1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6.8" table:style-name="ce2">
            <text:p>46.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35.04" table:style-name="ce2">
            <text:p>1935.0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.2" table:style-name="ce2">
            <text:p>16.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418.8000000000002" table:style-name="ce2">
            <text:p>2418.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05" table:style-name="ce2">
            <text:p>28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80" table:style-name="ce2">
            <text:p>42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7.1" table:style-name="ce2">
            <text:p>107.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05" table:style-name="ce2">
            <text:p>28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68" table:style-name="ce2">
            <text:p>256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30" table:style-name="ce2">
            <text:p>45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24" table:style-name="ce2">
            <text:p>342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80" table:style-name="ce2">
            <text:p>42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1.7" table:style-name="ce2">
            <text:p>81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1.3" table:style-name="ce2">
            <text:p>51.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83.01" table:style-name="ce2">
            <text:p>4983.0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80" table:style-name="ce2">
            <text:p>42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30" table:style-name="ce2">
            <text:p>45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865.43" table:style-name="ce2">
            <text:p>865.4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660" table:style-name="ce2">
            <text:p>966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05" table:style-name="ce2">
            <text:p>33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267.5" table:style-name="ce2">
            <text:p>2267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67.5" table:style-name="ce2">
            <text:p>2467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54.5" table:style-name="ce2">
            <text:p>3454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267.5" table:style-name="ce2">
            <text:p>2267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430" table:style-name="ce2">
            <text:p>34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57.46" table:style-name="ce2">
            <text:p>2057.4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714.55" table:style-name="ce2">
            <text:p>1714.5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42.5" table:style-name="ce2">
            <text:p>21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92.5" table:style-name="ce2">
            <text:p>25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42.5" table:style-name="ce2">
            <text:p>21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92.5" table:style-name="ce2">
            <text:p>25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1.75" table:style-name="ce2">
            <text:p>51.7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42.5" table:style-name="ce2">
            <text:p>21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35.61" table:style-name="ce2">
            <text:p>935.6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.7" table:style-name="ce2">
            <text:p>29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42.5" table:style-name="ce2">
            <text:p>21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1.75" table:style-name="ce2">
            <text:p>841.7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8.48" table:style-name="ce2">
            <text:p>668.4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30" table:style-name="ce2">
            <text:p>34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8.6400000000001" table:style-name="ce2">
            <text:p>1138.6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30" table:style-name="ce2">
            <text:p>29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142.5" table:style-name="ce2">
            <text:p>21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71.5999999999999" table:style-name="ce2">
            <text:p>1071.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54.1999999999998" table:style-name="ce2">
            <text:p>2154.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87.75" table:style-name="ce2">
            <text:p>887.7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42.5" table:style-name="ce2">
            <text:p>26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87.75" table:style-name="ce2">
            <text:p>887.7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2642.5" table:style-name="ce2">
            <text:p>26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85.5" table:style-name="ce2">
            <text:p>1585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30" table:style-name="ce2">
            <text:p>34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69.15" table:style-name="ce2">
            <text:p>3469.1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40" table:style-name="ce2">
            <text:p>284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30" table:style-name="ce2">
            <text:p>363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811.5" table:style-name="ce2">
            <text:p>3811.5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52" table:style-name="ce2">
            <text:p>1452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78" table:style-name="ce2">
            <text:p>2178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50" table:style-name="ce2">
            <text:p>355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854.6" table:style-name="ce2">
            <text:p>3854.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30" table:style-name="ce2">
            <text:p>363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74.5" table:style-name="ce2">
            <text:p>4174.5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30" table:style-name="ce2">
            <text:p>213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550" table:style-name="ce2">
            <text:p>355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7.60000000000002" table:style-name="ce2">
            <text:p>267.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4.93" table:style-name="ce2">
            <text:p>454.9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0.08" table:style-name="ce2">
            <text:p>660.0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1.41" table:style-name="ce2">
            <text:p>401.4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1.92" table:style-name="ce2">
            <text:p>231.9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0.08" table:style-name="ce2">
            <text:p>660.0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42.24" table:style-name="ce2">
            <text:p>642.2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1.28" table:style-name="ce2">
            <text:p>571.2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7.76" table:style-name="ce2">
            <text:p>447.7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38.42" table:style-name="ce2">
            <text:p>838.4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32.70000000000005" table:style-name="ce2">
            <text:p>632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9.25" table:style-name="ce2">
            <text:p>299.2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43.0999999999999" table:style-name="ce2">
            <text:p>1043.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35.3" table:style-name="ce2">
            <text:p>735.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43.0999999999999" table:style-name="ce2">
            <text:p>1043.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35.3" table:style-name="ce2">
            <text:p>735.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43.0999999999999" table:style-name="ce2">
            <text:p>1043.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35.3" table:style-name="ce2">
            <text:p>735.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2.67" table:style-name="ce2">
            <text:p>662.6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0.89" table:style-name="ce2">
            <text:p>420.89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877.23" table:style-name="ce2">
            <text:p>877.2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32.70000000000005" table:style-name="ce2">
            <text:p>632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7.95" table:style-name="ce2">
            <text:p>247.9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35.61" table:style-name="ce2">
            <text:p>935.6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17.04999999999995" table:style-name="ce2">
            <text:p>617.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21.46" table:style-name="ce2">
            <text:p>621.4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5.64" table:style-name="ce2">
            <text:p>255.6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35.61" table:style-name="ce2">
            <text:p>935.6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57.13" table:style-name="ce2">
            <text:p>757.1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4.28" table:style-name="ce2">
            <text:p>454.2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57.13" table:style-name="ce2">
            <text:p>757.1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93.72" table:style-name="ce2">
            <text:p>1193.7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77.38" table:style-name="ce2">
            <text:p>1377.3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91.16" table:style-name="ce2">
            <text:p>691.1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1.75" table:style-name="ce2">
            <text:p>441.7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73.5" table:style-name="ce2">
            <text:p>573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51.14" table:style-name="ce2">
            <text:p>551.1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8.07" table:style-name="ce2">
            <text:p>498.0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28.71" table:style-name="ce2">
            <text:p>628.7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838.42" table:style-name="ce2">
            <text:p>838.4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47.03" table:style-name="ce2">
            <text:p>747.0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46.66" table:style-name="ce2">
            <text:p>746.6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47.03" table:style-name="ce2">
            <text:p>747.0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46.66" table:style-name="ce2">
            <text:p>746.6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47.03" table:style-name="ce2">
            <text:p>747.0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4.66" table:style-name="ce2">
            <text:p>494.6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47.03" table:style-name="ce2">
            <text:p>747.0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34.09" table:style-name="ce2">
            <text:p>434.09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47.03" table:style-name="ce2">
            <text:p>747.0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3.33" table:style-name="ce2">
            <text:p>353.3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6.3" table:style-name="ce2">
            <text:p>216.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32.70000000000005" table:style-name="ce2">
            <text:p>632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9.25" table:style-name="ce2">
            <text:p>299.2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32.70000000000005" table:style-name="ce2">
            <text:p>632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615.51" table:style-name="ce2">
            <text:p>4615.51</text:p>
          </table:table-cell>
          <table:table-cell office:value-type="string" table:style-name="ce2">
            <text:p>THE DIOCESE OF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38.42" table:style-name="ce2">
            <text:p>838.4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02.36" table:style-name="ce2">
            <text:p>602.3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88.4" table:style-name="ce2">
            <text:p>488.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38.42" table:style-name="ce2">
            <text:p>838.4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0.48" table:style-name="ce2">
            <text:p>120.4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60.08" table:style-name="ce2">
            <text:p>660.0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.12" table:style-name="ce2">
            <text:p>30.1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1.2" table:style-name="ce2">
            <text:p>301.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0.08" table:style-name="ce2">
            <text:p>660.0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.9" table:style-name="ce2">
            <text:p>36.9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97.04" table:style-name="ce2">
            <text:p>1097.0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22.78" table:style-name="ce2">
            <text:p>822.7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97.04" table:style-name="ce2">
            <text:p>1097.0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120.5" table:style-name="ce2">
            <text:p>11120.5</text:p>
          </table:table-cell>
          <table:table-cell office:value-type="string" table:style-name="ce2">
            <text:p>THAMES VALLEY PARTNERSHI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1.75" table:style-name="ce2">
            <text:p>841.7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50.17" table:style-name="ce2">
            <text:p>850.1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4.58" table:style-name="ce2">
            <text:p>1004.5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96.3" table:style-name="ce2">
            <text:p>796.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0.32" table:style-name="ce2">
            <text:p>410.3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58.68" table:style-name="ce2">
            <text:p>658.6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85.1199999999999" table:style-name="ce2">
            <text:p>1185.1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56.51" table:style-name="ce2">
            <text:p>856.5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42" table:style-name="ce2">
            <text:p>114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27.51" table:style-name="ce2">
            <text:p>1427.5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375" table:style-name="ce2">
            <text:p>12375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05" table:style-name="ce2">
            <text:p>28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937.32" table:style-name="ce2">
            <text:p>12937.32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05" table:style-name="ce2">
            <text:p>28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937.32" table:style-name="ce2">
            <text:p>12937.32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120" table:style-name="ce2">
            <text:p>1012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05" table:style-name="ce2">
            <text:p>28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58" table:style-name="ce2">
            <text:p>205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17.5" table:style-name="ce2">
            <text:p>2017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05" table:style-name="ce2">
            <text:p>28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30" table:style-name="ce2">
            <text:p>34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05" table:style-name="ce2">
            <text:p>33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17.5" table:style-name="ce2">
            <text:p>2017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05" table:style-name="ce2">
            <text:p>28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30" table:style-name="ce2">
            <text:p>34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828.54" table:style-name="ce2">
            <text:p>13828.54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058.7199999999993" table:style-name="ce2">
            <text:p>9058.72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14" table:style-name="ce2">
            <text:p>181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67.5" table:style-name="ce2">
            <text:p>2267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42.5" table:style-name="ce2">
            <text:p>26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92.5" table:style-name="ce2">
            <text:p>20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67.5" table:style-name="ce2">
            <text:p>2267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642.5" table:style-name="ce2">
            <text:p>26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92.5" table:style-name="ce2">
            <text:p>20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2.35" table:style-name="ce2">
            <text:p>82.3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67.5" table:style-name="ce2">
            <text:p>2267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92.5" table:style-name="ce2">
            <text:p>20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339.5" table:style-name="ce2">
            <text:p>1339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14.55" table:style-name="ce2">
            <text:p>1714.5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39.5" table:style-name="ce2">
            <text:p>1339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13.7" table:style-name="ce2">
            <text:p>1713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07.4" table:style-name="ce2">
            <text:p>1607.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44.95" table:style-name="ce2">
            <text:p>1344.9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71.64" table:style-name="ce2">
            <text:p>1371.6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07.4" table:style-name="ce2">
            <text:p>1607.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39.5" table:style-name="ce2">
            <text:p>1339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13.7" table:style-name="ce2">
            <text:p>1713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44.95" table:style-name="ce2">
            <text:p>1344.9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73.46" table:style-name="ce2">
            <text:p>1473.4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39.5" table:style-name="ce2">
            <text:p>1339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35.79999999999995" table:style-name="ce2">
            <text:p>535.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14.55" table:style-name="ce2">
            <text:p>1714.5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44.95" table:style-name="ce2">
            <text:p>1344.9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39.5" table:style-name="ce2">
            <text:p>1339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13.7" table:style-name="ce2">
            <text:p>1713.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75.3" table:style-name="ce2">
            <text:p>1875.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73.46" table:style-name="ce2">
            <text:p>1473.4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55" table:style-name="ce2">
            <text:p>305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80" table:style-name="ce2">
            <text:p>31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055" table:style-name="ce2">
            <text:p>305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180" table:style-name="ce2">
            <text:p>31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30" table:style-name="ce2">
            <text:p>27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42.5" table:style-name="ce2">
            <text:p>19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1.2" table:style-name="ce2">
            <text:p>2001.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30" table:style-name="ce2">
            <text:p>27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23.5" table:style-name="ce2">
            <text:p>523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00" table:style-name="ce2">
            <text:p>330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40" table:style-name="ce2">
            <text:p>264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1.2" table:style-name="ce2">
            <text:p>2001.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55" table:style-name="ce2">
            <text:p>245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24.5100000000002" table:style-name="ce2">
            <text:p>2524.5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17.5" table:style-name="ce2">
            <text:p>2617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47" table:style-name="ce2">
            <text:p>1047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50" table:style-name="ce2">
            <text:p>125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42.5" table:style-name="ce2">
            <text:p>19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1.2" table:style-name="ce2">
            <text:p>2001.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55" table:style-name="ce2">
            <text:p>245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42.5" table:style-name="ce2">
            <text:p>194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24.5100000000002" table:style-name="ce2">
            <text:p>2524.5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03.01" table:style-name="ce2">
            <text:p>3003.0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55" table:style-name="ce2">
            <text:p>245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24.5100000000002" table:style-name="ce2">
            <text:p>2524.5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600" table:style-name="ce2">
            <text:p>660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620" table:style-name="ce2">
            <text:p>462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80" table:style-name="ce2">
            <text:p>198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00" table:style-name="ce2">
            <text:p>330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360" table:style-name="ce2">
            <text:p>6360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250" table:style-name="ce2">
            <text:p>125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2">
            <text:p>DATA CAREE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53.2600000000002" table:style-name="ce2">
            <text:p>2153.26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92.5" table:style-name="ce2">
            <text:p>2392.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80" table:style-name="ce2">
            <text:p>33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30" table:style-name="ce2">
            <text:p>34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380" table:style-name="ce2">
            <text:p>33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30" table:style-name="ce2">
            <text:p>34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44" table:style-name="ce2">
            <text:p>274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80" table:style-name="ce2">
            <text:p>33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995.32" table:style-name="ce2">
            <text:p>15995.32</text:p>
          </table:table-cell>
          <table:table-cell office:value-type="string" table:style-name="ce2">
            <text:p>BROOKWOOD RECRUITMEN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80" table:style-name="ce2">
            <text:p>33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30" table:style-name="ce2">
            <text:p>34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44" table:style-name="ce2">
            <text:p>2744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80" table:style-name="ce2">
            <text:p>338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12.5" table:style-name="ce2">
            <text:p>2012.5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10" table:style-name="ce2">
            <text:p>1610</text:p>
          </table:table-cell>
          <table:table-cell office:value-type="string" table:style-name="ce2">
            <text:p>SELLICK PARTNERSHI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2">
            <text:p>NAFES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MK GALLERY ENTERPRIS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2">
            <text:p>ARMADA TRAINING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56.25" table:style-name="ce2">
            <text:p>2156.25</text:p>
          </table:table-cell>
          <table:table-cell office:value-type="string" table:style-name="ce2">
            <text:p>BURNINGSUI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2">
            <text:p>FORENSIC ANALYTIC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BOND SOLON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FIREBRAND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FIREBRAND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FIREBRAND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FIREBRAND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FIREBRAND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20" table:style-name="ce2">
            <text:p>620</text:p>
          </table:table-cell>
          <table:table-cell office:value-type="string" table:style-name="ce2">
            <text:p>CONTROL-F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50" table:style-name="ce2">
            <text:p>1650</text:p>
          </table:table-cell>
          <table:table-cell office:value-type="string" table:style-name="ce2">
            <text:p>SANCUS OPER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2 COUSINS ACCES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THE HEIGHTEC GROUP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2">
            <text:p>FEDERATION HOUS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17" table:style-name="ce2">
            <text:p>5217</text:p>
          </table:table-cell>
          <table:table-cell office:value-type="string" table:style-name="ce2">
            <text:p>CREASED PUDDLE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THE INVESTIGATOR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2">
            <text:p>CJS EVEN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2">
            <text:p>HIGH SPEED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3.33" table:style-name="ce2">
            <text:p>83.33</text:p>
          </table:table-cell>
          <table:table-cell office:value-type="string" table:style-name="ce2">
            <text:p>FEDERATION HOUS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2">
            <text:p>ARIST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2">
            <text:p>JO McINTYRE TRAINING &amp; CONSULTANC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95" table:style-name="ce2">
            <text:p>2595</text:p>
          </table:table-cell>
          <table:table-cell office:value-type="string" table:style-name="ce2">
            <text:p>AMPLIVO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1.84" table:style-name="ce2">
            <text:p>221.84</text:p>
          </table:table-cell>
          <table:table-cell office:value-type="string" table:style-name="ce2">
            <text:p>NEIL BUM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00" table:style-name="ce2">
            <text:p>4400</text:p>
          </table:table-cell>
          <table:table-cell office:value-type="string" table:style-name="ce2">
            <text:p>NEIL BUM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THE VICI LANGUAGE ACADEMY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97.96" table:style-name="ce2">
            <text:p>1797.96</text:p>
          </table:table-cell>
          <table:table-cell office:value-type="string" table:style-name="ce2">
            <text:p>BOND SOLON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37.4" table:style-name="ce2">
            <text:p>1537.4</text:p>
          </table:table-cell>
          <table:table-cell office:value-type="string" table:style-name="ce2">
            <text:p>BOND SOLON TRAIN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CHARACT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.4900000000000002" table:style-name="ce2">
            <text:p>2.49</text:p>
          </table:table-cell>
          <table:table-cell office:value-type="string" table:style-name="ce2">
            <text:p>CHARACT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00" table:style-name="ce2">
            <text:p>2400</text:p>
          </table:table-cell>
          <table:table-cell office:value-type="string" table:style-name="ce2">
            <text:p>CHARACTER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THE VICI LANGUAGE ACADEMY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CIPFA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.96" table:style-name="ce2">
            <text:p>20.96</text:p>
          </table:table-cell>
          <table:table-cell office:value-type="string" table:style-name="ce2">
            <text:p>PEARSON EDUCATION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.92" table:style-name="ce2">
            <text:p>41.92</text:p>
          </table:table-cell>
          <table:table-cell office:value-type="string" table:style-name="ce2">
            <text:p>PEARSON EDUCATION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80" table:style-name="ce2">
            <text:p>3280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.96" table:style-name="ce2">
            <text:p>20.96</text:p>
          </table:table-cell>
          <table:table-cell office:value-type="string" table:style-name="ce2">
            <text:p>PEARSON EDUCATION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string" table:style-name="ce2">
            <text:p>SKILLS FOR JUS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string" table:style-name="ce2">
            <text:p>AID TRAINING &amp; OPER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string" table:style-name="ce2">
            <text:p>AID TRAINING &amp; OPER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AID TRAINING &amp; OPER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00" table:style-name="ce2">
            <text:p>2700</text:p>
          </table:table-cell>
          <table:table-cell office:value-type="string" table:style-name="ce2">
            <text:p>AID TRAINING &amp; OPERA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49" table:style-name="ce2">
            <text:p>3749</text:p>
          </table:table-cell>
          <table:table-cell office:value-type="string" table:style-name="ce2">
            <text:p>CIVIL DEFENCE SUPPL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5.07" table:style-name="ce2">
            <text:p>125.07</text:p>
          </table:table-cell>
          <table:table-cell office:value-type="string" table:style-name="ce2">
            <text:p>STOKE MANDEVILLE STADIUM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INTOXIMETER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INTOXIMETER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CHARDONBOIS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2">
            <text:p>HOPE AND BUTTERCUP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9.4" table:style-name="ce2">
            <text:p>59.4</text:p>
          </table:table-cell>
          <table:table-cell office:value-type="string" table:style-name="ce2">
            <text:p>HOPE AND BUTTERCUP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T T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00" table:style-name="ce2">
            <text:p>700</text:p>
          </table:table-cell>
          <table:table-cell office:value-type="string" table:style-name="ce2">
            <text:p>T T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T T TRAIN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40" table:style-name="ce2">
            <text:p>3740</text:p>
          </table:table-cell>
          <table:table-cell office:value-type="string" table:style-name="ce2">
            <text:p>ASCO CONSULTING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0" table:style-name="ce2">
            <text:p>1130</text:p>
          </table:table-cell>
          <table:table-cell office:value-type="string" table:style-name="ce2">
            <text:p>LES STON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01" table:style-name="ce2">
            <text:p>2601</text:p>
          </table:table-cell>
          <table:table-cell office:value-type="string" table:style-name="ce2">
            <text:p>UNIVERSITY OF WALES TRINITY SAINT DAVI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80" table:style-name="ce2">
            <text:p>2880</text:p>
          </table:table-cell>
          <table:table-cell office:value-type="string" table:style-name="ce2">
            <text:p>SOUTHAMPTON FOOTBALL CLUB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6.67" table:style-name="ce2">
            <text:p>466.67</text:p>
          </table:table-cell>
          <table:table-cell office:value-type="string" table:style-name="ce2">
            <text:p>THE OXFORD BELFR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THE OXFORD BELFR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6.66" table:style-name="ce2">
            <text:p>96.66</text:p>
          </table:table-cell>
          <table:table-cell office:value-type="string" table:style-name="ce2">
            <text:p>THE OXFORD BELFR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CJS EVENT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DURATUS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YARNFIELD PARK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TOTAL POLITICS GROU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7.5" table:style-name="ce2">
            <text:p>427.5</text:p>
          </table:table-cell>
          <table:table-cell office:value-type="string" table:style-name="ce2">
            <text:p>GUILDFORD SPORTSGROUND MANAGEMENT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I-CUBED GROUP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803.17" table:style-name="ce2">
            <text:p>29803.17</text:p>
          </table:table-cell>
          <table:table-cell office:value-type="string" table:style-name="ce2">
            <text:p>DAVIES GROUP - BED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938.1" table:style-name="ce2">
            <text:p>30938.1</text:p>
          </table:table-cell>
          <table:table-cell office:value-type="string" table:style-name="ce2">
            <text:p>DAVIES GROUP - CAMB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079.759999999998" table:style-name="ce2">
            <text:p>22079.76</text:p>
          </table:table-cell>
          <table:table-cell office:value-type="string" table:style-name="ce2">
            <text:p>DAVIES GROUP - HE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97.95" table:style-name="ce2">
            <text:p>3897.95</text:p>
          </table:table-cell>
          <table:table-cell office:value-type="string" table:style-name="ce2">
            <text:p>AVC WIS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2.6" table:style-name="ce2">
            <text:p>172.6</text:p>
          </table:table-cell>
          <table:table-cell office:value-type="string" table:style-name="ce2">
            <text:p>ABBOTT TOXICOLOG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99" table:style-name="ce2">
            <text:p>1299</text:p>
          </table:table-cell>
          <table:table-cell office:value-type="string" table:style-name="ce2">
            <text:p>AAH PHARMACEUTICAL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61.3" table:style-name="ce2">
            <text:p>861.3</text:p>
          </table:table-cell>
          <table:table-cell office:value-type="string" table:style-name="ce2">
            <text:p>ABBOTT TOXICOLOG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3" table:style-name="ce2">
            <text:p>15.3</text:p>
          </table:table-cell>
          <table:table-cell office:value-type="string" table:style-name="ce2">
            <text:p>ABBOTT TOXICOLOGY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00" table:style-name="ce2">
            <text:p>1700</text:p>
          </table:table-cell>
          <table:table-cell office:value-type="string" table:style-name="ce2">
            <text:p>BUSINESS HEALTH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93.63" table:style-name="ce2">
            <text:p>1693.63</text:p>
          </table:table-cell>
          <table:table-cell office:value-type="string" table:style-name="ce2">
            <text:p>MIDLAND PATHOLOGY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BUSINESS HEALTH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2.5" table:style-name="ce2">
            <text:p>442.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.850000000000001" table:style-name="ce2">
            <text:p>19.85</text:p>
          </table:table-cell>
          <table:table-cell office:value-type="string" table:style-name="ce2">
            <text:p>PRIMETAK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2">
            <text:p>PRIMETAK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75" table:style-name="ce2">
            <text:p>48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9.6" table:style-name="ce2">
            <text:p>369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7.5" table:style-name="ce2">
            <text:p>247.5</text:p>
          </table:table-cell>
          <table:table-cell office:value-type="string" table:style-name="ce2">
            <text:p>ASSA ABLO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.08" table:style-name="ce2">
            <text:p>110.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.349999999999994" table:style-name="ce2">
            <text:p>80.3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34" table:style-name="ce2">
            <text:p>95.3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8" table:style-name="ce2">
            <text:p>184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86.9100000000001" table:style-name="ce2">
            <text:p>1086.9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7.35" table:style-name="ce2">
            <text:p>187.3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3.25" table:style-name="ce2">
            <text:p>253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57.5" table:style-name="ce2">
            <text:p>357.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3.93" table:style-name="ce2">
            <text:p>173.9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4.51" table:style-name="ce2">
            <text:p>94.5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7.82" table:style-name="ce2">
            <text:p>277.8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.63999999999999" table:style-name="ce2">
            <text:p>136.6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.96" table:style-name="ce2">
            <text:p>60.9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.53" table:style-name="ce2">
            <text:p>69.5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46.94" table:style-name="ce2">
            <text:p>2446.9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6.5" table:style-name="ce2">
            <text:p>346.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2.5" table:style-name="ce2">
            <text:p>212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.5" table:style-name="ce2">
            <text:p>97.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71.27" table:style-name="ce2">
            <text:p>2671.2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2.82" table:style-name="ce2">
            <text:p>402.8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97" table:style-name="ce2">
            <text:p>162.9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9.04" table:style-name="ce2">
            <text:p>179.0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.63999999999999" table:style-name="ce2">
            <text:p>142.6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3.01" table:style-name="ce2">
            <text:p>473.0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.12" table:style-name="ce2">
            <text:p>110.1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.12" table:style-name="ce2">
            <text:p>170.1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47.5" table:style-name="ce2">
            <text:p>247.5</text:p>
          </table:table-cell>
          <table:table-cell office:value-type="string" table:style-name="ce2">
            <text:p>ASSA ABLO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.6" table:style-name="ce2">
            <text:p>138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3.04" table:style-name="ce2">
            <text:p>93.0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3.82" table:style-name="ce2">
            <text:p>1043.8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849999999999994" table:style-name="ce2">
            <text:p>75.85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.27" table:style-name="ce2">
            <text:p>105.2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0.45" table:style-name="ce2">
            <text:p>390.4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9.1" table:style-name="ce2">
            <text:p>169.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.6" table:style-name="ce2">
            <text:p>138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4.34" table:style-name="ce2">
            <text:p>174.3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94999999999999" table:style-name="ce2">
            <text:p>132.9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.6" table:style-name="ce2">
            <text:p>138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.88" table:style-name="ce2">
            <text:p>69.8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7.9" table:style-name="ce2">
            <text:p>207.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0.8" table:style-name="ce2">
            <text:p>310.8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7.5" table:style-name="ce2">
            <text:p>247.5</text:p>
          </table:table-cell>
          <table:table-cell office:value-type="string" table:style-name="ce2">
            <text:p>ASSA ABLO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12" table:style-name="ce2">
            <text:p>72.1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.89" table:style-name="ce2">
            <text:p>124.8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.47" table:style-name="ce2">
            <text:p>123.4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7.5" table:style-name="ce2">
            <text:p>247.5</text:p>
          </table:table-cell>
          <table:table-cell office:value-type="string" table:style-name="ce2">
            <text:p>ASSA ABLO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1.39999999999998" table:style-name="ce2">
            <text:p>291.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6.96" table:style-name="ce2">
            <text:p>86.9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7.2" table:style-name="ce2">
            <text:p>277.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2.49" table:style-name="ce2">
            <text:p>322.4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.55" table:style-name="ce2">
            <text:p>126.5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.349999999999994" table:style-name="ce2">
            <text:p>70.3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78" table:style-name="ce2">
            <text:p>72.7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8.92" table:style-name="ce2">
            <text:p>718.9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6.96" table:style-name="ce2">
            <text:p>86.9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19" table:style-name="ce2">
            <text:p>100.1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5.78" table:style-name="ce2">
            <text:p>795.7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4.26" table:style-name="ce2">
            <text:p>774.2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.28" table:style-name="ce2">
            <text:p>64.2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.81" table:style-name="ce2">
            <text:p>53.8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1.22" table:style-name="ce2">
            <text:p>1051.2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6.72" table:style-name="ce2">
            <text:p>206.72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1.27" table:style-name="ce2">
            <text:p>181.2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9.88" table:style-name="ce2">
            <text:p>209.8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4.04" table:style-name="ce2">
            <text:p>224.0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0.79" table:style-name="ce2">
            <text:p>210.7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7.5" table:style-name="ce2">
            <text:p>247.5</text:p>
          </table:table-cell>
          <table:table-cell office:value-type="string" table:style-name="ce2">
            <text:p>ASSA ABLO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5.29" table:style-name="ce2">
            <text:p>115.2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3.39999999999998" table:style-name="ce2">
            <text:p>323.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12" table:style-name="ce2">
            <text:p>72.1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9.66999999999999" table:style-name="ce2">
            <text:p>159.6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.95" table:style-name="ce2">
            <text:p>85.9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9.95" table:style-name="ce2">
            <text:p>209.9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4.88" table:style-name="ce2">
            <text:p>794.8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4.43" table:style-name="ce2">
            <text:p>334.4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2.42" table:style-name="ce2">
            <text:p>272.4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75" table:style-name="ce2">
            <text:p>48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.6" table:style-name="ce2">
            <text:p>138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8.72999999999999" table:style-name="ce2">
            <text:p>148.7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3.06" table:style-name="ce2">
            <text:p>473.0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6.72000000000003" table:style-name="ce2">
            <text:p>286.72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7.12" table:style-name="ce2">
            <text:p>367.12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7.5" table:style-name="ce2">
            <text:p>247.5</text:p>
          </table:table-cell>
          <table:table-cell office:value-type="string" table:style-name="ce2">
            <text:p>ASSA ABLO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1" table:style-name="ce2">
            <text:p>48.2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62" table:style-name="ce2">
            <text:p>107.6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.05" table:style-name="ce2">
            <text:p>56.0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5.9" table:style-name="ce2">
            <text:p>135.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4.26" table:style-name="ce2">
            <text:p>234.2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.65" table:style-name="ce2">
            <text:p>170.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2.69" table:style-name="ce2">
            <text:p>102.6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2.52" table:style-name="ce2">
            <text:p>242.5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48.1400000000001" table:style-name="ce2">
            <text:p>1148.1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0.49" table:style-name="ce2">
            <text:p>160.4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5.91999999999999" table:style-name="ce2">
            <text:p>135.9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1.1" table:style-name="ce2">
            <text:p>551.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.6" table:style-name="ce2">
            <text:p>138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03" table:style-name="ce2">
            <text:p>16.03</text:p>
          </table:table-cell>
          <table:table-cell office:value-type="string" table:style-name="ce2">
            <text:p>DADS SHOP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8.7" table:style-name="ce2">
            <text:p>248.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7.47000000000003" table:style-name="ce2">
            <text:p>267.4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9.71" table:style-name="ce2">
            <text:p>989.7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57" table:style-name="ce2">
            <text:p>17.57</text:p>
          </table:table-cell>
          <table:table-cell office:value-type="string" table:style-name="ce2">
            <text:p>DADS SHOP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8.39" table:style-name="ce2">
            <text:p>68.39</text:p>
          </table:table-cell>
          <table:table-cell office:value-type="string" table:style-name="ce2">
            <text:p>DADS SHOP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1.20999999999998" table:style-name="ce2">
            <text:p>281.2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25" table:style-name="ce2">
            <text:p>81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6.97" table:style-name="ce2">
            <text:p>226.9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7.5" table:style-name="ce2">
            <text:p>357.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2.75" table:style-name="ce2">
            <text:p>822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.15" table:style-name="ce2">
            <text:p>97.1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.8" table:style-name="ce2">
            <text:p>170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5.18" table:style-name="ce2">
            <text:p>185.1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.7" table:style-name="ce2">
            <text:p>57.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2.39999999999998" table:style-name="ce2">
            <text:p>312.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WASHTEC (UK)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1" table:style-name="ce2">
            <text:p>48.21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5.64" table:style-name="ce2">
            <text:p>925.64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.22" table:style-name="ce2">
            <text:p>104.2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.2" table:style-name="ce2">
            <text:p>230.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0.60000000000002" table:style-name="ce2">
            <text:p>310.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.349999999999994" table:style-name="ce2">
            <text:p>80.3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2.9" table:style-name="ce2">
            <text:p>382.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6.42" table:style-name="ce2">
            <text:p>96.4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35.43" table:style-name="ce2">
            <text:p>1135.4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7.25" table:style-name="ce2">
            <text:p>187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.02" table:style-name="ce2">
            <text:p>495.0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2.33" table:style-name="ce2">
            <text:p>202.3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6.42" table:style-name="ce2">
            <text:p>96.4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3.83" table:style-name="ce2">
            <text:p>93.8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8.18" table:style-name="ce2">
            <text:p>318.1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5.76" table:style-name="ce2">
            <text:p>115.7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2.58000000000001" table:style-name="ce2">
            <text:p>152.5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7.5" table:style-name="ce2">
            <text:p>357.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2.8" table:style-name="ce2">
            <text:p>272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7.5" table:style-name="ce2">
            <text:p>247.5</text:p>
          </table:table-cell>
          <table:table-cell office:value-type="string" table:style-name="ce2">
            <text:p>ASSA ABLO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8.95000000000005" table:style-name="ce2">
            <text:p>608.9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2.67" table:style-name="ce2">
            <text:p>172.6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8.62" table:style-name="ce2">
            <text:p>238.6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.39" table:style-name="ce2">
            <text:p>201.39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.349999999999994" table:style-name="ce2">
            <text:p>80.3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5.16" table:style-name="ce2">
            <text:p>205.1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41.88" table:style-name="ce2">
            <text:p>5541.8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5.19" table:style-name="ce2">
            <text:p>1455.19</text:p>
          </table:table-cell>
          <table:table-cell office:value-type="string" table:style-name="ce2">
            <text:p>RENTOKI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16" table:style-name="ce2">
            <text:p>22.1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980" table:style-name="ce2">
            <text:p>9980</text:p>
          </table:table-cell>
          <table:table-cell office:value-type="string" table:style-name="ce2">
            <text:p>THE FULKER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11.78" table:style-name="ce2">
            <text:p>1211.7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37.63" table:style-name="ce2">
            <text:p>6537.6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48" table:style-name="ce2">
            <text:p>75.4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.8" table:style-name="ce2">
            <text:p>123.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89" table:style-name="ce2">
            <text:p>1489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1.5" table:style-name="ce2">
            <text:p>1181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18" table:style-name="ce2">
            <text:p>131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1.02999999999997" table:style-name="ce2">
            <text:p>271.03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6.09" table:style-name="ce2">
            <text:p>116.09</text:p>
          </table:table-cell>
          <table:table-cell office:value-type="string" table:style-name="ce2">
            <text:p>HURLEY INDUSTRIAL CLEANING EQUIPME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20" table:style-name="ce2">
            <text:p>1120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.69999999999999" table:style-name="ce2">
            <text:p>150.7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3.65" table:style-name="ce2">
            <text:p>373.6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3.6" table:style-name="ce2">
            <text:p>393.6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9.14" table:style-name="ce2">
            <text:p>339.1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53.1500000000001" table:style-name="ce2">
            <text:p>1253.1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463.6" table:style-name="ce2">
            <text:p>6463.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4.61" table:style-name="ce2">
            <text:p>554.61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2" table:style-name="ce2">
            <text:p>127.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5.2" table:style-name="ce2">
            <text:p>435.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0.62" table:style-name="ce2">
            <text:p>720.6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4" table:style-name="ce2">
            <text:p>137.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10" table:style-name="ce2">
            <text:p>1110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5.4" table:style-name="ce2">
            <text:p>215.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3.42999999999995" table:style-name="ce2">
            <text:p>633.43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.5" table:style-name="ce2">
            <text:p>201.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8.01" table:style-name="ce2">
            <text:p>578.0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1" table:style-name="ce2">
            <text:p>100.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8.7" table:style-name="ce2">
            <text:p>188.7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2.93" table:style-name="ce2">
            <text:p>222.9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3.7" table:style-name="ce2">
            <text:p>373.7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65" table:style-name="ce2">
            <text:p>286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2.45" table:style-name="ce2">
            <text:p>172.4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3.9" table:style-name="ce2">
            <text:p>93.9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5" table:style-name="ce2">
            <text:p>184.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.78" table:style-name="ce2">
            <text:p>201.7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4.8" table:style-name="ce2">
            <text:p>344.8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2.5" table:style-name="ce2">
            <text:p>212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1" table:style-name="ce2">
            <text:p>107.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2.5" table:style-name="ce2">
            <text:p>552.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2.5" table:style-name="ce2">
            <text:p>552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.5" table:style-name="ce2">
            <text:p>92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3.4" table:style-name="ce2">
            <text:p>173.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96" table:style-name="ce2">
            <text:p>159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45" table:style-name="ce2">
            <text:p>114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5.7" table:style-name="ce2">
            <text:p>285.7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8.80000000000001" table:style-name="ce2">
            <text:p>158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THAMES VALLEY MAINTENANCE (OXFORD) LIMI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4.8" table:style-name="ce2">
            <text:p>394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64.6" table:style-name="ce2">
            <text:p>964.6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8.1" table:style-name="ce2">
            <text:p>168.1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4.25" table:style-name="ce2">
            <text:p>204.2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75" table:style-name="ce2">
            <text:p>132.7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34.8" table:style-name="ce2">
            <text:p>1634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7.6199999999999" table:style-name="ce2">
            <text:p>1267.6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7.8" table:style-name="ce2">
            <text:p>227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8.51" table:style-name="ce2">
            <text:p>328.5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0.9" table:style-name="ce2">
            <text:p>250.9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58" table:style-name="ce2">
            <text:p>285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.55" table:style-name="ce2">
            <text:p>225.5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.9" table:style-name="ce2">
            <text:p>82.9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6.65" table:style-name="ce2">
            <text:p>246.6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94" table:style-name="ce2">
            <text:p>8794</text:p>
          </table:table-cell>
          <table:table-cell office:value-type="string" table:style-name="ce2">
            <text:p>CHILTERN LIFT CO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8.8" table:style-name="ce2">
            <text:p>278.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2">
            <text:p>TRINITY CONTROL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.25" table:style-name="ce2">
            <text:p>80.2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2.25" table:style-name="ce2">
            <text:p>152.2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4" table:style-name="ce2">
            <text:p>155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25" table:style-name="ce2">
            <text:p>81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5" table:style-name="ce2">
            <text:p>78.5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979.25" table:style-name="ce2">
            <text:p>9979.25</text:p>
          </table:table-cell>
          <table:table-cell office:value-type="string" table:style-name="ce2">
            <text:p>E W BEARD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30" table:style-name="ce2">
            <text:p>2630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00" table:style-name="ce2">
            <text:p>3000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18" table:style-name="ce2">
            <text:p>12.18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8.82000000000005" table:style-name="ce2">
            <text:p>558.82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60" table:style-name="ce2">
            <text:p>1160</text:p>
          </table:table-cell>
          <table:table-cell office:value-type="string" table:style-name="ce2">
            <text:p>CHUBB LOCKS CUSTODI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7" table:style-name="ce2">
            <text:p>12.97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57" table:style-name="ce2">
            <text:p>14.57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07" table:style-name="ce2">
            <text:p>12.07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.58" table:style-name="ce2">
            <text:p>50.58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7" table:style-name="ce2">
            <text:p>19.57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02" table:style-name="ce2">
            <text:p>21.02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86" table:style-name="ce2">
            <text:p>21.86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99" table:style-name="ce2">
            <text:p>14.99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61" table:style-name="ce2">
            <text:p>15.61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58" table:style-name="ce2">
            <text:p>14.58</text:p>
          </table:table-cell>
          <table:table-cell office:value-type="string" table:style-name="ce2">
            <text:p>TOTAL PEST CONTRO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43.75" table:style-name="ce2">
            <text:p>1543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25" table:style-name="ce2">
            <text:p>1825</text:p>
          </table:table-cell>
          <table:table-cell office:value-type="string" table:style-name="ce2">
            <text:p>E W BEARD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60" table:style-name="ce2">
            <text:p>2460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965.38" table:style-name="ce2">
            <text:p>15965.38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00" table:style-name="ce2">
            <text:p>3900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72" table:style-name="ce2">
            <text:p>987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56.25" table:style-name="ce2">
            <text:p>1156.2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246.47" table:style-name="ce2">
            <text:p>30246.47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9.66" table:style-name="ce2">
            <text:p>679.66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614.06" table:style-name="ce2">
            <text:p>6614.0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41.89" table:style-name="ce2">
            <text:p>4041.89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54.5" table:style-name="ce2">
            <text:p>2854.5</text:p>
          </table:table-cell>
          <table:table-cell office:value-type="string" table:style-name="ce2">
            <text:p>TRINITY FIRE AND SECURITY SYSTEM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14.06" table:style-name="ce2">
            <text:p>6614.0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99.96" table:style-name="ce2">
            <text:p>4599.9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84.16" table:style-name="ce2">
            <text:p>8184.1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64.04" table:style-name="ce2">
            <text:p>4464.0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44" table:style-name="ce2">
            <text:p>1944</text:p>
          </table:table-cell>
          <table:table-cell office:value-type="string" table:style-name="ce2">
            <text:p>WSP (REAL ESTATE &amp; INFRASTRUCTURE)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54" table:style-name="ce2">
            <text:p>42.5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42" table:style-name="ce2">
            <text:p>36.4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3" table:style-name="ce2">
            <text:p>30.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2.13" table:style-name="ce2">
            <text:p>22.1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380000000000003" table:style-name="ce2">
            <text:p>34.3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8" table:style-name="ce2">
            <text:p>22.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.68" table:style-name="ce2">
            <text:p>14.6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09" table:style-name="ce2">
            <text:p>20.09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15" table:style-name="ce2">
            <text:p>24.15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21" table:style-name="ce2">
            <text:p>28.2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78" table:style-name="ce2">
            <text:p>43.7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42" table:style-name="ce2">
            <text:p>36.4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14" table:style-name="ce2">
            <text:p>51.1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6.61" table:style-name="ce2">
            <text:p>26.6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.32" table:style-name="ce2">
            <text:p>41.3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7" table:style-name="ce2">
            <text:p>48.27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.08" table:style-name="ce2">
            <text:p>31.0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73" table:style-name="ce2">
            <text:p>59.7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54" table:style-name="ce2">
            <text:p>42.5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1.14" table:style-name="ce2">
            <text:p>51.1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54" table:style-name="ce2">
            <text:p>42.5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.73" table:style-name="ce2">
            <text:p>59.7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.08" table:style-name="ce2">
            <text:p>31.0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27" table:style-name="ce2">
            <text:p>48.27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12" table:style-name="ce2">
            <text:p>25.1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.170000000000002" table:style-name="ce2">
            <text:p>16.17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08" table:style-name="ce2">
            <text:p>31.0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13" table:style-name="ce2">
            <text:p>22.1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61" table:style-name="ce2">
            <text:p>26.6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42" table:style-name="ce2">
            <text:p>36.4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3" table:style-name="ce2">
            <text:p>30.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54" table:style-name="ce2">
            <text:p>42.5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2.13" table:style-name="ce2">
            <text:p>22.1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380000000000003" table:style-name="ce2">
            <text:p>34.3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75" table:style-name="ce2">
            <text:p>29.75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9.149999999999999" table:style-name="ce2">
            <text:p>19.15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21" table:style-name="ce2">
            <text:p>26.2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51" table:style-name="ce2">
            <text:p>31.5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81" table:style-name="ce2">
            <text:p>36.8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54" table:style-name="ce2">
            <text:p>42.5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4" table:style-name="ce2">
            <text:p>36.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3" table:style-name="ce2">
            <text:p>30.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2.13" table:style-name="ce2">
            <text:p>22.1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369999999999997" table:style-name="ce2">
            <text:p>34.37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12" table:style-name="ce2">
            <text:p>25.1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.170000000000002" table:style-name="ce2">
            <text:p>16.17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13" table:style-name="ce2">
            <text:p>22.13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61" table:style-name="ce2">
            <text:p>26.6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08" table:style-name="ce2">
            <text:p>31.0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14" table:style-name="ce2">
            <text:p>51.1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78" table:style-name="ce2">
            <text:p>43.78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42" table:style-name="ce2">
            <text:p>36.4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6.61" table:style-name="ce2">
            <text:p>26.61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.32" table:style-name="ce2">
            <text:p>41.3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9" table:style-name="ce2">
            <text:p>52.9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4.06" table:style-name="ce2">
            <text:p>34.06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.62" table:style-name="ce2">
            <text:p>46.62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.04" table:style-name="ce2">
            <text:p>56.04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.459999999999994" table:style-name="ce2">
            <text:p>65.46</text:p>
          </table:table-cell>
          <table:table-cell office:value-type="string" table:style-name="ce2">
            <text:p>OXHAND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7.20999999999998" table:style-name="ce2">
            <text:p>267.2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9.19" table:style-name="ce2">
            <text:p>719.1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05" table:style-name="ce2">
            <text:p>81.0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4.58" table:style-name="ce2">
            <text:p>354.5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49" table:style-name="ce2">
            <text:p>11.49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67" table:style-name="ce2">
            <text:p>7.6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87" table:style-name="ce2">
            <text:p>100.8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54" table:style-name="ce2">
            <text:p>28.5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.38" table:style-name="ce2">
            <text:p>10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2">
            <text:p>9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9.72" table:style-name="ce2">
            <text:p>429.7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869999999999997" table:style-name="ce2">
            <text:p>34.8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3" table:style-name="ce2">
            <text:p>0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6" table:style-name="ce2">
            <text:p>1.8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45" table:style-name="ce2">
            <text:p>3.4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45" table:style-name="ce2">
            <text:p>16.4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489999999999998" table:style-name="ce2">
            <text:p>17.4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48" table:style-name="ce2">
            <text:p>18.4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37" table:style-name="ce2">
            <text:p>6.3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41" table:style-name="ce2">
            <text:p>8.4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2.57" table:style-name="ce2">
            <text:p>102.5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84" table:style-name="ce2">
            <text:p>5.8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6" table:style-name="ce2">
            <text:p>1.0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000000000000001" table:style-name="ce2">
            <text:p>1.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6000000000000005" table:style-name="ce2">
            <text:p>0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000000000000001" table:style-name="ce2">
            <text:p>1.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1.46" table:style-name="ce2">
            <text:p>91.4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29" table:style-name="ce2">
            <text:p>4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6000000000000005" table:style-name="ce2">
            <text:p>0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940000000000001" table:style-name="ce2">
            <text:p>17.9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48" table:style-name="ce2">
            <text:p>12.4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14" table:style-name="ce2">
            <text:p>17.1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44" table:style-name="ce2">
            <text:p>137.4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.67" table:style-name="ce2">
            <text:p>90.6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.3" table:style-name="ce2">
            <text:p>85.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1" table:style-name="ce2">
            <text:p>3.3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38" table:style-name="ce2">
            <text:p>16.3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08" table:style-name="ce2">
            <text:p>13.0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66" table:style-name="ce2">
            <text:p>6.6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7" table:style-name="ce2">
            <text:p>1.1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.03" table:style-name="ce2">
            <text:p>51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.099999999999994" table:style-name="ce2">
            <text:p>69.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04" table:style-name="ce2">
            <text:p>4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.13" table:style-name="ce2">
            <text:p>55.1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3" table:style-name="ce2">
            <text:p>0.5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8.38" table:style-name="ce2">
            <text:p>388.3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77" table:style-name="ce2">
            <text:p>31.7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9" table:style-name="ce2">
            <text:p>0.5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690000000000001" table:style-name="ce2">
            <text:p>18.6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54" table:style-name="ce2">
            <text:p>4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82" table:style-name="ce2">
            <text:p>10.8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1.33000000000001" table:style-name="ce2">
            <text:p>141.3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4.01" table:style-name="ce2">
            <text:p>264.0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400000000000006" table:style-name="ce2">
            <text:p>81.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440000000000001" table:style-name="ce2">
            <text:p>18.4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32" table:style-name="ce2">
            <text:p>9.3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77" table:style-name="ce2">
            <text:p>30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17" table:style-name="ce2">
            <text:p>9.17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6000000000000005" table:style-name="ce2">
            <text:p>0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3" table:style-name="ce2">
            <text:p>4.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5.81" table:style-name="ce2">
            <text:p>335.8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5.99" table:style-name="ce2">
            <text:p>565.9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" table:style-name="ce2">
            <text:p>1.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1800000000000002" table:style-name="ce2">
            <text:p>2.1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.1800000000000002" table:style-name="ce2">
            <text:p>2.1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54" table:style-name="ce2">
            <text:p>39.5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.22" table:style-name="ce2">
            <text:p>85.2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6.99" table:style-name="ce2">
            <text:p>546.9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83" table:style-name="ce2">
            <text:p>43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87" table:style-name="ce2">
            <text:p>12.8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" table:style-name="ce2">
            <text:p>1.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1800000000000002" table:style-name="ce2">
            <text:p>2.1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.1800000000000002" table:style-name="ce2">
            <text:p>2.1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94" table:style-name="ce2">
            <text:p>1.9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300000000000002" table:style-name="ce2">
            <text:p>2.4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" table:style-name="ce2">
            <text:p>1.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4" table:style-name="ce2">
            <text:p>1.9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899999999999999" table:style-name="ce2">
            <text:p>18.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38" table:style-name="ce2">
            <text:p>7.3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7.14" table:style-name="ce2">
            <text:p>597.14</text:p>
          </table:table-cell>
          <table:table-cell office:value-type="string" table:style-name="ce2">
            <text:p>AQUATRONIC GROUP MANAGEMENT PL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61" table:style-name="ce2">
            <text:p>2.6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4" table:style-name="ce2">
            <text:p>15.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6" table:style-name="ce2">
            <text:p>1.6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3" table:style-name="ce2">
            <text:p>1.4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8" table:style-name="ce2">
            <text:p>1.8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66" table:style-name="ce2">
            <text:p>1.6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9" table:style-name="ce2">
            <text:p>1.7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3" table:style-name="ce2">
            <text:p>1.4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4" table:style-name="ce2">
            <text:p>0.7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86" table:style-name="ce2">
            <text:p>3.8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9" table:style-name="ce2">
            <text:p>1.7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3" table:style-name="ce2">
            <text:p>1.4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.959999999999994" table:style-name="ce2">
            <text:p>76.9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67" table:style-name="ce2">
            <text:p>5.6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6" table:style-name="ce2">
            <text:p>13.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36" table:style-name="ce2">
            <text:p>23.3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8" table:style-name="ce2">
            <text:p>2.0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.85" table:style-name="ce2">
            <text:p>44.8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000000000000001" table:style-name="ce2">
            <text:p>1.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77" table:style-name="ce2">
            <text:p>31.7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67" table:style-name="ce2">
            <text:p>29.6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.69" table:style-name="ce2">
            <text:p>142.6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020000000000003" table:style-name="ce2">
            <text:p>39.02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14" table:style-name="ce2">
            <text:p>17.1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8499999999999996" table:style-name="ce2">
            <text:p>4.8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7.38" table:style-name="ce2">
            <text:p>227.3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1.27" table:style-name="ce2">
            <text:p>171.2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2.91000000000003" table:style-name="ce2">
            <text:p>282.9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08" table:style-name="ce2">
            <text:p>21.0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.72" table:style-name="ce2">
            <text:p>87.7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42" table:style-name="ce2">
            <text:p>174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14" table:style-name="ce2">
            <text:p>17.1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14" table:style-name="ce2">
            <text:p>6.1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5.64" table:style-name="ce2">
            <text:p>185.6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1.55000000000001" table:style-name="ce2">
            <text:p>161.5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8.35000000000002" table:style-name="ce2">
            <text:p>288.3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3.260000000000005" table:style-name="ce2">
            <text:p>73.2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.64" table:style-name="ce2">
            <text:p>76.6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7.1" table:style-name="ce2">
            <text:p>217.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.29" table:style-name="ce2">
            <text:p>84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8.18" table:style-name="ce2">
            <text:p>258.1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6100000000000003" table:style-name="ce2">
            <text:p>4.6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0999999999999996" table:style-name="ce2">
            <text:p>5.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71" table:style-name="ce2">
            <text:p>18.7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81" table:style-name="ce2">
            <text:p>29.8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2.08" table:style-name="ce2">
            <text:p>102.0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38" table:style-name="ce2">
            <text:p>16.3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1" table:style-name="ce2">
            <text:p>2.2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89" table:style-name="ce2">
            <text:p>3.8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8" table:style-name="ce2">
            <text:p>2.0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" table:style-name="ce2">
            <text:p>0.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42" table:style-name="ce2">
            <text:p>15.4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36" table:style-name="ce2">
            <text:p>5.3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.97" table:style-name="ce2">
            <text:p>85.9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.05" table:style-name="ce2">
            <text:p>53.0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9.49" table:style-name="ce2">
            <text:p>119.4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75" table:style-name="ce2">
            <text:p>3.7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2" table:style-name="ce2">
            <text:p>2.9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75" table:style-name="ce2">
            <text:p>3.7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06" table:style-name="ce2">
            <text:p>74.0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22" table:style-name="ce2">
            <text:p>11.2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1" table:style-name="ce2">
            <text:p>42.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75" table:style-name="ce2">
            <text:p>3.7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75" table:style-name="ce2">
            <text:p>3.7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2" table:style-name="ce2">
            <text:p>2.9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5" table:style-name="ce2">
            <text:p>3.3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8" table:style-name="ce2">
            <text:p>4.1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2" table:style-name="ce2">
            <text:p>2.9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12" table:style-name="ce2">
            <text:p>6.12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35" table:style-name="ce2">
            <text:p>3.3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53" table:style-name="ce2">
            <text:p>32.5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6" table:style-name="ce2">
            <text:p>5.5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2" table:style-name="ce2">
            <text:p>4.1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.15" table:style-name="ce2">
            <text:p>55.1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2" table:style-name="ce2">
            <text:p>7.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1" table:style-name="ce2">
            <text:p>3.5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23" table:style-name="ce2">
            <text:p>0.2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3" table:style-name="ce2">
            <text:p>5.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86" table:style-name="ce2">
            <text:p>9.8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.22" table:style-name="ce2">
            <text:p>110.2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4.39" table:style-name="ce2">
            <text:p>244.3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.05" table:style-name="ce2">
            <text:p>88.0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42" table:style-name="ce2">
            <text:p>2.4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5" table:style-name="ce2">
            <text:p>110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24" table:style-name="ce2">
            <text:p>29.2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49" table:style-name="ce2">
            <text:p>11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63" table:style-name="ce2">
            <text:p>0.6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81" table:style-name="ce2">
            <text:p>66.8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8099999999999996" table:style-name="ce2">
            <text:p>4.8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6.13" table:style-name="ce2">
            <text:p>746.1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.38" table:style-name="ce2">
            <text:p>170.3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.16" table:style-name="ce2">
            <text:p>150.1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.59" table:style-name="ce2">
            <text:p>27.5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23.6" table:style-name="ce2">
            <text:p>2223.6</text:p>
          </table:table-cell>
          <table:table-cell office:value-type="string" table:style-name="ce2">
            <text:p>SELLOX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.24" table:style-name="ce2">
            <text:p>22.2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17" table:style-name="ce2">
            <text:p>9.17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5" table:style-name="ce2">
            <text:p>9.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77" table:style-name="ce2">
            <text:p>30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49" table:style-name="ce2">
            <text:p>0.4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7" table:style-name="ce2">
            <text:p>1.1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73" table:style-name="ce2">
            <text:p>3.7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93" table:style-name="ce2">
            <text:p>4.9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93" table:style-name="ce2">
            <text:p>4.9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79" table:style-name="ce2">
            <text:p>34.7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27" table:style-name="ce2">
            <text:p>62.2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67" table:style-name="ce2">
            <text:p>4.6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83" table:style-name="ce2">
            <text:p>3.8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93" table:style-name="ce2">
            <text:p>4.9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93" table:style-name="ce2">
            <text:p>4.9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83" table:style-name="ce2">
            <text:p>3.8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93" table:style-name="ce2">
            <text:p>4.9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4" table:style-name="ce2">
            <text:p>2.3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54" table:style-name="ce2">
            <text:p>4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79" table:style-name="ce2">
            <text:p>4.79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4000000000000004" table:style-name="ce2">
            <text:p>4.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75" table:style-name="ce2">
            <text:p>42.7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21" table:style-name="ce2">
            <text:p>11.2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83" table:style-name="ce2">
            <text:p>3.8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49" table:style-name="ce2">
            <text:p>5.4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4000000000000004" table:style-name="ce2">
            <text:p>4.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" table:style-name="ce2">
            <text:p>0.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1.27" table:style-name="ce2">
            <text:p>101.2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13" table:style-name="ce2">
            <text:p>6.1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6" table:style-name="ce2">
            <text:p>1.6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27" table:style-name="ce2">
            <text:p>6.2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.96" table:style-name="ce2">
            <text:p>2.9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1" table:style-name="ce2">
            <text:p>2.3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6" table:style-name="ce2">
            <text:p>2.9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199999999999998" table:style-name="ce2">
            <text:p>2.3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65" table:style-name="ce2">
            <text:p>2.6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71" table:style-name="ce2">
            <text:p>25.7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1" table:style-name="ce2">
            <text:p>2.3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65" table:style-name="ce2">
            <text:p>2.6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" table:style-name="ce2">
            <text:p>3.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65" table:style-name="ce2">
            <text:p>2.6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01" table:style-name="ce2">
            <text:p>48.0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.98" table:style-name="ce2">
            <text:p>44.9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1" table:style-name="ce2">
            <text:p>2.3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96" table:style-name="ce2">
            <text:p>2.9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97" table:style-name="ce2">
            <text:p>35.9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.96" table:style-name="ce2">
            <text:p>2.9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0.7" table:style-name="ce2">
            <text:p>360.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.68" table:style-name="ce2">
            <text:p>90.6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3.58" table:style-name="ce2">
            <text:p>103.5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7" table:style-name="ce2">
            <text:p>3.5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52" table:style-name="ce2">
            <text:p>13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7" table:style-name="ce2">
            <text:p>1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1" table:style-name="ce2">
            <text:p>3.5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599999999999999" table:style-name="ce2">
            <text:p>1.1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29" table:style-name="ce2">
            <text:p>11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.98" table:style-name="ce2">
            <text:p>46.9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38" table:style-name="ce2">
            <text:p>16.3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96" table:style-name="ce2">
            <text:p>21.9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0.72" table:style-name="ce2">
            <text:p>1100.72</text:p>
          </table:table-cell>
          <table:table-cell office:value-type="string" table:style-name="ce2">
            <text:p>CENTURY FIRE AND SECURIT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.71" table:style-name="ce2">
            <text:p>37.7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9.51" table:style-name="ce2">
            <text:p>119.5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6.72" table:style-name="ce2">
            <text:p>366.7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1.6" table:style-name="ce2">
            <text:p>111.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31" table:style-name="ce2">
            <text:p>8.3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.48" table:style-name="ce2">
            <text:p>58.4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900" table:style-name="ce2">
            <text:p>8900</text:p>
          </table:table-cell>
          <table:table-cell office:value-type="string" table:style-name="ce2">
            <text:p>LOWE &amp; OLIV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56" table:style-name="ce2">
            <text:p>14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97" table:style-name="ce2">
            <text:p>43.9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1.44" table:style-name="ce2">
            <text:p>91.4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08" table:style-name="ce2">
            <text:p>28.0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74" table:style-name="ce2">
            <text:p>5.7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7" table:style-name="ce2">
            <text:p>3.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6000000000000005" table:style-name="ce2">
            <text:p>0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1" table:style-name="ce2">
            <text:p>2.2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29" table:style-name="ce2">
            <text:p>4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.56000000000000005" table:style-name="ce2">
            <text:p>0.5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29" table:style-name="ce2">
            <text:p>4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74" table:style-name="ce2">
            <text:p>0.7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64" table:style-name="ce2">
            <text:p>5.6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85" table:style-name="ce2">
            <text:p>6.8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71" table:style-name="ce2">
            <text:p>39.7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000000000000001" table:style-name="ce2">
            <text:p>1.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89" table:style-name="ce2">
            <text:p>0.8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26" table:style-name="ce2">
            <text:p>3.2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5" table:style-name="ce2">
            <text:p>3.05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8" table:style-name="ce2">
            <text:p>1.1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83" table:style-name="ce2">
            <text:p>2.8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68" table:style-name="ce2">
            <text:p>23.6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.49" table:style-name="ce2">
            <text:p>87.4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65" table:style-name="ce2">
            <text:p>21.6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5.72" table:style-name="ce2">
            <text:p>165.7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.63" table:style-name="ce2">
            <text:p>21.6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38" table:style-name="ce2">
            <text:p>16.3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63" table:style-name="ce2">
            <text:p>28.6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3699999999999992" table:style-name="ce2">
            <text:p>9.3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29" table:style-name="ce2">
            <text:p>17.2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2" table:style-name="ce2">
            <text:p>1.2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7" table:style-name="ce2">
            <text:p>1.6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3" table:style-name="ce2">
            <text:p>1.7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77" table:style-name="ce2">
            <text:p>30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.86" table:style-name="ce2">
            <text:p>57.8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77" table:style-name="ce2">
            <text:p>12.7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29" table:style-name="ce2">
            <text:p>13.2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.38" table:style-name="ce2">
            <text:p>16.3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48" table:style-name="ce2">
            <text:p>20.4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03" table:style-name="ce2">
            <text:p>15.0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6" table:style-name="ce2">
            <text:p>1.9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4" table:style-name="ce2">
            <text:p>2.3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56" table:style-name="ce2">
            <text:p>29.5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4" table:style-name="ce2">
            <text:p>2.3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82.1" table:style-name="ce2">
            <text:p>1882.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3.31" table:style-name="ce2">
            <text:p>133.3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14" table:style-name="ce2">
            <text:p>12.1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59" table:style-name="ce2">
            <text:p>15.5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9.69" table:style-name="ce2">
            <text:p>239.6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.59" table:style-name="ce2">
            <text:p>15.5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7" table:style-name="ce2">
            <text:p>20.7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92" table:style-name="ce2">
            <text:p>13.9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5.27000000000001" table:style-name="ce2">
            <text:p>135.2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.92" table:style-name="ce2">
            <text:p>13.9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37" table:style-name="ce2">
            <text:p>17.3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56" table:style-name="ce2">
            <text:p>29.5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14" table:style-name="ce2">
            <text:p>12.1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7" table:style-name="ce2">
            <text:p>1.1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399999999999999" table:style-name="ce2">
            <text:p>17.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47" table:style-name="ce2">
            <text:p>1547</text:p>
          </table:table-cell>
          <table:table-cell office:value-type="string" table:style-name="ce2">
            <text:p>PALCON ENERGY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5.59" table:style-name="ce2">
            <text:p>15.5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14" table:style-name="ce2">
            <text:p>12.1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52" table:style-name="ce2">
            <text:p>26.5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.48" table:style-name="ce2">
            <text:p>58.4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63" table:style-name="ce2">
            <text:p>3.6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8.87" table:style-name="ce2">
            <text:p>368.8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3.2" table:style-name="ce2">
            <text:p>203.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3.71" table:style-name="ce2">
            <text:p>103.7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700000000000003" table:style-name="ce2">
            <text:p>34.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4.08" table:style-name="ce2">
            <text:p>194.0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78" table:style-name="ce2">
            <text:p>17.7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74" table:style-name="ce2">
            <text:p>13.7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2" table:style-name="ce2">
            <text:p>15.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54" table:style-name="ce2">
            <text:p>13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18" table:style-name="ce2">
            <text:p>7.1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4" table:style-name="ce2">
            <text:p>2.3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14" table:style-name="ce2">
            <text:p>17.1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63" table:style-name="ce2">
            <text:p>3.6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9.02" table:style-name="ce2">
            <text:p>89.0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.72999999999999" table:style-name="ce2">
            <text:p>155.73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.04" table:style-name="ce2">
            <text:p>55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040000000000006" table:style-name="ce2">
            <text:p>81.0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77" table:style-name="ce2">
            <text:p>30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.9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.17" table:style-name="ce2">
            <text:p>3.1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.55" table:style-name="ce2">
            <text:p>3.5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020000000000003" table:style-name="ce2">
            <text:p>39.02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15" table:style-name="ce2">
            <text:p>9.1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6" table:style-name="ce2">
            <text:p>8.1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93" table:style-name="ce2">
            <text:p>17.9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82" table:style-name="ce2">
            <text:p>22.8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8.6" table:style-name="ce2">
            <text:p>128.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.09" table:style-name="ce2">
            <text:p>70.0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.61" table:style-name="ce2">
            <text:p>33.6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.11" table:style-name="ce2">
            <text:p>45.1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38" table:style-name="ce2">
            <text:p>16.3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.69" table:style-name="ce2">
            <text:p>61.6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2" table:style-name="ce2">
            <text:p>28.2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3899999999999997" table:style-name="ce2">
            <text:p>4.3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87" table:style-name="ce2">
            <text:p>12.8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22" table:style-name="ce2">
            <text:p>22.2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71" table:style-name="ce2">
            <text:p>10.7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9" table:style-name="ce2">
            <text:p>3.09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.64" table:style-name="ce2">
            <text:p>54.64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38" table:style-name="ce2">
            <text:p>16.3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.89" table:style-name="ce2">
            <text:p>105.8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.04" table:style-name="ce2">
            <text:p>82.0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59" table:style-name="ce2">
            <text:p>66.5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700000000000003" table:style-name="ce2">
            <text:p>34.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0.5" table:style-name="ce2">
            <text:p>120.5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63" table:style-name="ce2">
            <text:p>3.63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74" table:style-name="ce2">
            <text:p>13.7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69" table:style-name="ce2">
            <text:p>8.6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88" table:style-name="ce2">
            <text:p>19.8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75" table:style-name="ce2">
            <text:p>42.7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3.6400000000001" table:style-name="ce2">
            <text:p>1243.6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3.81" table:style-name="ce2">
            <text:p>503.8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760000000000002" table:style-name="ce2">
            <text:p>16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05" table:style-name="ce2">
            <text:p>13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.760000000000002" table:style-name="ce2">
            <text:p>16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2.86" table:style-name="ce2">
            <text:p>622.8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8.23" table:style-name="ce2">
            <text:p>368.2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05" table:style-name="ce2">
            <text:p>13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6.760000000000002" table:style-name="ce2">
            <text:p>16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020000000000003" table:style-name="ce2">
            <text:p>39.02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.95" table:style-name="ce2">
            <text:p>47.9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.75" table:style-name="ce2">
            <text:p>65.7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68" table:style-name="ce2">
            <text:p>18.6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.97" table:style-name="ce2">
            <text:p>14.9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05" table:style-name="ce2">
            <text:p>13.05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43" table:style-name="ce2">
            <text:p>22.43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.49" table:style-name="ce2">
            <text:p>145.49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97" table:style-name="ce2">
            <text:p>14.9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059999999999999" table:style-name="ce2">
            <text:p>16.0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6" table:style-name="ce2">
            <text:p>1.86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4" table:style-name="ce2">
            <text:p>3.9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54" table:style-name="ce2">
            <text:p>23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.6" table:style-name="ce2">
            <text:p>45.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4.28" table:style-name="ce2">
            <text:p>134.28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0.35" table:style-name="ce2">
            <text:p>180.3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4.34" table:style-name="ce2">
            <text:p>134.3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45" table:style-name="ce2">
            <text:p>75.4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4" table:style-name="ce2">
            <text:p>1.04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23" table:style-name="ce2">
            <text:p>7.2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55" table:style-name="ce2">
            <text:p>3155</text:p>
          </table:table-cell>
          <table:table-cell office:value-type="string" table:style-name="ce2">
            <text:p>THAMES VALLEY MAINTENANCE (OXFORD) LIMI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.38" table:style-name="ce2">
            <text:p>55.3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20" table:style-name="ce2">
            <text:p>4520</text:p>
          </table:table-cell>
          <table:table-cell office:value-type="string" table:style-name="ce2">
            <text:p>THAMES VALLEY MAINTENANCE (OXFORD) LIMI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690000000000001" table:style-name="ce2">
            <text:p>18.6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24" table:style-name="ce2">
            <text:p>132.2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.53" table:style-name="ce2">
            <text:p>46.5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.349999999999994" table:style-name="ce2">
            <text:p>80.3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000000000000001" table:style-name="ce2">
            <text:p>1.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1" table:style-name="ce2">
            <text:p>3.3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.74" table:style-name="ce2">
            <text:p>13.7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31" table:style-name="ce2">
            <text:p>3.3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1" table:style-name="ce2">
            <text:p>2.2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74" table:style-name="ce2">
            <text:p>13.7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41" table:style-name="ce2">
            <text:p>1.41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1" table:style-name="ce2">
            <text:p>2.21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1200000000000001" table:style-name="ce2">
            <text:p>1.1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06" table:style-name="ce2">
            <text:p>3.0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600000000000001" table:style-name="ce2">
            <text:p>19.6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4" table:style-name="ce2">
            <text:p>1.6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.319999999999993" table:style-name="ce2">
            <text:p>77.3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690000000000001" table:style-name="ce2">
            <text:p>18.6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57" table:style-name="ce2">
            <text:p>12.5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38" table:style-name="ce2">
            <text:p>16.3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3199999999999998" table:style-name="ce2">
            <text:p>2.3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14" table:style-name="ce2">
            <text:p>17.1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6" table:style-name="ce2">
            <text:p>1.76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.62" table:style-name="ce2">
            <text:p>58.6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36" table:style-name="ce2">
            <text:p>78.3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38" table:style-name="ce2">
            <text:p>16.38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3.29" table:style-name="ce2">
            <text:p>453.2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3.47" table:style-name="ce2">
            <text:p>223.47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9.15" table:style-name="ce2">
            <text:p>449.1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5.58" table:style-name="ce2">
            <text:p>175.5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510000000000005" table:style-name="ce2">
            <text:p>74.5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7" table:style-name="ce2">
            <text:p>11.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91" table:style-name="ce2">
            <text:p>22.9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3.75" table:style-name="ce2">
            <text:p>783.75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.97" table:style-name="ce2">
            <text:p>92.97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41" table:style-name="ce2">
            <text:p>30.4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97" table:style-name="ce2">
            <text:p>3.9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7999999999999996" table:style-name="ce2">
            <text:p>0.5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47" table:style-name="ce2">
            <text:p>4.4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0.62" table:style-name="ce2">
            <text:p>140.62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6.89" table:style-name="ce2">
            <text:p>86.89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08" table:style-name="ce2">
            <text:p>11.0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73" table:style-name="ce2">
            <text:p>26.7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19" table:style-name="ce2">
            <text:p>8.19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5" table:style-name="ce2">
            <text:p>1.45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77" table:style-name="ce2">
            <text:p>1.7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510000000000002" table:style-name="ce2">
            <text:p>19.51</text:p>
          </table:table-cell>
          <table:table-cell office:value-type="string" table:style-name="ce2">
            <text:p>THAMES VALLEY FACILITI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4" table:style-name="ce2">
            <text:p>1.54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38" table:style-name="ce2">
            <text:p>1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07" table:style-name="ce2">
            <text:p>1.07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8" table:style-name="ce2">
            <text:p>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.23" table:style-name="ce2">
            <text:p>1.23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38" table:style-name="ce2">
            <text:p>15.3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PTSG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62" table:style-name="ce2">
            <text:p>2.62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21" table:style-name="ce2">
            <text:p>4.21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23" table:style-name="ce2">
            <text:p>9.23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87" table:style-name="ce2">
            <text:p>1.87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.72" table:style-name="ce2">
            <text:p>70.72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89" table:style-name="ce2">
            <text:p>14.89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68" table:style-name="ce2">
            <text:p>12.68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100000000000003" table:style-name="ce2">
            <text:p>4.11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5.4" table:style-name="ce2">
            <text:p>35.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.64" table:style-name="ce2">
            <text:p>33.64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66" table:style-name="ce2">
            <text:p>1.66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54" table:style-name="ce2">
            <text:p>0.54</text:p>
          </table:table-cell>
          <table:table-cell office:value-type="string" table:style-name="ce2">
            <text:p>THE ELEC GROUP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0" table:style-name="ce2">
            <text:p>2250</text:p>
          </table:table-cell>
          <table:table-cell office:value-type="string" table:style-name="ce2">
            <text:p>STANHOPE WILKINSON ASSOCIATE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58" table:style-name="ce2">
            <text:p>11.58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98" table:style-name="ce2">
            <text:p>3498</text:p>
          </table:table-cell>
          <table:table-cell office:value-type="string" table:style-name="ce2">
            <text:p>BARKER AND EVA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01" table:style-name="ce2">
            <text:p>39.01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1.86" table:style-name="ce2">
            <text:p>191.86</text:p>
          </table:table-cell>
          <table:table-cell office:value-type="string" table:style-name="ce2">
            <text:p>SMS ENVIRONMENTAL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3.23" table:style-name="ce2">
            <text:p>243.23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1.29" table:style-name="ce2">
            <text:p>151.29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400000000000006" table:style-name="ce2">
            <text:p>75.4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.94" table:style-name="ce2">
            <text:p>145.94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.29" table:style-name="ce2">
            <text:p>97.29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6.36" table:style-name="ce2">
            <text:p>346.36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0.95" table:style-name="ce2">
            <text:p>360.95</text:p>
          </table:table-cell>
          <table:table-cell office:value-type="string" table:style-name="ce2">
            <text:p>INSIDE OUT DEVELOPM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0.74" table:style-name="ce2">
            <text:p>210.74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.62" table:style-name="ce2">
            <text:p>121.62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.81" table:style-name="ce2">
            <text:p>60.81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6.99" table:style-name="ce2">
            <text:p>186.99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.099999999999994" table:style-name="ce2">
            <text:p>68.1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400000000000006" table:style-name="ce2">
            <text:p>75.4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32" table:style-name="ce2">
            <text:p>24.32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.59" table:style-name="ce2">
            <text:p>104.59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6" table:style-name="ce2">
            <text:p>14.6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1.86" table:style-name="ce2">
            <text:p>651.86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9.05000000000001" table:style-name="ce2">
            <text:p>159.05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6.2" table:style-name="ce2">
            <text:p>316.2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1.89" table:style-name="ce2">
            <text:p>111.89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32" table:style-name="ce2">
            <text:p>24.32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36" table:style-name="ce2">
            <text:p>1536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50" table:style-name="ce2">
            <text:p>8550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string" table:style-name="ce2">
            <text:p>RAPID RACK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08.32" table:style-name="ce2">
            <text:p>3008.32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8.13999999999999" table:style-name="ce2">
            <text:p>148.1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1.2" table:style-name="ce2">
            <text:p>301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1.10000000000002" table:style-name="ce2">
            <text:p>311.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21" table:style-name="ce2">
            <text:p>26.2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1.47000000000003" table:style-name="ce2">
            <text:p>321.4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4.39" table:style-name="ce2">
            <text:p>294.3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3.02" table:style-name="ce2">
            <text:p>603.0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1.24" table:style-name="ce2">
            <text:p>311.2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0.66" table:style-name="ce2">
            <text:p>1780.6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1.10000000000002" table:style-name="ce2">
            <text:p>311.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1.2" table:style-name="ce2">
            <text:p>301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98.43" table:style-name="ce2">
            <text:p>1598.4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9.24" table:style-name="ce2">
            <text:p>129.2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7" table:style-name="ce2">
            <text:p>52.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69" table:style-name="ce2">
            <text:p>48.6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.33" table:style-name="ce2">
            <text:p>44.3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.99" table:style-name="ce2">
            <text:p>40.9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9" table:style-name="ce2">
            <text:p>42.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.33" table:style-name="ce2">
            <text:p>44.3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9" table:style-name="ce2">
            <text:p>42.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.95" table:style-name="ce2">
            <text:p>7.9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5" table:style-name="ce2">
            <text:p>2.7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7799999999999994" table:style-name="ce2">
            <text:p>8.7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57" table:style-name="ce2">
            <text:p>9.5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38" table:style-name="ce2">
            <text:p>30.3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.2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4" table:style-name="ce2">
            <text:p>29.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36" table:style-name="ce2">
            <text:p>20.3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38" table:style-name="ce2">
            <text:p>30.3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10.79" table:style-name="ce2">
            <text:p>1710.7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2.87" table:style-name="ce2">
            <text:p>262.8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4.31" table:style-name="ce2">
            <text:p>744.3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3.07" table:style-name="ce2">
            <text:p>403.0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0.3" table:style-name="ce2">
            <text:p>720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74.51" table:style-name="ce2">
            <text:p>3674.5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6.6" table:style-name="ce2">
            <text:p>186.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7.4100000000001" table:style-name="ce2">
            <text:p>1057.4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2.82" table:style-name="ce2">
            <text:p>192.8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5.54" table:style-name="ce2">
            <text:p>425.5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270000000000003" table:style-name="ce2">
            <text:p>36.2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.24" table:style-name="ce2">
            <text:p>27.2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1" table:style-name="ce2">
            <text:p>35.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2" table:style-name="ce2">
            <text:p>72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7.45000000000005" table:style-name="ce2">
            <text:p>617.4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7.36" table:style-name="ce2">
            <text:p>1847.3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4.44" table:style-name="ce2">
            <text:p>224.4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.16" table:style-name="ce2">
            <text:p>69.1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.2" table:style-name="ce2">
            <text:p>99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9.2" table:style-name="ce2">
            <text:p>289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1.67" table:style-name="ce2">
            <text:p>211.6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8.83999999999997" table:style-name="ce2">
            <text:p>298.8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4.44" table:style-name="ce2">
            <text:p>224.4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5.83" table:style-name="ce2">
            <text:p>805.8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7.45000000000005" table:style-name="ce2">
            <text:p>617.4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.2" table:style-name="ce2">
            <text:p>99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89.5999999999999" table:style-name="ce2">
            <text:p>1289.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01.88" table:style-name="ce2">
            <text:p>4901.8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63.21" table:style-name="ce2">
            <text:p>2063.2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24.2199999999993" table:style-name="ce2">
            <text:p>9024.2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8" table:style-name="ce2">
            <text:p>124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1" table:style-name="ce2">
            <text:p>107.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5.21" table:style-name="ce2">
            <text:p>555.2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.67" table:style-name="ce2">
            <text:p>110.6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9.02" table:style-name="ce2">
            <text:p>269.0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03" table:style-name="ce2">
            <text:p>66.0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.9" table:style-name="ce2">
            <text:p>63.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329.11" table:style-name="ce2">
            <text:p>11329.1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35" table:style-name="ce2">
            <text:p>163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89.5" table:style-name="ce2">
            <text:p>1689.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28.51" table:style-name="ce2">
            <text:p>5228.5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5.8" table:style-name="ce2">
            <text:p>115.8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10.36" table:style-name="ce2">
            <text:p>1610.3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5.3" table:style-name="ce2">
            <text:p>815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84.63" table:style-name="ce2">
            <text:p>3784.6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61.86" table:style-name="ce2">
            <text:p>1661.8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5.5" table:style-name="ce2">
            <text:p>295.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5.35000000000002" table:style-name="ce2">
            <text:p>305.3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4.48" table:style-name="ce2">
            <text:p>714.4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.63" table:style-name="ce2">
            <text:p>84.6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46" table:style-name="ce2">
            <text:p>162.4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.900000000000006" table:style-name="ce2">
            <text:p>81.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3.74" table:style-name="ce2">
            <text:p>403.7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.2" table:style-name="ce2">
            <text:p>28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.14" table:style-name="ce2">
            <text:p>29.1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77" table:style-name="ce2">
            <text:p>10.7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74" table:style-name="ce2">
            <text:p>20.7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2" table:style-name="ce2">
            <text:p>28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9.14" table:style-name="ce2">
            <text:p>29.1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2" table:style-name="ce2">
            <text:p>28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71" table:style-name="ce2">
            <text:p>18.7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.82" table:style-name="ce2">
            <text:p>99.8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85" table:style-name="ce2">
            <text:p>10.8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9.14" table:style-name="ce2">
            <text:p>29.1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.98" table:style-name="ce2">
            <text:p>18.9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94.44" table:style-name="ce2">
            <text:p>1194.4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1.2" table:style-name="ce2">
            <text:p>471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25.71" table:style-name="ce2">
            <text:p>2525.7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8.16" table:style-name="ce2">
            <text:p>198.16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45.66" table:style-name="ce2">
            <text:p>3345.6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6.29999999999995" table:style-name="ce2">
            <text:p>516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0.62" table:style-name="ce2">
            <text:p>790.6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3.51" table:style-name="ce2">
            <text:p>533.5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0.84" table:style-name="ce2">
            <text:p>610.8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71" table:style-name="ce2">
            <text:p>12.7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3" table:style-name="ce2">
            <text:p>12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77.92" table:style-name="ce2">
            <text:p>3177.9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8.1" table:style-name="ce2">
            <text:p>338.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31.74" table:style-name="ce2">
            <text:p>1431.7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9.37" table:style-name="ce2">
            <text:p>349.3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.71" table:style-name="ce2">
            <text:p>136.7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66" table:style-name="ce2">
            <text:p>13.6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9.61" table:style-name="ce2">
            <text:p>229.6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56" table:style-name="ce2">
            <text:p>23.5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25" table:style-name="ce2">
            <text:p>5.2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93" table:style-name="ce2">
            <text:p>31.9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.53" table:style-name="ce2">
            <text:p>49.5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86" table:style-name="ce2">
            <text:p>10.8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.77000000000001" table:style-name="ce2">
            <text:p>142.7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07" table:style-name="ce2">
            <text:p>17.0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9" table:style-name="ce2">
            <text:p>30.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30000000000001" table:style-name="ce2">
            <text:p>132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9.78" table:style-name="ce2">
            <text:p>589.7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.459999999999994" table:style-name="ce2">
            <text:p>71.4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8" table:style-name="ce2">
            <text:p>22.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3.48" table:style-name="ce2">
            <text:p>83.4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.16" table:style-name="ce2">
            <text:p>145.1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.2" table:style-name="ce2">
            <text:p>58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.24" table:style-name="ce2">
            <text:p>55.2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.14" table:style-name="ce2">
            <text:p>60.1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7.71" table:style-name="ce2">
            <text:p>167.7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4.54" table:style-name="ce2">
            <text:p>534.5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2.56" table:style-name="ce2">
            <text:p>382.5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7.71" table:style-name="ce2">
            <text:p>167.7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.43" table:style-name="ce2">
            <text:p>350.4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7.71" table:style-name="ce2">
            <text:p>167.7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9.93" table:style-name="ce2">
            <text:p>359.9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30000000000001" table:style-name="ce2">
            <text:p>162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7.2" table:style-name="ce2">
            <text:p>187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.91999999999999" table:style-name="ce2">
            <text:p>142.9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.2" table:style-name="ce2">
            <text:p>58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1.43" table:style-name="ce2">
            <text:p>971.4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92" table:style-name="ce2">
            <text:p>72.9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3.44" table:style-name="ce2">
            <text:p>193.4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0.59" table:style-name="ce2">
            <text:p>470.5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.14" table:style-name="ce2">
            <text:p>60.1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.15" table:style-name="ce2">
            <text:p>82.1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6.78" table:style-name="ce2">
            <text:p>96.7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6.98" table:style-name="ce2">
            <text:p>266.9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.5" table:style-name="ce2">
            <text:p>79.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87.52" table:style-name="ce2">
            <text:p>3387.5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18.70000000000005" table:style-name="ce2">
            <text:p>518.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5.99" table:style-name="ce2">
            <text:p>535.9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7.09" table:style-name="ce2">
            <text:p>647.0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7.62" table:style-name="ce2">
            <text:p>447.6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2.8" table:style-name="ce2">
            <text:p>272.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0.12" table:style-name="ce2">
            <text:p>310.1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98.3699999999999" table:style-name="ce2">
            <text:p>1298.3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6.1" table:style-name="ce2">
            <text:p>86.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0.56" table:style-name="ce2">
            <text:p>850.5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6.11" table:style-name="ce2">
            <text:p>166.1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.97" table:style-name="ce2">
            <text:p>88.9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3.23" table:style-name="ce2">
            <text:p>103.2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7.61" table:style-name="ce2">
            <text:p>187.6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.9" table:style-name="ce2">
            <text:p>99.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6.23" table:style-name="ce2">
            <text:p>466.2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95.44" table:style-name="ce2">
            <text:p>1095.4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5.3" table:style-name="ce2">
            <text:p>795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66.94" table:style-name="ce2">
            <text:p>1966.9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4.03" table:style-name="ce2">
            <text:p>1474.0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1.81" table:style-name="ce2">
            <text:p>821.8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9.49" table:style-name="ce2">
            <text:p>199.4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1.76" table:style-name="ce2">
            <text:p>91.7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6.06" table:style-name="ce2">
            <text:p>336.0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.8" table:style-name="ce2">
            <text:p>88.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9.39" table:style-name="ce2">
            <text:p>119.3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.7" table:style-name="ce2">
            <text:p>50.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.799999999999997" table:style-name="ce2">
            <text:p>33.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39" table:style-name="ce2">
            <text:p>52.3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06" table:style-name="ce2">
            <text:p>66.0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92" table:style-name="ce2">
            <text:p>1.9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98.7" table:style-name="ce2">
            <text:p>3298.7</text:p>
          </table:table-cell>
          <table:table-cell office:value-type="string" table:style-name="ce2">
            <text:p>CALOR GA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83.64" table:style-name="ce2">
            <text:p>2583.64</text:p>
          </table:table-cell>
          <table:table-cell office:value-type="string" table:style-name="ce2">
            <text:p>CALOR GA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1.47" table:style-name="ce2">
            <text:p>1271.47</text:p>
          </table:table-cell>
          <table:table-cell office:value-type="string" table:style-name="ce2">
            <text:p>CALOR GA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.3" table:style-name="ce2">
            <text:p>350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18.03" table:style-name="ce2">
            <text:p>1518.0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05.85" table:style-name="ce2">
            <text:p>3205.8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4.6400000000001" table:style-name="ce2">
            <text:p>1044.6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8.4" table:style-name="ce2">
            <text:p>198.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5.9" table:style-name="ce2">
            <text:p>505.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6.36" table:style-name="ce2">
            <text:p>786.3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3.83" table:style-name="ce2">
            <text:p>493.8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28.75" table:style-name="ce2">
            <text:p>2328.7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7.9" table:style-name="ce2">
            <text:p>477.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6.5" table:style-name="ce2">
            <text:p>406.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63.8" table:style-name="ce2">
            <text:p>1763.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0.05" table:style-name="ce2">
            <text:p>420.0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4.37" table:style-name="ce2">
            <text:p>854.3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6.26" table:style-name="ce2">
            <text:p>156.2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3.15" table:style-name="ce2">
            <text:p>113.1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9.5" table:style-name="ce2">
            <text:p>109.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2.54000000000002" table:style-name="ce2">
            <text:p>322.5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9.11" table:style-name="ce2">
            <text:p>189.1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30000000000001" table:style-name="ce2">
            <text:p>132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1.63" table:style-name="ce2">
            <text:p>261.6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.71" table:style-name="ce2">
            <text:p>136.7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0.63" table:style-name="ce2">
            <text:p>630.6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4.21" table:style-name="ce2">
            <text:p>214.2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7.3" table:style-name="ce2">
            <text:p>207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1.6500000000001" table:style-name="ce2">
            <text:p>1301.65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59.47" table:style-name="ce2">
            <text:p>4059.4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5.66" table:style-name="ce2">
            <text:p>425.6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5.1" table:style-name="ce2">
            <text:p>845.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70.62" table:style-name="ce2">
            <text:p>2570.6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3.27" table:style-name="ce2">
            <text:p>873.2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.79" table:style-name="ce2">
            <text:p>126.7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5.17" table:style-name="ce2">
            <text:p>185.1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.79" table:style-name="ce2">
            <text:p>126.7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58" table:style-name="ce2">
            <text:p>42.5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42" table:style-name="ce2">
            <text:p>10.4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2.7" table:style-name="ce2">
            <text:p>122.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34" table:style-name="ce2">
            <text:p>20.3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3" table:style-name="ce2">
            <text:p>30.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21" table:style-name="ce2">
            <text:p>24.2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.31" table:style-name="ce2">
            <text:p>31.3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65.82" table:style-name="ce2">
            <text:p>2665.82</text:p>
          </table:table-cell>
          <table:table-cell office:value-type="string" table:style-name="ce2">
            <text:p>CALOR GA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77.59" table:style-name="ce2">
            <text:p>2677.59</text:p>
          </table:table-cell>
          <table:table-cell office:value-type="string" table:style-name="ce2">
            <text:p>CALOR GA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4.52" table:style-name="ce2">
            <text:p>164.52</text:p>
          </table:table-cell>
          <table:table-cell office:value-type="string" table:style-name="ce2">
            <text:p>DYCE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17.19" table:style-name="ce2">
            <text:p>7717.19</text:p>
          </table:table-cell>
          <table:table-cell office:value-type="string" table:style-name="ce2">
            <text:p>CORONA ENERGY RETAIL 4 A/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0.24" table:style-name="ce2">
            <text:p>180.24</text:p>
          </table:table-cell>
          <table:table-cell office:value-type="string" table:style-name="ce2">
            <text:p>DYCE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4.67" table:style-name="ce2">
            <text:p>234.6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7.1" table:style-name="ce2">
            <text:p>227.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02.46" table:style-name="ce2">
            <text:p>1402.4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.36" table:style-name="ce2">
            <text:p>79.3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2.48" table:style-name="ce2">
            <text:p>102.4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43" table:style-name="ce2">
            <text:p>10.4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8.1" table:style-name="ce2">
            <text:p>128.1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37" table:style-name="ce2">
            <text:p>132.37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680000000000007" table:style-name="ce2">
            <text:p>78.6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44" table:style-name="ce2">
            <text:p>100.44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.2" table:style-name="ce2">
            <text:p>97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7.88" table:style-name="ce2">
            <text:p>417.88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2.83000000000001" table:style-name="ce2">
            <text:p>132.83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.200000000000003" table:style-name="ce2">
            <text:p>37.2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.79" table:style-name="ce2">
            <text:p>38.79</text:p>
          </table:table-cell>
          <table:table-cell office:value-type="string" table:style-name="ce2">
            <text:p>TOTALENERGIES GAS &amp; POWER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669.07" table:style-name="ce2">
            <text:p>8669.07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61.72" table:style-name="ce2">
            <text:p>7961.72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83.82" table:style-name="ce2">
            <text:p>4383.82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05.45" table:style-name="ce2">
            <text:p>5305.45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172.21" table:style-name="ce2">
            <text:p>19172.21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527.32" table:style-name="ce2">
            <text:p>18527.32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779.990000000002" table:style-name="ce2">
            <text:p>18779.99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5.03" table:style-name="ce2">
            <text:p>805.0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.69" table:style-name="ce2">
            <text:p>495.69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3.22" table:style-name="ce2">
            <text:p>623.22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6.03" table:style-name="ce2">
            <text:p>576.0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578.43" table:style-name="ce2">
            <text:p>19578.4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2.76" table:style-name="ce2">
            <text:p>572.7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87.88" table:style-name="ce2">
            <text:p>3987.88</text:p>
          </table:table-cell>
          <table:table-cell office:value-type="string" table:style-name="ce2">
            <text:p>SCOTTISH POW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673.65" table:style-name="ce2">
            <text:p>13673.65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07" table:style-name="ce2">
            <text:p>9207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2.56" table:style-name="ce2">
            <text:p>372.5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9.43" table:style-name="ce2">
            <text:p>509.4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54" table:style-name="ce2">
            <text:p>32.54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47.37" table:style-name="ce2">
            <text:p>4447.37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66.86" table:style-name="ce2">
            <text:p>7166.8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6.13" table:style-name="ce2">
            <text:p>306.1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03.19" table:style-name="ce2">
            <text:p>7103.19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68.65" table:style-name="ce2">
            <text:p>3868.65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80.72" table:style-name="ce2">
            <text:p>7880.72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.57" table:style-name="ce2">
            <text:p>53.57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373.33" table:style-name="ce2">
            <text:p>6373.3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743.11" table:style-name="ce2">
            <text:p>21743.11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67.24" table:style-name="ce2">
            <text:p>1167.24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4" table:style-name="ce2">
            <text:p>1234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50.59" table:style-name="ce2">
            <text:p>11750.59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67.61" table:style-name="ce2">
            <text:p>3367.61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64.32" table:style-name="ce2">
            <text:p>3064.32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2" table:style-name="ce2">
            <text:p>52.2</text:p>
          </table:table-cell>
          <table:table-cell office:value-type="string" table:style-name="ce2">
            <text:p>BRITISH GAS TRAD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43.64" table:style-name="ce2">
            <text:p>20143.64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269.629999999999" table:style-name="ce2">
            <text:p>10269.6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49.72" table:style-name="ce2">
            <text:p>5449.72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51.34" table:style-name="ce2">
            <text:p>3951.34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69.26" table:style-name="ce2">
            <text:p>3869.2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62.03" table:style-name="ce2">
            <text:p>4462.0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35.17" table:style-name="ce2">
            <text:p>3735.17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89.75" table:style-name="ce2">
            <text:p>3389.75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91.8500000000004" table:style-name="ce2">
            <text:p>5091.85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16.76" table:style-name="ce2">
            <text:p>5616.7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39.36" table:style-name="ce2">
            <text:p>3339.3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REGENCY REAL ESTAT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708.94" table:style-name="ce2">
            <text:p>23708.94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646.06" table:style-name="ce2">
            <text:p>14646.0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217.66" table:style-name="ce2">
            <text:p>17217.6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83.26" table:style-name="ce2">
            <text:p>13883.2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554.080000000002" table:style-name="ce2">
            <text:p>23554.08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629.6" table:style-name="ce2">
            <text:p>14629.6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14.33" table:style-name="ce2">
            <text:p>8714.3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6.09" table:style-name="ce2">
            <text:p>96.09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0.67" table:style-name="ce2">
            <text:p>310.67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51.83" table:style-name="ce2">
            <text:p>1951.8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50.8" table:style-name="ce2">
            <text:p>5350.8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69.91" table:style-name="ce2">
            <text:p>3969.91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3.93" table:style-name="ce2">
            <text:p>1303.93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BROOK GREEN SUPPL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865.279999999999" table:style-name="ce2">
            <text:p>39865.28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6.85" table:style-name="ce2">
            <text:p>246.85</text:p>
          </table:table-cell>
          <table:table-cell office:value-type="string" table:style-name="ce2">
            <text:p>PORTSMOUTH CITY COUNCI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3.96" table:style-name="ce2">
            <text:p>123.96</text:p>
          </table:table-cell>
          <table:table-cell office:value-type="string" table:style-name="ce2">
            <text:p>SSE ENERGY SUPPL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9.09" table:style-name="ce2">
            <text:p>139.09</text:p>
          </table:table-cell>
          <table:table-cell office:value-type="string" table:style-name="ce2">
            <text:p>SSE ENERGY SUPPLY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.69" table:style-name="ce2">
            <text:p>82.69</text:p>
          </table:table-cell>
          <table:table-cell office:value-type="string" table:style-name="ce2">
            <text:p>EDF ENERG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0.49" table:style-name="ce2">
            <text:p>290.49</text:p>
          </table:table-cell>
          <table:table-cell office:value-type="string" table:style-name="ce2">
            <text:p>CERTAS ENERG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5.82" table:style-name="ce2">
            <text:p>505.82</text:p>
          </table:table-cell>
          <table:table-cell office:value-type="string" table:style-name="ce2">
            <text:p>CERTAS ENERG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4.57" table:style-name="ce2">
            <text:p>184.57</text:p>
          </table:table-cell>
          <table:table-cell office:value-type="string" table:style-name="ce2">
            <text:p>SAFETY-KLEEN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95" table:style-name="ce2">
            <text:p>10.9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3" table:style-name="ce2">
            <text:p>29.3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6.66999999999999" table:style-name="ce2">
            <text:p>146.6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44.33000000000004" table:style-name="ce2">
            <text:p>644.3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7.27" table:style-name="ce2">
            <text:p>167.2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62" table:style-name="ce2">
            <text:p>74.6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28" table:style-name="ce2">
            <text:p>95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.54" table:style-name="ce2">
            <text:p>84.5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4.65" table:style-name="ce2">
            <text:p>404.6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4.93" table:style-name="ce2">
            <text:p>94.9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3.23" table:style-name="ce2">
            <text:p>83.2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86" table:style-name="ce2">
            <text:p>22.8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07" table:style-name="ce2">
            <text:p>26.0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5.83999999999997" table:style-name="ce2">
            <text:p>285.8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2.79" table:style-name="ce2">
            <text:p>952.79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.819999999999993" table:style-name="ce2">
            <text:p>70.8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09" table:style-name="ce2">
            <text:p>62.09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3.34" table:style-name="ce2">
            <text:p>723.3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4.95" table:style-name="ce2">
            <text:p>824.9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43.37" table:style-name="ce2">
            <text:p>2543.3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.54" table:style-name="ce2">
            <text:p>84.5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08" table:style-name="ce2">
            <text:p>11.0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7100000000000009" table:style-name="ce2">
            <text:p>9.7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.12" table:style-name="ce2">
            <text:p>65.1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49.28" table:style-name="ce2">
            <text:p>1149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8.52" table:style-name="ce2">
            <text:p>358.5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4.36" table:style-name="ce2">
            <text:p>314.3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6.37" table:style-name="ce2">
            <text:p>176.3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.14" table:style-name="ce2">
            <text:p>201.1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1.66999999999996" table:style-name="ce2">
            <text:p>571.6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1.11" table:style-name="ce2">
            <text:p>381.1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.46" table:style-name="ce2">
            <text:p>47.4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.62" table:style-name="ce2">
            <text:p>41.6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22" table:style-name="ce2">
            <text:p>17.2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.64" table:style-name="ce2">
            <text:p>19.6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.54" table:style-name="ce2">
            <text:p>84.5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6.54" table:style-name="ce2">
            <text:p>246.5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.07" table:style-name="ce2">
            <text:p>33.0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.12" table:style-name="ce2">
            <text:p>65.1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28" table:style-name="ce2">
            <text:p>95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6.41" table:style-name="ce2">
            <text:p>436.4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7.96" table:style-name="ce2">
            <text:p>237.9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8.65" table:style-name="ce2">
            <text:p>208.6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28" table:style-name="ce2">
            <text:p>95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9.71" table:style-name="ce2">
            <text:p>459.7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8.34" table:style-name="ce2">
            <text:p>188.3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5.15" table:style-name="ce2">
            <text:p>165.1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739999999999998" table:style-name="ce2">
            <text:p>17.7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23" table:style-name="ce2">
            <text:p>20.2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28" table:style-name="ce2">
            <text:p>95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62" table:style-name="ce2">
            <text:p>74.6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1.26" table:style-name="ce2">
            <text:p>151.2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58" table:style-name="ce2">
            <text:p>36.5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.07" table:style-name="ce2">
            <text:p>32.0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.15" table:style-name="ce2">
            <text:p>36.1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.23" table:style-name="ce2">
            <text:p>41.2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.56" table:style-name="ce2">
            <text:p>190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.54" table:style-name="ce2">
            <text:p>84.5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71.66999999999996" table:style-name="ce2">
            <text:p>571.6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.48" table:style-name="ce2">
            <text:p>68.4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.05" table:style-name="ce2">
            <text:p>60.0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64" table:style-name="ce2">
            <text:p>13.6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56" table:style-name="ce2">
            <text:p>15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.56" table:style-name="ce2">
            <text:p>190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.54" table:style-name="ce2">
            <text:p>84.5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28" table:style-name="ce2">
            <text:p>95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05" table:style-name="ce2">
            <text:p>12.05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57" table:style-name="ce2">
            <text:p>10.5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3.98" table:style-name="ce2">
            <text:p>173.9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8.42" table:style-name="ce2">
            <text:p>198.4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28" table:style-name="ce2">
            <text:p>95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62" table:style-name="ce2">
            <text:p>74.6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.54" table:style-name="ce2">
            <text:p>84.5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81" table:style-name="ce2">
            <text:p>22.8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7100000000000009" table:style-name="ce2">
            <text:p>9.7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.08" table:style-name="ce2">
            <text:p>11.0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.17" table:style-name="ce2">
            <text:p>126.1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2">
            <text:p>W &amp; S RECYCL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W &amp; S RECYCL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4.11" table:style-name="ce2">
            <text:p>1454.1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0.63" table:style-name="ce2">
            <text:p>110.63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1.35" table:style-name="ce2">
            <text:p>471.3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7.78" table:style-name="ce2">
            <text:p>427.7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9.71" table:style-name="ce2">
            <text:p>459.7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7.87" table:style-name="ce2">
            <text:p>487.8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90.56" table:style-name="ce2">
            <text:p>190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20.29" table:style-name="ce2">
            <text:p>1220.29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69.98" table:style-name="ce2">
            <text:p>1069.9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.77" table:style-name="ce2">
            <text:p>77.7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8.69" table:style-name="ce2">
            <text:p>88.69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.56" table:style-name="ce2">
            <text:p>190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28" table:style-name="ce2">
            <text:p>95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1.26" table:style-name="ce2">
            <text:p>151.2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11" table:style-name="ce2">
            <text:p>35.1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79" table:style-name="ce2">
            <text:p>30.79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.56" table:style-name="ce2">
            <text:p>190.5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28" table:style-name="ce2">
            <text:p>95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0.27" table:style-name="ce2">
            <text:p>650.2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5.21" table:style-name="ce2">
            <text:p>825.2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3.57" table:style-name="ce2">
            <text:p>723.57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1.26" table:style-name="ce2">
            <text:p>151.26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2.52" table:style-name="ce2">
            <text:p>302.52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1.11" table:style-name="ce2">
            <text:p>381.11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1.49" table:style-name="ce2">
            <text:p>191.4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8.89999999999998" table:style-name="ce2">
            <text:p>288.9</text:p>
          </table:table-cell>
          <table:table-cell office:value-type="string" table:style-name="ce2">
            <text:p>SUEZ RECYCLING AND RECOVER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.54" table:style-name="ce2">
            <text:p>84.54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.19" table:style-name="ce2">
            <text:p>44.1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.28" table:style-name="ce2">
            <text:p>95.28</text:p>
          </table:table-cell>
          <table:table-cell office:value-type="string" table:style-name="ce2">
            <text:p>GRUNDON WASTE MANAGEMEN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9.19000000000005" table:style-name="ce2">
            <text:p>589.1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63.41" table:style-name="ce2">
            <text:p>8263.4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1.03" table:style-name="ce2">
            <text:p>371.0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76.52" table:style-name="ce2">
            <text:p>1976.52</text:p>
          </table:table-cell>
          <table:table-cell office:value-type="string" table:style-name="ce2">
            <text:p>MAINTENANCE ASSOCIATED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2.95" table:style-name="ce2">
            <text:p>1372.95</text:p>
          </table:table-cell>
          <table:table-cell office:value-type="string" table:style-name="ce2">
            <text:p>MAINTENANCE ASSOCIATED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.92" table:style-name="ce2">
            <text:p>97.9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69.47" table:style-name="ce2">
            <text:p>1769.4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26" table:style-name="ce2">
            <text:p>34.2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0.51" table:style-name="ce2">
            <text:p>140.5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.58" table:style-name="ce2">
            <text:p>178.5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0.53" table:style-name="ce2">
            <text:p>240.5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4.54" table:style-name="ce2">
            <text:p>204.5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14" table:style-name="ce2">
            <text:p>14.14</text:p>
          </table:table-cell>
          <table:table-cell office:value-type="string" table:style-name="ce2">
            <text:p>SLOUGH UTILITY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9" table:style-name="ce2">
            <text:p>9.9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.75" table:style-name="ce2">
            <text:p>48.75</text:p>
          </table:table-cell>
          <table:table-cell office:value-type="string" table:style-name="ce2">
            <text:p>ANGLIAN WATER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3.84" table:style-name="ce2">
            <text:p>753.8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.319999999999993" table:style-name="ce2">
            <text:p>67.3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08.4" table:style-name="ce2">
            <text:p>1408.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6.5" table:style-name="ce2">
            <text:p>276.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17" table:style-name="ce2">
            <text:p>75.1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57" table:style-name="ce2">
            <text:p>22.5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3.96" table:style-name="ce2">
            <text:p>823.9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.54" table:style-name="ce2">
            <text:p>27.5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57" table:style-name="ce2">
            <text:p>22.5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8.39" table:style-name="ce2">
            <text:p>628.3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.58" table:style-name="ce2">
            <text:p>98.5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.04" table:style-name="ce2">
            <text:p>35.0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8.65" table:style-name="ce2">
            <text:p>158.6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7.32" table:style-name="ce2">
            <text:p>267.3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5.33" table:style-name="ce2">
            <text:p>195.3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.8" table:style-name="ce2">
            <text:p>50.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82.1" table:style-name="ce2">
            <text:p>1482.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49" table:style-name="ce2">
            <text:p>25.49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.8" table:style-name="ce2">
            <text:p>13.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37.3399999999999" table:style-name="ce2">
            <text:p>1137.3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6.65" table:style-name="ce2">
            <text:p>386.65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7.92" table:style-name="ce2">
            <text:p>297.9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.53" table:style-name="ce2">
            <text:p>126.5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5.52" table:style-name="ce2">
            <text:p>305.5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48" table:style-name="ce2">
            <text:p>24.4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0.21" table:style-name="ce2">
            <text:p>160.2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3.57" table:style-name="ce2">
            <text:p>923.57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1.04" table:style-name="ce2">
            <text:p>151.0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.93" table:style-name="ce2">
            <text:p>144.9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1.66" table:style-name="ce2">
            <text:p>671.6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6.96" table:style-name="ce2">
            <text:p>236.9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.7200000000000006" table:style-name="ce2">
            <text:p>8.72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.46" table:style-name="ce2">
            <text:p>50.46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.51" table:style-name="ce2">
            <text:p>33.51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.58" table:style-name="ce2">
            <text:p>40.5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74" table:style-name="ce2">
            <text:p>28.74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62.83" table:style-name="ce2">
            <text:p>2962.8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8.83" table:style-name="ce2">
            <text:p>348.83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8" table:style-name="ce2">
            <text:p>43.8</text:p>
          </table:table-cell>
          <table:table-cell office:value-type="string" table:style-name="ce2">
            <text:p>CASTLE WATER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8392.7" table:style-name="ce2">
            <text:p>108392.7</text:p>
          </table:table-cell>
          <table:table-cell office:value-type="string" table:style-name="ce2">
            <text:p>ABINGD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158.94" table:style-name="ce2">
            <text:p>65158.94</text:p>
          </table:table-cell>
          <table:table-cell office:value-type="string" table:style-name="ce2">
            <text:p>ABINGD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60.61" table:style-name="ce2">
            <text:p>5960.6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7.84" table:style-name="ce2">
            <text:p>237.8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2.51" table:style-name="ce2">
            <text:p>302.5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.74" table:style-name="ce2">
            <text:p>123.7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9.47" table:style-name="ce2">
            <text:p>79.4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83.03" table:style-name="ce2">
            <text:p>3483.0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10.15" table:style-name="ce2">
            <text:p>2010.1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.2" table:style-name="ce2">
            <text:p>92.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.37" table:style-name="ce2">
            <text:p>82.3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.81" table:style-name="ce2">
            <text:p>100.8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3.38" table:style-name="ce2">
            <text:p>73.3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11.22" table:style-name="ce2">
            <text:p>6611.2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.42" table:style-name="ce2">
            <text:p>87.4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540000000000006" table:style-name="ce2">
            <text:p>72.5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873.37" table:style-name="ce2">
            <text:p>10873.3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24.04" table:style-name="ce2">
            <text:p>3224.0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15.31" table:style-name="ce2">
            <text:p>915.3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.67" table:style-name="ce2">
            <text:p>105.6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3.34" table:style-name="ce2">
            <text:p>43.3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516.4599999999991" table:style-name="ce2">
            <text:p>9516.4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19.8" table:style-name="ce2">
            <text:p>4619.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10.18" table:style-name="ce2">
            <text:p>1910.1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6.97" table:style-name="ce2">
            <text:p>156.9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5.09" table:style-name="ce2">
            <text:p>215.0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26.49" table:style-name="ce2">
            <text:p>4226.4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3.72" table:style-name="ce2">
            <text:p>233.7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82.3900000000003" table:style-name="ce2">
            <text:p>4482.3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5.27" table:style-name="ce2">
            <text:p>395.2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71.45" table:style-name="ce2">
            <text:p>4171.4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73.49" table:style-name="ce2">
            <text:p>2673.4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3.08999999999997" table:style-name="ce2">
            <text:p>313.0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1.58" table:style-name="ce2">
            <text:p>1231.5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56.69" table:style-name="ce2">
            <text:p>2256.6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3.17" table:style-name="ce2">
            <text:p>183.1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02.92" table:style-name="ce2">
            <text:p>3902.9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42.31" table:style-name="ce2">
            <text:p>1342.3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.599999999999994" table:style-name="ce2">
            <text:p>74.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1.97999999999999" table:style-name="ce2">
            <text:p>131.9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2.93" table:style-name="ce2">
            <text:p>1382.9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.23" table:style-name="ce2">
            <text:p>87.2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.33000000000001" table:style-name="ce2">
            <text:p>147.3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7.99" table:style-name="ce2">
            <text:p>337.9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0.9" table:style-name="ce2">
            <text:p>900.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186.33" table:style-name="ce2">
            <text:p>14186.3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763.23" table:style-name="ce2">
            <text:p>1763.2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3.28" table:style-name="ce2">
            <text:p>1243.2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44.96" table:style-name="ce2">
            <text:p>744.9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5.27" table:style-name="ce2">
            <text:p>395.2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6.8" table:style-name="ce2">
            <text:p>416.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89.38" table:style-name="ce2">
            <text:p>2489.3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63.14" table:style-name="ce2">
            <text:p>1763.1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760.94" table:style-name="ce2">
            <text:p>9760.9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7.2" table:style-name="ce2">
            <text:p>807.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1.82000000000005" table:style-name="ce2">
            <text:p>581.8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36.38" table:style-name="ce2">
            <text:p>1436.3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.16999999999999" table:style-name="ce2">
            <text:p>145.1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50.18" table:style-name="ce2">
            <text:p>3950.1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15.3900000000001" table:style-name="ce2">
            <text:p>1215.3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83.17" table:style-name="ce2">
            <text:p>983.1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15.3900000000001" table:style-name="ce2">
            <text:p>1215.3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987.75" table:style-name="ce2">
            <text:p>5987.7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022.75" table:style-name="ce2">
            <text:p>14022.7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24.34" table:style-name="ce2">
            <text:p>4124.3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50" table:style-name="ce2">
            <text:p>7750</text:p>
          </table:table-cell>
          <table:table-cell office:value-type="string" table:style-name="ce2">
            <text:p>YELVERTON PROPERTI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294.8799999999992" table:style-name="ce2">
            <text:p>8294.88</text:p>
          </table:table-cell>
          <table:table-cell office:value-type="string" table:style-name="ce2">
            <text:p>REGENCY REAL ESTAT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00" table:style-name="ce2">
            <text:p>35000</text:p>
          </table:table-cell>
          <table:table-cell office:value-type="string" table:style-name="ce2">
            <text:p>KNIGHT FRANK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0.32" table:style-name="ce2">
            <text:p>120.32</text:p>
          </table:table-cell>
          <table:table-cell office:value-type="string" table:style-name="ce2">
            <text:p>SLOUGH TRADING ESTAT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99.32" table:style-name="ce2">
            <text:p>1999.32</text:p>
          </table:table-cell>
          <table:table-cell office:value-type="string" table:style-name="ce2">
            <text:p>RICHARD BYRNE PROPERTY MAINTENANC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78.75" table:style-name="ce2">
            <text:p>1978.75</text:p>
          </table:table-cell>
          <table:table-cell office:value-type="string" table:style-name="ce2">
            <text:p>KNIGHT FRANK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409.94" table:style-name="ce2">
            <text:p>8409.94</text:p>
          </table:table-cell>
          <table:table-cell office:value-type="string" table:style-name="ce2">
            <text:p>PROFILE SECURITY SERVIC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33" table:style-name="ce2">
            <text:p>3733</text:p>
          </table:table-cell>
          <table:table-cell office:value-type="string" table:style-name="ce2">
            <text:p>ADT FIRE AND SECURIT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5" table:style-name="ce2">
            <text:p>6.5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5" table:style-name="ce2">
            <text:p>6.5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96.79" table:style-name="ce2">
            <text:p>2796.79</text:p>
          </table:table-cell>
          <table:table-cell office:value-type="string" table:style-name="ce2">
            <text:p>REYNOLDS BLIND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8.76" table:style-name="ce2">
            <text:p>158.76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.7" table:style-name="ce2">
            <text:p>75.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2">
            <text:p>DMR FRAM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5" table:style-name="ce2">
            <text:p>12.5</text:p>
          </table:table-cell>
          <table:table-cell office:value-type="string" table:style-name="ce2">
            <text:p>DMR FRAM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.97" table:style-name="ce2">
            <text:p>104.9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.599999999999994" table:style-name="ce2">
            <text:p>66.6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57" table:style-name="ce2">
            <text:p>22.5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2.5" table:style-name="ce2">
            <text:p>822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80.5" table:style-name="ce2">
            <text:p>1480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.3" table:style-name="ce2">
            <text:p>60.3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.8" table:style-name="ce2">
            <text:p>25.8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3.75" table:style-name="ce2">
            <text:p>123.7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5.5" table:style-name="ce2">
            <text:p>565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16" table:style-name="ce2">
            <text:p>14.16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2.489999999999995" table:style-name="ce2">
            <text:p>72.4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.16" table:style-name="ce2">
            <text:p>44.16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TOPSPORT (SPORTSGOODS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12" table:style-name="ro1">
          <table:table-cell office:value-type="float" office:value="290" table:style-name="ce2">
            <text:p>290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5" table:style-name="ce2">
            <text:p>12.5</text:p>
          </table:table-cell>
          <table:table-cell office:value-type="string" table:style-name="ce2">
            <text:p>DMR FRAM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DMR FRAM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3.32" table:style-name="ce2">
            <text:p>213.3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.2" table:style-name="ce2">
            <text:p>23.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029999999999999" table:style-name="ce2">
            <text:p>10.0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2799999999999994" table:style-name="ce2">
            <text:p>9.2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8.48" table:style-name="ce2">
            <text:p>28.48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52.46" table:style-name="ce2">
            <text:p>2952.46</text:p>
          </table:table-cell>
          <table:table-cell office:value-type="string" table:style-name="ce2">
            <text:p>CONCEPT BUILDING SERVICE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7.48" table:style-name="ce2">
            <text:p>47.48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0.9" table:style-name="ce2">
            <text:p>520.9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8.32" table:style-name="ce2">
            <text:p>108.3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1.27" table:style-name="ce2">
            <text:p>91.2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4.99" table:style-name="ce2">
            <text:p>124.99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95" table:style-name="ce2">
            <text:p>6.95</text:p>
          </table:table-cell>
          <table:table-cell office:value-type="string" table:style-name="ce2">
            <text:p>SET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.34" table:style-name="ce2">
            <text:p>3.3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.32" table:style-name="ce2">
            <text:p>8.3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0.83000000000001" table:style-name="ce2">
            <text:p>130.8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64" table:style-name="ce2">
            <text:p>6.64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68.2199999999998" table:style-name="ce2">
            <text:p>2068.22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90.4" table:style-name="ce2">
            <text:p>990.4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.81" table:style-name="ce2">
            <text:p>145.81</text:p>
          </table:table-cell>
          <table:table-cell office:value-type="string" table:style-name="ce2">
            <text:p>SIT STAND TRAD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52" table:style-name="ce2">
            <text:p>9.5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2">
            <text:p>ULTIMAT DEFENCE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ULTIMAT DEFENCE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8.74" table:style-name="ce2">
            <text:p>368.74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24.99" table:style-name="ce2">
            <text:p>324.99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3.5" table:style-name="ce2">
            <text:p>493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5" table:style-name="ce2">
            <text:p>42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5" table:style-name="ce2">
            <text:p>39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8.5" table:style-name="ce2">
            <text:p>188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1.5" table:style-name="ce2">
            <text:p>171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6.5" table:style-name="ce2">
            <text:p>166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5" table:style-name="ce2">
            <text:p>39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7.5" table:style-name="ce2">
            <text:p>177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MEDIA &amp; COMMUNICATIONS T/A BEST4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.98" table:style-name="ce2">
            <text:p>11.98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1.5" table:style-name="ce2">
            <text:p>401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.5" table:style-name="ce2">
            <text:p>42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36" table:style-name="ce2">
            <text:p>736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90" table:style-name="ce2">
            <text:p>4690</text:p>
          </table:table-cell>
          <table:table-cell office:value-type="string" table:style-name="ce2">
            <text:p>D &amp; P LUXURY TOILE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HEADINGTON CARRIE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25" table:style-name="ce2">
            <text:p>112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19" table:style-name="ce2">
            <text:p>3619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2.8" table:style-name="ce2">
            <text:p>692.8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.2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2">
            <text:p>MEDIA &amp; COMMUNICATIONS T/A BEST4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9.28" table:style-name="ce2">
            <text:p>69.28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.41" table:style-name="ce2">
            <text:p>41.41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.2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0.13" table:style-name="ce2">
            <text:p>70.13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9.84" table:style-name="ce2">
            <text:p>49.84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.2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16" table:style-name="ce2">
            <text:p>816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9.11" table:style-name="ce2">
            <text:p>69.11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.25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9.48" table:style-name="ce2">
            <text:p>199.48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3.19" table:style-name="ce2">
            <text:p>83.19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7" table:style-name="ce2">
            <text:p>7.7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5" table:style-name="ce2">
            <text:p>9.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9.94999999999999" table:style-name="ce2">
            <text:p>129.9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5" table:style-name="ce2">
            <text:p>9.5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4.989999999999995" table:style-name="ce2">
            <text:p>64.99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84.91" table:style-name="ce2">
            <text:p>584.91</text:p>
          </table:table-cell>
          <table:table-cell office:value-type="string" table:style-name="ce2">
            <text:p>BACK CARE SOLUTION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string" table:style-name="ce2">
            <text:p>CREASED PUDDLE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2">
            <text:p>KIRSTY HEAP COACH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37.5" table:style-name="ce2">
            <text:p>437.5</text:p>
          </table:table-cell>
          <table:table-cell office:value-type="string" table:style-name="ce2">
            <text:p>AV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84.12" table:style-name="ce2">
            <text:p>484.12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.150000000000006" table:style-name="ce2">
            <text:p>69.15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BATES OFFICE - GRESHAM OFFICE FURNI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4.5" table:style-name="ce2">
            <text:p>124.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26.5" table:style-name="ce2">
            <text:p>2226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79.96" table:style-name="ce2">
            <text:p>679.9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5.5" table:style-name="ce2">
            <text:p>115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01.37" table:style-name="ce2">
            <text:p>3401.37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04.63" table:style-name="ce2">
            <text:p>504.6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4.5" table:style-name="ce2">
            <text:p>134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7.5" table:style-name="ce2">
            <text:p>97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2.5" table:style-name="ce2">
            <text:p>16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2.5" table:style-name="ce2">
            <text:p>22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21.22" table:style-name="ce2">
            <text:p>821.2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9.26" table:style-name="ce2">
            <text:p>119.2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2.83" table:style-name="ce2">
            <text:p>192.8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.8" table:style-name="ce2">
            <text:p>29.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.5" table:style-name="ce2">
            <text:p>46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.98" table:style-name="ce2">
            <text:p>76.9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.5" table:style-name="ce2">
            <text:p>20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4.5" table:style-name="ce2">
            <text:p>764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800" table:style-name="ce2">
            <text:p>4800</text:p>
          </table:table-cell>
          <table:table-cell office:value-type="string" table:style-name="ce2">
            <text:p>LAW ENFORCEMENT INTERNATIONAL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2.6" table:style-name="ce2">
            <text:p>102.6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.5" table:style-name="ce2">
            <text:p>170.5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6" table:style-name="ce2">
            <text:p>107.6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.8" table:style-name="ce2">
            <text:p>190.8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00" table:style-name="ce2">
            <text:p>4800</text:p>
          </table:table-cell>
          <table:table-cell office:value-type="string" table:style-name="ce2">
            <text:p>LAW ENFORCEMENT INTERNATIONAL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.04" table:style-name="ce2">
            <text:p>21.04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27.44000000000005" table:style-name="ce2">
            <text:p>627.44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2">
            <text:p>VIKING ARM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925" table:style-name="ce2">
            <text:p>5925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83.5" table:style-name="ce2">
            <text:p>2183.5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.99" table:style-name="ce2">
            <text:p>9.99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2">
            <text:p>ASSA ABLOY LTD T/A TRAKA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ASSA ABLOY LTD T/A TRAKA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7.94" table:style-name="ce2">
            <text:p>197.94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5" table:style-name="ce2">
            <text:p>17.5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5" table:style-name="ce2">
            <text:p>34.5</text:p>
          </table:table-cell>
          <table:table-cell office:value-type="string" table:style-name="ce2">
            <text:p>ASSA ABLOY LTD T/A TRAKA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ASSA ABLOY LTD T/A TRAKA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.2" table:style-name="ce2">
            <text:p>77.2</text:p>
          </table:table-cell>
          <table:table-cell office:value-type="string" table:style-name="ce2">
            <text:p>ELECTRIC CENT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96.33999999999997" table:style-name="ce2">
            <text:p>296.34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.23" table:style-name="ce2">
            <text:p>80.23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.5" table:style-name="ce2">
            <text:p>17.5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.4" table:style-name="ce2">
            <text:p>6.4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.8" table:style-name="ce2">
            <text:p>28.8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2">
            <text:p>SOLV TECHNOLOGY PT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8.4" table:style-name="ce2">
            <text:p>38.4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4.08" table:style-name="ce2">
            <text:p>44.08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.35" table:style-name="ce2">
            <text:p>42.35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.52" table:style-name="ce2">
            <text:p>16.52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8.9" table:style-name="ce2">
            <text:p>248.9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GRATNEL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5" table:style-name="ce2">
            <text:p>81.5</text:p>
          </table:table-cell>
          <table:table-cell office:value-type="string" table:style-name="ce2">
            <text:p>GRATNEL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ALAN HADLEY T/A CLEMBI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.75" table:style-name="ce2">
            <text:p>34.7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0.5" table:style-name="ce2">
            <text:p>160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3.75" table:style-name="ce2">
            <text:p>53.7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COMMUNICATE AND CONTRO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9.96" table:style-name="ce2">
            <text:p>99.96</text:p>
          </table:table-cell>
          <table:table-cell office:value-type="string" table:style-name="ce2">
            <text:p>COMMUNICATE AND CONTRO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1.5" table:style-name="ce2">
            <text:p>81.5</text:p>
          </table:table-cell>
          <table:table-cell office:value-type="string" table:style-name="ce2">
            <text:p>GRATNEL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GRATNEL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J N E SECURIT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J N E SECURIT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ALAN HADLEY T/A CLEMBI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NOOKI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J N E SECURIT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J N E SECURIT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6.2" table:style-name="ce2">
            <text:p>466.2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GARRAN LOCKE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8.3" table:style-name="ce2">
            <text:p>708.3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.5" table:style-name="ce2">
            <text:p>17.5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.06" table:style-name="ce2">
            <text:p>117.06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.6" table:style-name="ce2">
            <text:p>147.6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5" table:style-name="ce2">
            <text:p>6.5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U-KEY COUNTPLACE LTD T/A JCM LOCKSMITH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MCAVOY MODULAR RENTAL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25" table:style-name="ce2">
            <text:p>107.25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59" table:style-name="ce2">
            <text:p>52.59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.599999999999994" table:style-name="ce2">
            <text:p>68.6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54" table:style-name="ce2">
            <text:p>2.54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6.66" table:style-name="ce2">
            <text:p>46.66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.83" table:style-name="ce2">
            <text:p>15.83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.17" table:style-name="ce2">
            <text:p>4.17</text:p>
          </table:table-cell>
          <table:table-cell office:value-type="string" table:style-name="ce2">
            <text:p>SCREWFIX DIREC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2.5" table:style-name="ce2">
            <text:p>302.5</text:p>
          </table:table-cell>
          <table:table-cell office:value-type="string" table:style-name="ce2">
            <text:p>THE HOTLINE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00" table:style-name="ce2">
            <text:p>1900</text:p>
          </table:table-cell>
          <table:table-cell office:value-type="string" table:style-name="ce2">
            <text:p>BUDDI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8.18" table:style-name="ce2">
            <text:p>278.18</text:p>
          </table:table-cell>
          <table:table-cell office:value-type="string" table:style-name="ce2">
            <text:p>ACS BUSINESS SUPPLI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6.68" table:style-name="ce2">
            <text:p>406.68</text:p>
          </table:table-cell>
          <table:table-cell office:value-type="string" table:style-name="ce2">
            <text:p>WAREHOUSE EXPRES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.64" table:style-name="ce2">
            <text:p>16.64</text:p>
          </table:table-cell>
          <table:table-cell office:value-type="string" table:style-name="ce2">
            <text:p>SCAN COMPUTERS INTERNATIONA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66.4" table:style-name="ce2">
            <text:p>1566.4</text:p>
          </table:table-cell>
          <table:table-cell office:value-type="string" table:style-name="ce2">
            <text:p>SCAN COMPUTERS INTERNATIONA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54.8" table:style-name="ce2">
            <text:p>1154.8</text:p>
          </table:table-cell>
          <table:table-cell office:value-type="string" table:style-name="ce2">
            <text:p>SCAN COMPUTERS INTERNATIONA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16.6" table:style-name="ce2">
            <text:p>816.6</text:p>
          </table:table-cell>
          <table:table-cell office:value-type="string" table:style-name="ce2">
            <text:p>SCAN COMPUTERS INTERNATIONA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66.65" table:style-name="ce2">
            <text:p>466.65</text:p>
          </table:table-cell>
          <table:table-cell office:value-type="string" table:style-name="ce2">
            <text:p>SCAN COMPUTERS INTERNATIONAL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.5" table:style-name="ce2">
            <text:p>19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299999999999997" table:style-name="ce2">
            <text:p>35.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.5" table:style-name="ce2">
            <text:p>77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3.75" table:style-name="ce2">
            <text:p>123.7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0.9" table:style-name="ce2">
            <text:p>170.9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3.34" table:style-name="ce2">
            <text:p>183.34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67" table:style-name="ce2">
            <text:p>91.67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0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2.2" table:style-name="ce2">
            <text:p>102.2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2.48" table:style-name="ce2">
            <text:p>282.4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0.9" table:style-name="ce2">
            <text:p>170.9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5.61" table:style-name="ce2">
            <text:p>125.61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1.55" table:style-name="ce2">
            <text:p>191.5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2.25" table:style-name="ce2">
            <text:p>62.2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4.8" table:style-name="ce2">
            <text:p>184.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5.04" table:style-name="ce2">
            <text:p>675.04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4.25" table:style-name="ce2">
            <text:p>74.2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0.9" table:style-name="ce2">
            <text:p>170.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4.96" table:style-name="ce2">
            <text:p>54.9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.5" table:style-name="ce2">
            <text:p>77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4.12" table:style-name="ce2">
            <text:p>354.1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4.5" table:style-name="ce2">
            <text:p>54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16" table:style-name="ce2">
            <text:p>4.16</text:p>
          </table:table-cell>
          <table:table-cell office:value-type="string" table:style-name="ce2">
            <text:p>CROMWELL GROUP (HOLDING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.899999999999999" table:style-name="ce2">
            <text:p>19.9</text:p>
          </table:table-cell>
          <table:table-cell office:value-type="string" table:style-name="ce2">
            <text:p>CROMWELL GROUP (HOLDING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9.5" table:style-name="ce2">
            <text:p>59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4.06" table:style-name="ce2">
            <text:p>164.0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49" table:style-name="ce2">
            <text:p>29.4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4" table:style-name="ce2">
            <text:p>38.4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66" table:style-name="ce2">
            <text:p>30.6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5" table:style-name="ce2">
            <text:p>27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4" table:style-name="ce2">
            <text:p>8.4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DUPLI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DUPLI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.5" table:style-name="ce2">
            <text:p>32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0.52" table:style-name="ce2">
            <text:p>220.5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.11" table:style-name="ce2">
            <text:p>60.11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63" table:style-name="ce2">
            <text:p>17.6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3.72" table:style-name="ce2">
            <text:p>83.72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6.739999999999995" table:style-name="ce2">
            <text:p>66.74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63" table:style-name="ce2">
            <text:p>17.63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26" table:style-name="ce2">
            <text:p>8.26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FOSTER &amp; FREEMA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3.83000000000001" table:style-name="ce2">
            <text:p>133.83</text:p>
          </table:table-cell>
          <table:table-cell office:value-type="string" table:style-name="ce2">
            <text:p>FOSTER &amp; FREEMA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.75" table:style-name="ce2">
            <text:p>118.75</text:p>
          </table:table-cell>
          <table:table-cell office:value-type="string" table:style-name="ce2">
            <text:p>FOSTER &amp; FREEMA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1.36" table:style-name="ce2">
            <text:p>61.36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3.08" table:style-name="ce2">
            <text:p>83.08</text:p>
          </table:table-cell>
          <table:table-cell office:value-type="string" table:style-name="ce2">
            <text:p>FISHER SCIENTIFIC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6.64" table:style-name="ce2">
            <text:p>46.64</text:p>
          </table:table-cell>
          <table:table-cell office:value-type="string" table:style-name="ce2">
            <text:p>FISHER SCIENTIFIC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FISHER SCIENTIFIC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4.5" table:style-name="ce2">
            <text:p>34.5</text:p>
          </table:table-cell>
          <table:table-cell office:value-type="string" table:style-name="ce2">
            <text:p>COMMUNICATE AND CONTRO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6999999999999993" table:style-name="ce2">
            <text:p>8.7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7.399999999999999" table:style-name="ce2">
            <text:p>17.4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70" table:style-name="ce2">
            <text:p>370</text:p>
          </table:table-cell>
          <table:table-cell office:value-type="string" table:style-name="ce2">
            <text:p>ALAN HADLEY T/A CLEMBI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2.08" table:style-name="ce2">
            <text:p>82.08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0.2" table:style-name="ce2">
            <text:p>110.2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.74" table:style-name="ce2">
            <text:p>62.74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.4" table:style-name="ce2">
            <text:p>22.4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.799999999999997" table:style-name="ce2">
            <text:p>37.8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3.7" table:style-name="ce2">
            <text:p>83.7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.4" table:style-name="ce2">
            <text:p>22.4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.92" table:style-name="ce2">
            <text:p>37.92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.64" table:style-name="ce2">
            <text:p>20.64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JML SOFTWARE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JML SOFTWARE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ALAN HADLEY T/A CLEMBI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1.68" table:style-name="ce2">
            <text:p>151.68</text:p>
          </table:table-cell>
          <table:table-cell office:value-type="string" table:style-name="ce2">
            <text:p>PORTAKABI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6.68" table:style-name="ce2">
            <text:p>216.68</text:p>
          </table:table-cell>
          <table:table-cell office:value-type="string" table:style-name="ce2">
            <text:p>PORTAKABI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1.3" table:style-name="ce2">
            <text:p>51.3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42.48" table:style-name="ce2">
            <text:p>942.48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0.6" table:style-name="ce2">
            <text:p>30.6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SKYGUARD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93" table:style-name="ce2">
            <text:p>7.93</text:p>
          </table:table-cell>
          <table:table-cell office:value-type="string" table:style-name="ce2">
            <text:p>SKYGUARD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5.62" table:style-name="ce2">
            <text:p>235.62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0.56" table:style-name="ce2">
            <text:p>170.56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.36" table:style-name="ce2">
            <text:p>65.36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.75" table:style-name="ce2">
            <text:p>3.75</text:p>
          </table:table-cell>
          <table:table-cell office:value-type="string" table:style-name="ce2">
            <text:p>ADVANCED COMMUNICATION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4.17" table:style-name="ce2">
            <text:p>124.17</text:p>
          </table:table-cell>
          <table:table-cell office:value-type="string" table:style-name="ce2">
            <text:p>ADVANCED COMMUNICATION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.4" table:style-name="ce2">
            <text:p>1.4</text:p>
          </table:table-cell>
          <table:table-cell office:value-type="string" table:style-name="ce2">
            <text:p>CANON BUSINESS SERVICE (UK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2">
            <text:p>CANON BUSINESS SERVICE (UK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.71" table:style-name="ce2">
            <text:p>16.71</text:p>
          </table:table-cell>
          <table:table-cell office:value-type="string" table:style-name="ce2">
            <text:p>CANON BUSINESS SERVICE (UK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67" table:style-name="ce2">
            <text:p>6.67</text:p>
          </table:table-cell>
          <table:table-cell office:value-type="string" table:style-name="ce2">
            <text:p>ADVANCED COMMUNICATION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0.85" table:style-name="ce2">
            <text:p>620.85</text:p>
          </table:table-cell>
          <table:table-cell office:value-type="string" table:style-name="ce2">
            <text:p>ADVANCED COMMUNICATION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GRUNDON WASTE MANAGEMEN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6.68" table:style-name="ce2">
            <text:p>496.68</text:p>
          </table:table-cell>
          <table:table-cell office:value-type="string" table:style-name="ce2">
            <text:p>ADVANCED COMMUNICATION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67" table:style-name="ce2">
            <text:p>6.67</text:p>
          </table:table-cell>
          <table:table-cell office:value-type="string" table:style-name="ce2">
            <text:p>ADVANCED COMMUNICATION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3.71" table:style-name="ce2">
            <text:p>243.71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.5" table:style-name="ce2">
            <text:p>99.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92.5" table:style-name="ce2">
            <text:p>1492.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2.79" table:style-name="ce2">
            <text:p>162.79</text:p>
          </table:table-cell>
          <table:table-cell office:value-type="string" table:style-name="ce2">
            <text:p>DRAEGER SAFET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66" table:style-name="ce2">
            <text:p>16.66</text:p>
          </table:table-cell>
          <table:table-cell office:value-type="string" table:style-name="ce2">
            <text:p>TRINITY GRAI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.5" table:style-name="ce2">
            <text:p>62.5</text:p>
          </table:table-cell>
          <table:table-cell office:value-type="string" table:style-name="ce2">
            <text:p>WIGHTMAN &amp; PARRISH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4.95" table:style-name="ce2">
            <text:p>64.95</text:p>
          </table:table-cell>
          <table:table-cell office:value-type="string" table:style-name="ce2">
            <text:p>NIGHTSEARCHER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.51" table:style-name="ce2">
            <text:p>57.51</text:p>
          </table:table-cell>
          <table:table-cell office:value-type="string" table:style-name="ce2">
            <text:p>CRAMART LTD T/A BENTLEY FOODSERVIC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340000000000003" table:style-name="ce2">
            <text:p>38.34</text:p>
          </table:table-cell>
          <table:table-cell office:value-type="string" table:style-name="ce2">
            <text:p>CRAMART LTD T/A BENTLEY FOODSERVIC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9.9" table:style-name="ce2">
            <text:p>329.9</text:p>
          </table:table-cell>
          <table:table-cell office:value-type="string" table:style-name="ce2">
            <text:p>COTSWOLD VEHICLE RECOVE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38.340000000000003" table:style-name="ce2">
            <text:p>38.34</text:p>
          </table:table-cell>
          <table:table-cell office:value-type="string" table:style-name="ce2">
            <text:p>CRAMART LTD T/A BENTLEY FOODSERVIC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HERONS FARM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2">
            <text:p>HERONS FARM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60" table:style-name="ce2">
            <text:p>1360</text:p>
          </table:table-cell>
          <table:table-cell office:value-type="string" table:style-name="ce2">
            <text:p>HERONS FARM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2">
            <text:p>HERONS FARM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740" table:style-name="ce2">
            <text:p>10740</text:p>
          </table:table-cell>
          <table:table-cell office:value-type="string" table:style-name="ce2">
            <text:p>HERONS FARM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2">
            <text:p>HERONS FARM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5.74" table:style-name="ce2">
            <text:p>305.74</text:p>
          </table:table-cell>
          <table:table-cell office:value-type="string" table:style-name="ce2">
            <text:p>JLA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.5" table:style-name="ce2">
            <text:p>68.5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0.7" table:style-name="ce2">
            <text:p>240.7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49.99" table:style-name="ce2">
            <text:p>1449.99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BUDGET SHIPPING CONTAINERS.CO.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31.5" table:style-name="ce2">
            <text:p>631.5</text:p>
          </table:table-cell>
          <table:table-cell office:value-type="string" table:style-name="ce2">
            <text:p>LEVEL PEAKS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2">
            <text:p>POINT SOUTH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C L DISTRIBUTIO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.36" table:style-name="ce2">
            <text:p>65.36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3.2" table:style-name="ce2">
            <text:p>213.2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75.3800000000001" table:style-name="ce2">
            <text:p>1075.38</text:p>
          </table:table-cell>
          <table:table-cell office:value-type="string" table:style-name="ce2">
            <text:p>LEVEL PEAKS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.36" table:style-name="ce2">
            <text:p>65.36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92" table:style-name="ce2">
            <text:p>127.92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.36" table:style-name="ce2">
            <text:p>65.36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7.92" table:style-name="ce2">
            <text:p>127.92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.9" table:style-name="ce2">
            <text:p>39.9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2.5" table:style-name="ce2">
            <text:p>402.5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.48" table:style-name="ce2">
            <text:p>175.48</text:p>
          </table:table-cell>
          <table:table-cell office:value-type="string" table:style-name="ce2">
            <text:p>TACTICAL KI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SPARTAN REFINISH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SPARTAN REFINISH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2">
            <text:p>SPARTAN REFINISH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SPARTAN REFINISH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SPARTAN REFINISH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8.08" table:style-name="ce2">
            <text:p>458.08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5.4" table:style-name="ce2">
            <text:p>375.4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0.2" table:style-name="ce2">
            <text:p>110.2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31.75" table:style-name="ce2">
            <text:p>131.75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70" table:style-name="ce2">
            <text:p>1270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9.37" table:style-name="ce2">
            <text:p>59.37</text:p>
          </table:table-cell>
          <table:table-cell office:value-type="string" table:style-name="ce2">
            <text:p>CURRY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9" table:style-name="ce2">
            <text:p>8.9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96" table:style-name="ce2">
            <text:p>2.9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62" table:style-name="ce2">
            <text:p>2.6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.0999999999999996" table:style-name="ce2">
            <text:p>5.1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.559999999999999" table:style-name="ce2">
            <text:p>16.5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8.2" table:style-name="ce2">
            <text:p>78.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LINK MICROTE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0" table:style-name="ce2">
            <text:p>1260</text:p>
          </table:table-cell>
          <table:table-cell office:value-type="string" table:style-name="ce2">
            <text:p>LINK MICROTE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LINK MICROTE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LINK MICROTE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.75" table:style-name="ce2">
            <text:p>47.7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9.900000000000006" table:style-name="ce2">
            <text:p>79.9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.950000000000003" table:style-name="ce2">
            <text:p>34.9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.61" table:style-name="ce2">
            <text:p>41.61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90" table:style-name="ce2">
            <text:p>1190</text:p>
          </table:table-cell>
          <table:table-cell office:value-type="string" table:style-name="ce2">
            <text:p>CANFORD AUDIO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6" table:style-name="ce2">
            <text:p>6.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.4" table:style-name="ce2">
            <text:p>30.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.4" table:style-name="ce2">
            <text:p>14.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6" table:style-name="ce2">
            <text:p>8.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.5" table:style-name="ce2">
            <text:p>34.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.75" table:style-name="ce2">
            <text:p>19.7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4.400000000000006" table:style-name="ce2">
            <text:p>74.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4000000000000004" table:style-name="ce2">
            <text:p>4.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9.4" table:style-name="ce2">
            <text:p>59.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4.95" table:style-name="ce2">
            <text:p>354.95</text:p>
          </table:table-cell>
          <table:table-cell office:value-type="string" table:style-name="ce2">
            <text:p>CITY ELECTRICAL FACTO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9.900000000000006" table:style-name="ce2">
            <text:p>79.9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.950000000000003" table:style-name="ce2">
            <text:p>34.9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7.75" table:style-name="ce2">
            <text:p>47.7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.61" table:style-name="ce2">
            <text:p>41.61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9.8" table:style-name="ce2">
            <text:p>229.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2.68" table:style-name="ce2">
            <text:p>82.6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76" table:style-name="ce2">
            <text:p>4.7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9800000000000004" table:style-name="ce2">
            <text:p>4.9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4.85" table:style-name="ce2">
            <text:p>44.8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8.4" table:style-name="ce2">
            <text:p>38.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.96" table:style-name="ce2">
            <text:p>28.9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96" table:style-name="ce2">
            <text:p>4.9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9800000000000004" table:style-name="ce2">
            <text:p>4.9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8.950000000000003" table:style-name="ce2">
            <text:p>38.9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9.9" table:style-name="ce2">
            <text:p>99.9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5" table:style-name="ce2">
            <text:p>12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4" table:style-name="ce2">
            <text:p>2.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.28" table:style-name="ce2">
            <text:p>20.2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INAZ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INAZON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8.59" table:style-name="ce2">
            <text:p>408.59</text:p>
          </table:table-cell>
          <table:table-cell office:value-type="string" table:style-name="ce2">
            <text:p>VOHKU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VOHKU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.44" table:style-name="ce2">
            <text:p>22.44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1.32" table:style-name="ce2">
            <text:p>61.32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.44" table:style-name="ce2">
            <text:p>22.44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4.459999999999994" table:style-name="ce2">
            <text:p>74.46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8" table:style-name="ce2">
            <text:p>4.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.1" table:style-name="ce2">
            <text:p>35.1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.4" table:style-name="ce2">
            <text:p>12.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.74" table:style-name="ce2">
            <text:p>30.7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7" table:style-name="ce2">
            <text:p>6.7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.02" table:style-name="ce2">
            <text:p>17.0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82" table:style-name="ce2">
            <text:p>9.8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.58" table:style-name="ce2">
            <text:p>1.5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4.95" table:style-name="ce2">
            <text:p>354.95</text:p>
          </table:table-cell>
          <table:table-cell office:value-type="string" table:style-name="ce2">
            <text:p>CITY ELECTRICAL FACTOR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08" table:style-name="ce2">
            <text:p>7.0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51" table:style-name="ce2">
            <text:p>6.51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01" table:style-name="ce2">
            <text:p>4.01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8.84" table:style-name="ce2">
            <text:p>118.8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.8" table:style-name="ce2">
            <text:p>29.8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68" table:style-name="ce2">
            <text:p>4.6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36" table:style-name="ce2">
            <text:p>9.3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.04" table:style-name="ce2">
            <text:p>23.0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.48" table:style-name="ce2">
            <text:p>5.4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.76" table:style-name="ce2">
            <text:p>9.7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43" table:style-name="ce2">
            <text:p>6.43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.1499999999999999" table:style-name="ce2">
            <text:p>1.1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.13" table:style-name="ce2">
            <text:p>7.13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PJ &amp; RH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2.17" table:style-name="ce2">
            <text:p>82.17</text:p>
          </table:table-cell>
          <table:table-cell office:value-type="string" table:style-name="ce2">
            <text:p>PJ &amp; RH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.84" table:style-name="ce2">
            <text:p>7.8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.6" table:style-name="ce2">
            <text:p>33.6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.9" table:style-name="ce2">
            <text:p>52.9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9.5" table:style-name="ce2">
            <text:p>169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9.68" table:style-name="ce2">
            <text:p>139.6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.3" table:style-name="ce2">
            <text:p>76.3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.57" table:style-name="ce2">
            <text:p>27.57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30" table:style-name="ce2">
            <text:p>1230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8.6" table:style-name="ce2">
            <text:p>408.6</text:p>
          </table:table-cell>
          <table:table-cell office:value-type="string" table:style-name="ce2">
            <text:p>RS COMPONE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85" table:style-name="ce2">
            <text:p>118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85" table:style-name="ce2">
            <text:p>118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2.2" table:style-name="ce2">
            <text:p>82.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CASEV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7.13" table:style-name="ce2">
            <text:p>617.13</text:p>
          </table:table-cell>
          <table:table-cell office:value-type="string" table:style-name="ce2">
            <text:p>BOUYGUES E&amp;S INFRASTRUCTURE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9.75" table:style-name="ce2">
            <text:p>209.7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9.89999999999998" table:style-name="ce2">
            <text:p>289.9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99" table:style-name="ce2">
            <text:p>2.99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.739999999999998" table:style-name="ce2">
            <text:p>16.7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.31" table:style-name="ce2">
            <text:p>13.31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25" table:style-name="ce2">
            <text:p>4.2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8.94" table:style-name="ce2">
            <text:p>38.9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STEARN ELECTRI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2">
            <text:p>TCH (UK)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7.48" table:style-name="ce2">
            <text:p>917.48</text:p>
          </table:table-cell>
          <table:table-cell office:value-type="string" table:style-name="ce2">
            <text:p>ERH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56.33" table:style-name="ce2">
            <text:p>356.33</text:p>
          </table:table-cell>
          <table:table-cell office:value-type="string" table:style-name="ce2">
            <text:p>ERH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21" table:style-name="ce2">
            <text:p>6.21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4.8" table:style-name="ce2">
            <text:p>44.8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0.95999999999998" table:style-name="ce2">
            <text:p>260.96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05" table:style-name="ce2">
            <text:p>11.05</text:p>
          </table:table-cell>
          <table:table-cell office:value-type="string" table:style-name="ce2">
            <text:p>KEY INDUSTRIAL EQUIPMENT LTD T/A MANUTA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2">
            <text:p>FILTERMANIA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64" table:style-name="ce2">
            <text:p>60.64</text:p>
          </table:table-cell>
          <table:table-cell office:value-type="string" table:style-name="ce2">
            <text:p>TOTEBOX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62" table:style-name="ce2">
            <text:p>3962</text:p>
          </table:table-cell>
          <table:table-cell office:value-type="string" table:style-name="ce2">
            <text:p>OVERLAY EV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2">
            <text:p>OVERLAY EV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OVERLAY EVE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000" table:style-name="ce2">
            <text:p>20000</text:p>
          </table:table-cell>
          <table:table-cell office:value-type="string" table:style-name="ce2">
            <text:p>VISIONS EVENT SOLUTIO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37.5" table:style-name="ce2">
            <text:p>137.5</text:p>
          </table:table-cell>
          <table:table-cell office:value-type="string" table:style-name="ce2">
            <text:p>WA PRODUCTS (UK) LTD T/A SCEN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45.83" table:style-name="ce2">
            <text:p>845.83</text:p>
          </table:table-cell>
          <table:table-cell office:value-type="string" table:style-name="ce2">
            <text:p>BLETCHLEY PARK COMPAN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5.05" table:style-name="ce2">
            <text:p>265.05</text:p>
          </table:table-cell>
          <table:table-cell office:value-type="string" table:style-name="ce2">
            <text:p>KITE PACKAGING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KITE PACKAGING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2">
            <text:p>1ST CONTAINERS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2">
            <text:p>1ST CONTAINERS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2.88" table:style-name="ce2">
            <text:p>362.88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8.4" table:style-name="ce2">
            <text:p>208.4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8.6" table:style-name="ce2">
            <text:p>48.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6.7" table:style-name="ce2">
            <text:p>236.7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24.5" table:style-name="ce2">
            <text:p>724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50" table:style-name="ce2">
            <text:p>1550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4.05000000000001" table:style-name="ce2">
            <text:p>144.0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INTOXIMETER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5.5</text:p>
          </table:table-cell>
          <table:table-cell office:value-type="string" table:style-name="ce2">
            <text:p>INTOXIMETER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STERI-7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2">
            <text:p>STERI-7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9.42" table:style-name="ce2">
            <text:p>319.42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.3" table:style-name="ce2">
            <text:p>90.3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2">
            <text:p>ELLIOT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string" table:style-name="ce2">
            <text:p>TECALEMIT GARAGE EQUIPMENT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.27" table:style-name="ce2">
            <text:p>73.27</text:p>
          </table:table-cell>
          <table:table-cell office:value-type="string" table:style-name="ce2">
            <text:p>ELLIOT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6.32" table:style-name="ce2">
            <text:p>226.32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.2" table:style-name="ce2">
            <text:p>29.2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9.1" table:style-name="ce2">
            <text:p>249.1</text:p>
          </table:table-cell>
          <table:table-cell office:value-type="string" table:style-name="ce2">
            <text:p>KINGS TWO WHEEL CENTR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99.9699999999993" table:style-name="ce2">
            <text:p>9099.97</text:p>
          </table:table-cell>
          <table:table-cell office:value-type="string" table:style-name="ce2">
            <text:p>PORTAKABI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5.5" table:style-name="ce2">
            <text:p>705.5</text:p>
          </table:table-cell>
          <table:table-cell office:value-type="string" table:style-name="ce2">
            <text:p>PORTAKABI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string" table:style-name="ce2">
            <text:p>SIGMA SECURITY DE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3.5" table:style-name="ce2">
            <text:p>253.5</text:p>
          </table:table-cell>
          <table:table-cell office:value-type="string" table:style-name="ce2">
            <text:p>ALAN HADLEY T/A CLEMBI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ALAN HADLEY T/A CLEMBIN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D &amp; P LUXURY TOILE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0.79" table:style-name="ce2">
            <text:p>620.7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D &amp; P LUXURY TOILE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2">
            <text:p>BUDDI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59" table:style-name="ce2">
            <text:p>659</text:p>
          </table:table-cell>
          <table:table-cell office:value-type="string" table:style-name="ce2">
            <text:p>BUDDI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2">
            <text:p>BUDDI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75" table:style-name="ce2">
            <text:p>7175</text:p>
          </table:table-cell>
          <table:table-cell office:value-type="string" table:style-name="ce2">
            <text:p>BUDDI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00" table:style-name="ce2">
            <text:p>7600</text:p>
          </table:table-cell>
          <table:table-cell office:value-type="string" table:style-name="ce2">
            <text:p>BUDDI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75" table:style-name="ce2">
            <text:p>7175</text:p>
          </table:table-cell>
          <table:table-cell office:value-type="string" table:style-name="ce2">
            <text:p>BUDDI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.88" table:style-name="ce2">
            <text:p>142.88</text:p>
          </table:table-cell>
          <table:table-cell office:value-type="string" table:style-name="ce2">
            <text:p>CANFORD AUDIO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ANFORD AUDIO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2">
            <text:p>CCS MEDIA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335" table:style-name="ce2">
            <text:p>19335</text:p>
          </table:table-cell>
          <table:table-cell office:value-type="string" table:style-name="ce2">
            <text:p>APEC SYSTEM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65.5" table:style-name="ce2">
            <text:p>765.5</text:p>
          </table:table-cell>
          <table:table-cell office:value-type="string" table:style-name="ce2">
            <text:p>CANFORD AUDIO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BECHTLE DIREC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6.73" table:style-name="ce2">
            <text:p>186.73</text:p>
          </table:table-cell>
          <table:table-cell office:value-type="string" table:style-name="ce2">
            <text:p>BECHTLE DIREC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9" table:style-name="ce2">
            <text:p>2.9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7.5" table:style-name="ce2">
            <text:p>127.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840" table:style-name="ce2">
            <text:p>3840</text:p>
          </table:table-cell>
          <table:table-cell office:value-type="string" table:style-name="ce2">
            <text:p>AMAZON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2">
            <text:p>AMAZON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2.2" table:style-name="ce2">
            <text:p>222.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.5" table:style-name="ce2">
            <text:p>50.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.6" table:style-name="ce2">
            <text:p>60.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.5" table:style-name="ce2">
            <text:p>25.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.5" table:style-name="ce2">
            <text:p>50.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.4" table:style-name="ce2">
            <text:p>40.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.95" table:style-name="ce2">
            <text:p>14.9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.52" table:style-name="ce2">
            <text:p>19.52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.95" table:style-name="ce2">
            <text:p>14.9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0.26" table:style-name="ce2">
            <text:p>0.2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34" table:style-name="ce2">
            <text:p>22.3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17" table:style-name="ce2">
            <text:p>11.17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.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2" table:style-name="ce2">
            <text:p>20.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.05" table:style-name="ce2">
            <text:p>18.0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95" table:style-name="ce2">
            <text:p>14.9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.5" table:style-name="ce2">
            <text:p>25.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1.95999999999998" table:style-name="ce2">
            <text:p>271.9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17" table:style-name="ce2">
            <text:p>11.17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2" table:style-name="ce2">
            <text:p>20.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4.3" table:style-name="ce2">
            <text:p>204.3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" table:style-name="ce2">
            <text:p>9.9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4.5" table:style-name="ce2">
            <text:p>844.5</text:p>
          </table:table-cell>
          <table:table-cell office:value-type="string" table:style-name="ce2">
            <text:p>AERO HEALTHCAR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.95" table:style-name="ce2">
            <text:p>14.9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.5" table:style-name="ce2">
            <text:p>14.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.02" table:style-name="ce2">
            <text:p>1.02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48.5" table:style-name="ce2">
            <text:p>1648.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1.6" table:style-name="ce2">
            <text:p>211.6</text:p>
          </table:table-cell>
          <table:table-cell office:value-type="string" table:style-name="ce2">
            <text:p>MEDTRE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15" table:style-name="ce2">
            <text:p>101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.92" table:style-name="ce2">
            <text:p>45.9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.84" table:style-name="ce2">
            <text:p>21.84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1.2" table:style-name="ce2">
            <text:p>121.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0.32" table:style-name="ce2">
            <text:p>0.32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3.7" table:style-name="ce2">
            <text:p>373.7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SAFEGUARD MEDICAL TECHNOLOGI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2">
            <text:p>SAFEGUARD MEDICAL TECHNOLOGI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SAFEGUARD MEDICAL TECHNOLOGI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LEARTONE TELECOM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044.6" table:style-name="ce2">
            <text:p>36044.6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18" table:style-name="ce2">
            <text:p>4.18</text:p>
          </table:table-cell>
          <table:table-cell office:value-type="string" table:style-name="ce2">
            <text:p>RNIB ENTERPRIS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42" table:style-name="ce2">
            <text:p>7.42</text:p>
          </table:table-cell>
          <table:table-cell office:value-type="string" table:style-name="ce2">
            <text:p>RNIB ENTERPRIS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.479999999999997" table:style-name="ce2">
            <text:p>34.4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56" table:style-name="ce2">
            <text:p>28.5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2">
            <text:p>A &amp; J CATERING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7.19999999999999" table:style-name="ce2">
            <text:p>157.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22" table:style-name="ce2">
            <text:p>17.2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.72" table:style-name="ce2">
            <text:p>41.7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9.2" table:style-name="ce2">
            <text:p>169.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57" table:style-name="ce2">
            <text:p>15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6" table:style-name="ro1">
          <table:table-cell office:value-type="float" office:value="13.2" table:style-name="ce2">
            <text:p>13.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95" table:style-name="ce2">
            <text:p>15.9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.2" table:style-name="ce2">
            <text:p>13.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.119999999999997" table:style-name="ce2">
            <text:p>36.1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78" table:style-name="ce2">
            <text:p>20.7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.299999999999997" table:style-name="ce2">
            <text:p>39.3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78" table:style-name="ce2">
            <text:p>20.7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36" table:style-name="ce2">
            <text:p>24.3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85" table:style-name="ce2">
            <text:p>14.8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.74" table:style-name="ce2">
            <text:p>25.7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239999999999998" table:style-name="ce2">
            <text:p>16.2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57" table:style-name="ce2">
            <text:p>30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35" table:style-name="ce2">
            <text:p>28.3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.5" table:style-name="ce2">
            <text:p>49.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35" table:style-name="ce2">
            <text:p>28.3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8" table:style-name="ce2">
            <text:p>114.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79" table:style-name="ce2">
            <text:p>14.7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2" table:style-name="ce2">
            <text:p>17.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13" table:style-name="ce2">
            <text:p>30.13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8" table:style-name="ce2">
            <text:p>29.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.05" table:style-name="ce2">
            <text:p>67.0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80.08" table:style-name="ce2">
            <text:p>880.0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2.83" table:style-name="ce2">
            <text:p>82.83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739999999999998" table:style-name="ce2">
            <text:p>16.7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7.89" table:style-name="ce2">
            <text:p>17.8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97" table:style-name="ce2">
            <text:p>17.9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54" table:style-name="ce2">
            <text:p>2.5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3.32" table:style-name="ce2">
            <text:p>103.3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89" table:style-name="ce2">
            <text:p>17.8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7.89" table:style-name="ce2">
            <text:p>17.8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89" table:style-name="ce2">
            <text:p>17.8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89" table:style-name="ce2">
            <text:p>17.8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89" table:style-name="ce2">
            <text:p>17.8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880000000000003" table:style-name="ce2">
            <text:p>38.8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.05" table:style-name="ce2">
            <text:p>67.0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3.89999999999998" table:style-name="ce2">
            <text:p>263.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8.24" table:style-name="ce2">
            <text:p>268.2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5.6" table:style-name="ce2">
            <text:p>105.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4.15" table:style-name="ce2">
            <text:p>84.1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44" table:style-name="ce2">
            <text:p>7.4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5.6" table:style-name="ce2">
            <text:p>105.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3" table:style-name="ce2">
            <text:p>27.3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5.6" table:style-name="ce2">
            <text:p>105.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35" table:style-name="ce2">
            <text:p>28.3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92" table:style-name="ce2">
            <text:p>9.9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.75" table:style-name="ce2">
            <text:p>10.7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4" table:style-name="ce2">
            <text:p>15.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4" table:style-name="ce2">
            <text:p>15.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6" table:style-name="ce2">
            <text:p>8.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8" table:style-name="ce2">
            <text:p>30.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.7" table:style-name="ce2">
            <text:p>29.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6.5" table:style-name="ce2">
            <text:p>136.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.17" table:style-name="ce2">
            <text:p>25.1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.2" table:style-name="ce2">
            <text:p>42.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0599999999999996" table:style-name="ce2">
            <text:p>4.0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5.4" table:style-name="ce2">
            <text:p>85.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16" table:style-name="ce2">
            <text:p>26.1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57" table:style-name="ce2">
            <text:p>30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9.13" table:style-name="ce2">
            <text:p>99.13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0.57" table:style-name="ce2">
            <text:p>30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.58" table:style-name="ce2">
            <text:p>77.5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9.02" table:style-name="ce2">
            <text:p>69.0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7" table:style-name="ce2">
            <text:p>2.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1.5" table:style-name="ce2">
            <text:p>101.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.05" table:style-name="ce2">
            <text:p>67.0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74" table:style-name="ce2">
            <text:p>27.7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1.5" table:style-name="ce2">
            <text:p>101.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57" table:style-name="ce2">
            <text:p>30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75" table:style-name="ce2">
            <text:p>24.7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.479999999999997" table:style-name="ce2">
            <text:p>32.4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8.19999999999999" table:style-name="ce2">
            <text:p>128.2</text:p>
          </table:table-cell>
          <table:table-cell office:value-type="string" table:style-name="ce2">
            <text:p>A &amp; J CATERING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57" table:style-name="ce2">
            <text:p>30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9.15" table:style-name="ce2">
            <text:p>59.1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4.18" table:style-name="ce2">
            <text:p>54.1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74" table:style-name="ce2">
            <text:p>27.7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2.54" table:style-name="ce2">
            <text:p>162.5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.229999999999997" table:style-name="ce2">
            <text:p>40.23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57" table:style-name="ce2">
            <text:p>30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74" table:style-name="ce2">
            <text:p>27.7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.479999999999997" table:style-name="ce2">
            <text:p>32.4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.89" table:style-name="ce2">
            <text:p>11.8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3.75" table:style-name="ce2">
            <text:p>113.7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.92" table:style-name="ce2">
            <text:p>45.9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2" table:style-name="ce2">
            <text:p>26.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.72" table:style-name="ce2">
            <text:p>41.7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8.4" table:style-name="ce2">
            <text:p>338.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57" table:style-name="ce2">
            <text:p>15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4.8" table:style-name="ce2">
            <text:p>394.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.92" table:style-name="ce2">
            <text:p>45.9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.18" table:style-name="ce2">
            <text:p>21.1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37" table:style-name="ce2">
            <text:p>20.3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.68" table:style-name="ce2">
            <text:p>36.6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37" table:style-name="ce2">
            <text:p>20.3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57" table:style-name="ce2">
            <text:p>15.5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37" table:style-name="ce2">
            <text:p>20.3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.92" table:style-name="ce2">
            <text:p>41.9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.4" table:style-name="ce2">
            <text:p>57.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.42" table:style-name="ce2">
            <text:p>42.4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3.76" table:style-name="ce2">
            <text:p>473.7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.52" table:style-name="ce2">
            <text:p>41.5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6.1" table:style-name="ce2">
            <text:p>86.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22.6" table:style-name="ce2">
            <text:p>1622.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.34" table:style-name="ce2">
            <text:p>50.3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8.8" table:style-name="ce2">
            <text:p>168.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369999999999997" table:style-name="ce2">
            <text:p>35.3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.32" table:style-name="ce2">
            <text:p>52.3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9959.34" table:style-name="ce2">
            <text:p>389959.3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.48" table:style-name="ce2">
            <text:p>2.4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35" table:style-name="ce2">
            <text:p>22.3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.39" table:style-name="ce2">
            <text:p>65.3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9.02" table:style-name="ce2">
            <text:p>429.0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.25" table:style-name="ce2">
            <text:p>37.2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.270000000000003" table:style-name="ce2">
            <text:p>34.2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59" table:style-name="ce2">
            <text:p>20.5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91.25" table:style-name="ce2">
            <text:p>491.2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4.25" table:style-name="ce2">
            <text:p>74.2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13" table:style-name="ce2">
            <text:p>30.13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.22" table:style-name="ce2">
            <text:p>77.2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88" table:style-name="ce2">
            <text:p>14.8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6.22" table:style-name="ce2">
            <text:p>116.2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88" table:style-name="ce2">
            <text:p>14.8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1.75" table:style-name="ce2">
            <text:p>111.7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10.9" table:style-name="ce2">
            <text:p>510.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264.21" table:style-name="ce2">
            <text:p>13264.2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210.58" table:style-name="ce2">
            <text:p>13210.5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262.78" table:style-name="ce2">
            <text:p>13262.7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7.32" table:style-name="ce2">
            <text:p>157.3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7.6" table:style-name="ce2">
            <text:p>387.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4.37" table:style-name="ce2">
            <text:p>384.3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0.12" table:style-name="ce2">
            <text:p>240.1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19.42" table:style-name="ce2">
            <text:p>219.4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8.08999999999997" table:style-name="ce2">
            <text:p>268.0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8.71" table:style-name="ce2">
            <text:p>248.7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8.39999999999998" table:style-name="ce2">
            <text:p>258.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1.46" table:style-name="ce2">
            <text:p>161.4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5.48" table:style-name="ce2">
            <text:p>245.4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2.38" table:style-name="ce2">
            <text:p>342.3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5.6" table:style-name="ce2">
            <text:p>165.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8.08999999999997" table:style-name="ce2">
            <text:p>268.0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1.94" table:style-name="ce2">
            <text:p>251.9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7.91" table:style-name="ce2">
            <text:p>377.9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1.84" table:style-name="ce2">
            <text:p>231.8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7.91" table:style-name="ce2">
            <text:p>377.9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8.71" table:style-name="ce2">
            <text:p>248.7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9.38999999999999" table:style-name="ce2">
            <text:p>159.3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77.91" table:style-name="ce2">
            <text:p>377.9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9.04" table:style-name="ce2">
            <text:p>149.0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9.33" table:style-name="ce2">
            <text:p>229.33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1.84" table:style-name="ce2">
            <text:p>231.8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9.38999999999999" table:style-name="ce2">
            <text:p>159.39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1.84" table:style-name="ce2">
            <text:p>231.8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1.81" table:style-name="ce2">
            <text:p>171.81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6.97" table:style-name="ce2">
            <text:p>146.97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1.84" table:style-name="ce2">
            <text:p>231.8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9.42" table:style-name="ce2">
            <text:p>219.4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2.38" table:style-name="ce2">
            <text:p>342.3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.44" table:style-name="ce2">
            <text:p>34.4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.95" table:style-name="ce2">
            <text:p>25.9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.950000000000003" table:style-name="ce2">
            <text:p>33.9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7.6" table:style-name="ce2">
            <text:p>507.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.4" table:style-name="ce2">
            <text:p>52.4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.18" table:style-name="ce2">
            <text:p>40.18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.950000000000003" table:style-name="ce2">
            <text:p>33.9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4.22" table:style-name="ce2">
            <text:p>64.22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35" table:style-name="ce2">
            <text:p>28.3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.5" table:style-name="ce2">
            <text:p>60.5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059999999999999" table:style-name="ce2">
            <text:p>17.06</text:p>
          </table:table-cell>
          <table:table-cell office:value-type="string" table:style-name="ce2">
            <text:p>COMPASS CONTRACT SERVICES U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string" table:style-name="ce2">
            <text:p>ID MANAGEMENT SYSTEM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EUROPA WORLDWIDE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21.16" table:style-name="ce2">
            <text:p>3521.16</text:p>
          </table:table-cell>
          <table:table-cell office:value-type="string" table:style-name="ce2">
            <text:p>LEVEL PEAKS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2.5" table:style-name="ce2">
            <text:p>232.5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7.5" table:style-name="ce2">
            <text:p>77.5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2.5" table:style-name="ce2">
            <text:p>232.5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.5" table:style-name="ce2">
            <text:p>77.5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08.73" table:style-name="ce2">
            <text:p>908.73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1.05" table:style-name="ce2">
            <text:p>191.05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21.4" table:style-name="ce2">
            <text:p>2821.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31.67" table:style-name="ce2">
            <text:p>1031.6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.42" table:style-name="ce2">
            <text:p>76.4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21" table:style-name="ce2">
            <text:p>38.2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32.1000000000004" table:style-name="ce2">
            <text:p>4232.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10.7" table:style-name="ce2">
            <text:p>1410.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1.05" table:style-name="ce2">
            <text:p>191.05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57.12" table:style-name="ce2">
            <text:p>2257.1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2.14" table:style-name="ce2">
            <text:p>282.1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57.12" table:style-name="ce2">
            <text:p>2257.1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5.68" table:style-name="ce2">
            <text:p>305.6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9.26" table:style-name="ce2">
            <text:p>229.2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3.15" table:style-name="ce2">
            <text:p>573.15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10.7" table:style-name="ce2">
            <text:p>1410.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8.21" table:style-name="ce2">
            <text:p>38.2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2.14" table:style-name="ce2">
            <text:p>282.1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21" table:style-name="ce2">
            <text:p>38.2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8.52" table:style-name="ce2">
            <text:p>458.5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2.14" table:style-name="ce2">
            <text:p>282.1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17.78" table:style-name="ce2">
            <text:p>7617.7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57.12" table:style-name="ce2">
            <text:p>2257.1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85.68" table:style-name="ce2">
            <text:p>3385.6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8.52" table:style-name="ce2">
            <text:p>458.5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4.28" table:style-name="ce2">
            <text:p>564.2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.42" table:style-name="ce2">
            <text:p>76.4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2.14" table:style-name="ce2">
            <text:p>282.1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92.84" table:style-name="ce2">
            <text:p>1692.8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4.28" table:style-name="ce2">
            <text:p>564.2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.42" table:style-name="ce2">
            <text:p>76.4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2.14" table:style-name="ce2">
            <text:p>282.1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1.05" table:style-name="ce2">
            <text:p>191.05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2.14" table:style-name="ce2">
            <text:p>282.1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9.26" table:style-name="ce2">
            <text:p>229.2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10.7" table:style-name="ce2">
            <text:p>1410.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85.68" table:style-name="ce2">
            <text:p>3385.6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2.1" table:style-name="ce2">
            <text:p>382.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21" table:style-name="ce2">
            <text:p>38.2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4.28" table:style-name="ce2">
            <text:p>564.2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2.14" table:style-name="ce2">
            <text:p>282.1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8.21" table:style-name="ce2">
            <text:p>38.2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39.2600000000002" table:style-name="ce2">
            <text:p>2539.2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3.89" table:style-name="ce2">
            <text:p>343.89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92.84" table:style-name="ce2">
            <text:p>1692.8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10.7" table:style-name="ce2">
            <text:p>1410.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1.05" table:style-name="ce2">
            <text:p>191.05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05.68" table:style-name="ce2">
            <text:p>305.6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.42" table:style-name="ce2">
            <text:p>76.4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5.70999999999998" table:style-name="ce2">
            <text:p>325.71</text:p>
          </table:table-cell>
          <table:table-cell office:value-type="string" table:style-name="ce2">
            <text:p>ALT-BERG BOOT MANUFACTURING COMPAN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04" table:style-name="ce2">
            <text:p>114.04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2.5" table:style-name="ce2">
            <text:p>322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4.5" table:style-name="ce2">
            <text:p>64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.25" table:style-name="ce2">
            <text:p>37.2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5" table:style-name="ce2">
            <text:p>14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0.26" table:style-name="ce2">
            <text:p>120.26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string" table:style-name="ce2">
            <text:p>CAMBIUM ADVISO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6.7" table:style-name="ce2">
            <text:p>86.7</text:p>
          </table:table-cell>
          <table:table-cell office:value-type="string" table:style-name="ce2">
            <text:p>CAMBIUM ADVISO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95" table:style-name="ce2">
            <text:p>14.95</text:p>
          </table:table-cell>
          <table:table-cell office:value-type="string" table:style-name="ce2">
            <text:p>CAMBIUM ADVISO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35" table:style-name="ce2">
            <text:p>43.35</text:p>
          </table:table-cell>
          <table:table-cell office:value-type="string" table:style-name="ce2">
            <text:p>CAMBIUM ADVISO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0.26" table:style-name="ce2">
            <text:p>120.26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0.52" table:style-name="ce2">
            <text:p>240.52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65.14" table:style-name="ce2">
            <text:p>65.14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.57" table:style-name="ce2">
            <text:p>32.57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2.85" table:style-name="ce2">
            <text:p>162.85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2">
            <text:p>CAMBIUM ADVISO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ARIAT EUROP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2.85" table:style-name="ce2">
            <text:p>162.85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0.56" table:style-name="ce2">
            <text:p>260.56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.57" table:style-name="ce2">
            <text:p>32.57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0.56" table:style-name="ce2">
            <text:p>260.56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57" table:style-name="ce2">
            <text:p>28.57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0.28" table:style-name="ce2">
            <text:p>130.28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89" table:style-name="ce2">
            <text:p>22.89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02" table:style-name="ce2">
            <text:p>14.02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9.5" table:style-name="ce2">
            <text:p>139.5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.95" table:style-name="ce2">
            <text:p>13.95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2">
            <text:p>H FINE &amp; SON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2">
            <text:p>H FINE &amp; SON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50" table:style-name="ce2">
            <text:p>2250</text:p>
          </table:table-cell>
          <table:table-cell office:value-type="string" table:style-name="ce2">
            <text:p>H FINE &amp; SON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2">
            <text:p>H FINE &amp; SON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8.19999999999999" table:style-name="ce2">
            <text:p>148.2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9.1" table:style-name="ce2">
            <text:p>89.1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82" table:style-name="ce2">
            <text:p>14.82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94" table:style-name="ce2">
            <text:p>5.94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548.92" table:style-name="ce2">
            <text:p>11548.9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70.02" table:style-name="ce2">
            <text:p>2170.0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421.919999999998" table:style-name="ce2">
            <text:p>24421.9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79" table:style-name="ce2">
            <text:p>5.79</text:p>
          </table:table-cell>
          <table:table-cell office:value-type="string" table:style-name="ce2">
            <text:p>NITON EQUIPMEN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9.8" table:style-name="ce2">
            <text:p>119.8</text:p>
          </table:table-cell>
          <table:table-cell office:value-type="string" table:style-name="ce2">
            <text:p>NITON EQUIPMENT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95" table:style-name="ce2">
            <text:p>14.95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RELIANCE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2">
            <text:p>PETER JONES (ILG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7.5" table:style-name="ce2">
            <text:p>337.5</text:p>
          </table:table-cell>
          <table:table-cell office:value-type="string" table:style-name="ce2">
            <text:p>PETER JONES (ILG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93" table:style-name="ce2">
            <text:p>7.93</text:p>
          </table:table-cell>
          <table:table-cell office:value-type="string" table:style-name="ce2">
            <text:p>PETER JONES (ILG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9.04" table:style-name="ce2">
            <text:p>89.0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5.2" table:style-name="ce2">
            <text:p>445.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780.8" table:style-name="ce2">
            <text:p>1780.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5.2" table:style-name="ce2">
            <text:p>445.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61.6" table:style-name="ce2">
            <text:p>3561.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84.2" table:style-name="ce2">
            <text:p>3784.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3.56" table:style-name="ce2">
            <text:p>133.5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04" table:style-name="ce2">
            <text:p>114.04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0.26" table:style-name="ce2">
            <text:p>120.26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5" table:style-name="ce2">
            <text:p>27.5</text:p>
          </table:table-cell>
          <table:table-cell office:value-type="string" table:style-name="ce2">
            <text:p>SPORTSBIKESHO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SPORTSBIKESHO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SPORTSBIKESHO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.5" table:style-name="ce2">
            <text:p>27.5</text:p>
          </table:table-cell>
          <table:table-cell office:value-type="string" table:style-name="ce2">
            <text:p>SPORTSBIKESHO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SPORTSBIKESHO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14" table:style-name="ce2">
            <text:p>2814</text:p>
          </table:table-cell>
          <table:table-cell office:value-type="string" table:style-name="ce2">
            <text:p>GARMENTEC GROUP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GARMENTEC GROUP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4.04" table:style-name="ce2">
            <text:p>194.04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97.04" table:style-name="ce2">
            <text:p>2097.04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10.6500000000001" table:style-name="ce2">
            <text:p>1310.65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262.13" table:style-name="ce2">
            <text:p>262.13</text:p>
          </table:table-cell>
          <table:table-cell office:value-type="string" table:style-name="ce2">
            <text:p>DERBY UNITEX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2.48" table:style-name="ce2">
            <text:p>782.48</text:p>
          </table:table-cell>
          <table:table-cell office:value-type="string" table:style-name="ce2">
            <text:p>LEVEL PEAKS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9.14" table:style-name="ce2">
            <text:p>759.14</text:p>
          </table:table-cell>
          <table:table-cell office:value-type="string" table:style-name="ce2">
            <text:p>LEVEL PEAKS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90" table:style-name="ce2">
            <text:p>1390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.42" table:style-name="ce2">
            <text:p>76.4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2.24" table:style-name="ce2">
            <text:p>472.2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8.36" table:style-name="ce2">
            <text:p>708.3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299999999999997" table:style-name="ce2">
            <text:p>38.3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63" table:style-name="ce2">
            <text:p>114.63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4.2" table:style-name="ce2">
            <text:p>764.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8.36" table:style-name="ce2">
            <text:p>708.3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2.24" table:style-name="ce2">
            <text:p>472.2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6.12" table:style-name="ce2">
            <text:p>236.1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2.24" table:style-name="ce2">
            <text:p>472.2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76.42" table:style-name="ce2">
            <text:p>76.4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119999999999997" table:style-name="ce2">
            <text:p>38.1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8.21" table:style-name="ce2">
            <text:p>38.2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6.12" table:style-name="ce2">
            <text:p>236.1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63" table:style-name="ce2">
            <text:p>114.63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.42" table:style-name="ce2">
            <text:p>76.4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63" table:style-name="ce2">
            <text:p>114.63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52.84" table:style-name="ce2">
            <text:p>1652.8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7.47000000000003" table:style-name="ce2">
            <text:p>267.4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6.12" table:style-name="ce2">
            <text:p>236.1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21" table:style-name="ce2">
            <text:p>38.2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80.5999999999999" table:style-name="ce2">
            <text:p>1180.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1.05" table:style-name="ce2">
            <text:p>191.05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88.96" table:style-name="ce2">
            <text:p>1888.9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5.68" table:style-name="ce2">
            <text:p>305.6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6.42" table:style-name="ce2">
            <text:p>76.4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8.36" table:style-name="ce2">
            <text:p>708.3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2.84" table:style-name="ce2">
            <text:p>152.8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.21" table:style-name="ce2">
            <text:p>38.2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55.25" table:style-name="ce2">
            <text:p>955.25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8.52" table:style-name="ce2">
            <text:p>458.5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22.3999999999996" table:style-name="ce2">
            <text:p>4722.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44.48" table:style-name="ce2">
            <text:p>944.4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2.24" table:style-name="ce2">
            <text:p>472.2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33.44" table:style-name="ce2">
            <text:p>2833.4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61.1999999999998" table:style-name="ce2">
            <text:p>2361.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2.1" table:style-name="ce2">
            <text:p>382.1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55.25" table:style-name="ce2">
            <text:p>955.25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88.96" table:style-name="ce2">
            <text:p>1888.96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5.68" table:style-name="ce2">
            <text:p>305.68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903" table:style-name="ce2">
            <text:p>5903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36.12" table:style-name="ce2">
            <text:p>236.12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2.24" table:style-name="ce2">
            <text:p>472.24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903" table:style-name="ce2">
            <text:p>5903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7.47000000000003" table:style-name="ce2">
            <text:p>267.47</text:p>
          </table:table-cell>
          <table:table-cell office:value-type="string" table:style-name="ce2">
            <text:p>COONEEN PROTE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4.85" table:style-name="ce2">
            <text:p>504.85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3.88" table:style-name="ce2">
            <text:p>403.88</text:p>
          </table:table-cell>
          <table:table-cell office:value-type="string" table:style-name="ce2">
            <text:p>ENDURA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8.75" table:style-name="ce2">
            <text:p>98.75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9.25" table:style-name="ce2">
            <text:p>59.25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B A TEXTIL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4.04" table:style-name="ce2">
            <text:p>114.04</text:p>
          </table:table-cell>
          <table:table-cell office:value-type="string" table:style-name="ce2">
            <text:p>POLICE RESOURCES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2">
            <text:p>MICHAEL LUPTON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MICHAEL LUPTON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JUMA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331" table:style-name="ce2">
            <text:p>6331</text:p>
          </table:table-cell>
          <table:table-cell office:value-type="string" table:style-name="ce2">
            <text:p>JUMA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.57" table:style-name="ce2">
            <text:p>28.57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0.28" table:style-name="ce2">
            <text:p>130.28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7.71" table:style-name="ce2">
            <text:p>97.71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.14" table:style-name="ce2">
            <text:p>65.14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2.85" table:style-name="ce2">
            <text:p>162.85</text:p>
          </table:table-cell>
          <table:table-cell office:value-type="string" table:style-name="ce2">
            <text:p>WM SUGDEN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5" table:style-name="ce2">
            <text:p>91.5</text:p>
          </table:table-cell>
          <table:table-cell office:value-type="string" table:style-name="ce2">
            <text:p>ALT-BERG BOOT MANUFACTURING COMPAN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2">
            <text:p>ALT-BERG BOOT MANUFACTURING COMPAN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99" table:style-name="ce2">
            <text:p>8.99</text:p>
          </table:table-cell>
          <table:table-cell office:value-type="string" table:style-name="ce2">
            <text:p>LED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9.64" table:style-name="ce2">
            <text:p>329.64</text:p>
          </table:table-cell>
          <table:table-cell office:value-type="string" table:style-name="ce2">
            <text:p>LEDCO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9.10000000000002" table:style-name="ce2">
            <text:p>269.1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.3" table:style-name="ce2">
            <text:p>78.3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6.52000000000001" table:style-name="ce2">
            <text:p>146.52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3.1" table:style-name="ce2">
            <text:p>113.1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3.5" table:style-name="ce2">
            <text:p>363.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3.76" table:style-name="ce2">
            <text:p>23.76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71" table:style-name="ce2">
            <text:p>4.71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7.06" table:style-name="ce2">
            <text:p>277.06</text:p>
          </table:table-cell>
          <table:table-cell office:value-type="string" table:style-name="ce2">
            <text:p>FOURTH ELEMENT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0.78" table:style-name="ce2">
            <text:p>360.78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0.52" table:style-name="ce2">
            <text:p>240.52</text:p>
          </table:table-cell>
          <table:table-cell office:value-type="string" table:style-name="ce2">
            <text:p>EDGAR BROTHER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8.400000000000006" table:style-name="ce2">
            <text:p>68.4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2.6" table:style-name="ce2">
            <text:p>102.6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100000000000001" table:style-name="ce2">
            <text:p>17.1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5" table:style-name="ce2">
            <text:p>14.5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.100000000000001" table:style-name="ce2">
            <text:p>17.1</text:p>
          </table:table-cell>
          <table:table-cell office:value-type="string" table:style-name="ce2">
            <text:p>WORKIN TOG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7.5" table:style-name="ce2">
            <text:p>247.5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6.75" table:style-name="ce2">
            <text:p>66.75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.75" table:style-name="ce2">
            <text:p>36.75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HIDEOUT LEATHER (2001)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2">
            <text:p>CAMBIUM ADVISO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AMBIUM ADVISO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80" table:style-name="ce2">
            <text:p>3180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80" table:style-name="ce2">
            <text:p>2580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390" table:style-name="ce2">
            <text:p>3390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MEHLER VARIO SYSTEM GMB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1.24" table:style-name="ce2">
            <text:p>391.24</text:p>
          </table:table-cell>
          <table:table-cell office:value-type="string" table:style-name="ce2">
            <text:p>LEVEL PEAKS ASSOCIAT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413" table:style-name="ce2">
            <text:p>2413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0.66" table:style-name="ce2">
            <text:p>210.66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23.9" table:style-name="ce2">
            <text:p>723.9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04.4" table:style-name="ce2">
            <text:p>1404.4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1.32" table:style-name="ce2">
            <text:p>421.32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2.2" table:style-name="ce2">
            <text:p>702.2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13" table:style-name="ce2">
            <text:p>2413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04.4" table:style-name="ce2">
            <text:p>1404.4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85.8499999999999" table:style-name="ce2">
            <text:p>1085.85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1.3" table:style-name="ce2">
            <text:p>241.3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.5" table:style-name="ce2">
            <text:p>25.5</text:p>
          </table:table-cell>
          <table:table-cell office:value-type="string" table:style-name="ce2">
            <text:p>KEELA INTERNATION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8.79" table:style-name="ce2">
            <text:p>1428.7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7.30000000000001" table:style-name="ce2">
            <text:p>147.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20.95" table:style-name="ce2">
            <text:p>220.95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0.68" table:style-name="ce2">
            <text:p>780.6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9.19000000000005" table:style-name="ce2">
            <text:p>589.19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98.52" table:style-name="ce2">
            <text:p>898.5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.73" table:style-name="ce2">
            <text:p>14.7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9.87" table:style-name="ce2">
            <text:p>279.8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6.62" table:style-name="ce2">
            <text:p>456.62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22.57" table:style-name="ce2">
            <text:p>1222.5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094.88" table:style-name="ce2">
            <text:p>4094.8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2.5" table:style-name="ce2">
            <text:p>162.5</text:p>
          </table:table-cell>
          <table:table-cell office:value-type="string" table:style-name="ce2">
            <text:p>KLEANCO DRY CLEANERS &amp; LAUNDRY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5.2" table:style-name="ce2">
            <text:p>65.2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5.35" table:style-name="ce2">
            <text:p>205.35</text:p>
          </table:table-cell>
          <table:table-cell office:value-type="string" table:style-name="ce2">
            <text:p>PREMIER PAPER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0.8" table:style-name="ce2">
            <text:p>220.8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90.8" table:style-name="ce2">
            <text:p>690.8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2">
            <text:p>PREMIER PAPER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48" table:style-name="ce2">
            <text:p>3448</text:p>
          </table:table-cell>
          <table:table-cell office:value-type="string" table:style-name="ce2">
            <text:p>CANON BUSINESS SERVICE (UK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437.47" table:style-name="ce2">
            <text:p>5437.47</text:p>
          </table:table-cell>
          <table:table-cell office:value-type="string" table:style-name="ce2">
            <text:p>NEOPOST LTD T/A QUADIENT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2.3" table:style-name="ce2">
            <text:p>762.3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2.5" table:style-name="ce2">
            <text:p>412.5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3.52" table:style-name="ce2">
            <text:p>53.52</text:p>
          </table:table-cell>
          <table:table-cell office:value-type="string" table:style-name="ce2">
            <text:p>LYRECO UK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65.5" table:style-name="ce2">
            <text:p>3965.5</text:p>
          </table:table-cell>
          <table:table-cell office:value-type="string" table:style-name="ce2">
            <text:p>CORPORATE DOCUMENT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.95" table:style-name="ce2">
            <text:p>30.9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.95" table:style-name="ce2">
            <text:p>49.95</text:p>
          </table:table-cell>
          <table:table-cell office:value-type="string" table:style-name="ce2">
            <text:p>CROSSBOW EDUC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9.9" table:style-name="ce2">
            <text:p>99.9</text:p>
          </table:table-cell>
          <table:table-cell office:value-type="string" table:style-name="ce2">
            <text:p>CROSSBOW EDUC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9" table:style-name="ce2">
            <text:p>9.99</text:p>
          </table:table-cell>
          <table:table-cell office:value-type="string" table:style-name="ce2">
            <text:p>CROSSBOW EDUC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9.94" table:style-name="ce2">
            <text:p>59.94</text:p>
          </table:table-cell>
          <table:table-cell office:value-type="string" table:style-name="ce2">
            <text:p>CROSSBOW EDUC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00" table:style-name="ce2">
            <text:p>180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96" table:style-name="ce2">
            <text:p>796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800" table:style-name="ce2">
            <text:p>5800</text:p>
          </table:table-cell>
          <table:table-cell office:value-type="string" table:style-name="ce2">
            <text:p>GEOTEC SURVEY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00" table:style-name="ce2">
            <text:p>1800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0" table:style-name="ce2">
            <text:p>104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52" table:style-name="ce2">
            <text:p>1152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840" table:style-name="ce2">
            <text:p>840</text:p>
          </table:table-cell>
          <table:table-cell office:value-type="string" table:style-name="ce2">
            <text:p>BWB CONSULT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48.1500000000001" table:style-name="ce2">
            <text:p>1048.15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125" table:style-name="ce2">
            <text:p>8125</text:p>
          </table:table-cell>
          <table:table-cell office:value-type="string" table:style-name="ce2">
            <text:p>LAMBERT SMITH HAMPTON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611" table:style-name="ce2">
            <text:p>5611</text:p>
          </table:table-cell>
          <table:table-cell office:value-type="string" table:style-name="ce2">
            <text:p>PICK EVERAR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40" table:style-name="ce2">
            <text:p>9940</text:p>
          </table:table-cell>
          <table:table-cell office:value-type="string" table:style-name="ce2">
            <text:p>HEATON DESIGN AND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850" table:style-name="ce2">
            <text:p>9850</text:p>
          </table:table-cell>
          <table:table-cell office:value-type="string" table:style-name="ce2">
            <text:p>HEATON DESIGN AND ENGINEERING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string" table:style-name="ce2">
            <text:p>STRUCTURAL &amp; BUILDING DESIGN CONSULTANT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.46" table:style-name="ce2">
            <text:p>10.46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.28" table:style-name="ce2">
            <text:p>14.28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3.75" table:style-name="ce2">
            <text:p>283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0.5" table:style-name="ce2">
            <text:p>340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0.5" table:style-name="ce2">
            <text:p>340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3.75" table:style-name="ce2">
            <text:p>283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0.5" table:style-name="ce2">
            <text:p>340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0.5" table:style-name="ce2">
            <text:p>340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0.5" table:style-name="ce2">
            <text:p>340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0.5" table:style-name="ce2">
            <text:p>340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3.75" table:style-name="ce2">
            <text:p>283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3.75" table:style-name="ce2">
            <text:p>283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92.75" table:style-name="ce2">
            <text:p>5792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97.25" table:style-name="ce2">
            <text:p>397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3.75" table:style-name="ce2">
            <text:p>283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0.5" table:style-name="ce2">
            <text:p>340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3.75" table:style-name="ce2">
            <text:p>283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0.5" table:style-name="ce2">
            <text:p>340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70.25" table:style-name="ce2">
            <text:p>170.2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7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5" table:style-name="ce2">
            <text:p>113.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6.75" table:style-name="ce2">
            <text:p>56.75</text:p>
          </table:table-cell>
          <table:table-cell office:value-type="string" table:style-name="ce2">
            <text:p>STREAMLINED FORENSIC RE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25" table:style-name="ce2">
            <text:p>1125</text:p>
          </table:table-cell>
          <table:table-cell office:value-type="string" table:style-name="ce2">
            <text:p>THERAPY PRACTIC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2">
            <text:p>ACCESS COUNSELLING OXFOR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15" table:style-name="ce2">
            <text:p>1115</text:p>
          </table:table-cell>
          <table:table-cell office:value-type="string" table:style-name="ce2">
            <text:p>LINGUASSIST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3967.37" table:style-name="ce2">
            <text:p>73967.37</text:p>
          </table:table-cell>
          <table:table-cell office:value-type="string" table:style-name="ce2">
            <text:p>D A LANGUAG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.9" table:style-name="ce2">
            <text:p>15.9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COLOUR GRAPHIC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1.75" table:style-name="ce2">
            <text:p>451.75</text:p>
          </table:table-cell>
          <table:table-cell office:value-type="string" table:style-name="ce2">
            <text:p>DTEC INTERNATIONAL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000" table:style-name="ce2">
            <text:p>250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000" table:style-name="ce2">
            <text:p>350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307.35" table:style-name="ce2">
            <text:p>8307.35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00" table:style-name="ce2">
            <text:p>3000</text:p>
          </table:table-cell>
          <table:table-cell office:value-type="string" table:style-name="ce2">
            <text:p>DONBRACK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6.6" table:style-name="ce2">
            <text:p>186.6</text:p>
          </table:table-cell>
          <table:table-cell office:value-type="string" table:style-name="ce2">
            <text:p>COTSWOLD VEHICLE RECOVE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40" table:style-name="ce2">
            <text:p>4540</text:p>
          </table:table-cell>
          <table:table-cell office:value-type="string" table:style-name="ce2">
            <text:p>SYSTEMS TECHNOLOGY CONSULTA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192.5" table:style-name="ce2">
            <text:p>18192.5</text:p>
          </table:table-cell>
          <table:table-cell office:value-type="string" table:style-name="ce2">
            <text:p>SYSTEMS TECHNOLOGY CONSULTA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EUROPEAN INSTRUMENT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821.8" table:style-name="ce2">
            <text:p>29821.8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174.200000000001" table:style-name="ce2">
            <text:p>10174.2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85.8999999999996" table:style-name="ce2">
            <text:p>4585.9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00" table:style-name="ce2">
            <text:p>2100</text:p>
          </table:table-cell>
          <table:table-cell office:value-type="string" table:style-name="ce2">
            <text:p>ACUME FORENSIC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482.1" table:style-name="ce2">
            <text:p>8482.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61" table:style-name="ce2">
            <text:p>166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513.2" table:style-name="ce2">
            <text:p>5513.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16.61" table:style-name="ce2">
            <text:p>7716.6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09.1799999999998" table:style-name="ce2">
            <text:p>2509.18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02.32" table:style-name="ce2">
            <text:p>3402.32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17" table:style-name="ce2">
            <text:p>1617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45" table:style-name="ce2">
            <text:p>4445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466.7000000000007" table:style-name="ce2">
            <text:p>8466.7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73.88" table:style-name="ce2">
            <text:p>7073.88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202.95" table:style-name="ce2">
            <text:p>11202.9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995.93" table:style-name="ce2">
            <text:p>10995.93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838.46" table:style-name="ce2">
            <text:p>10838.46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.38" table:style-name="ce2">
            <text:p>18.38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885.4" table:style-name="ce2">
            <text:p>31885.4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219.42" table:style-name="ce2">
            <text:p>12219.4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575.43" table:style-name="ce2">
            <text:p>13575.43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763.72" table:style-name="ce2">
            <text:p>21763.7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950" table:style-name="ce2">
            <text:p>1950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74.18" table:style-name="ce2">
            <text:p>1274.18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00" table:style-name="ce2">
            <text:p>1300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47.32" table:style-name="ce2">
            <text:p>1447.32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19.29" table:style-name="ce2">
            <text:p>5319.29</text:p>
          </table:table-cell>
          <table:table-cell office:value-type="string" table:style-name="ce2">
            <text:p>CCL- FORENSIC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970" table:style-name="ce2">
            <text:p>297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78.1" table:style-name="ce2">
            <text:p>7778.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776.25" table:style-name="ce2">
            <text:p>28776.25</text:p>
          </table:table-cell>
          <table:table-cell office:value-type="string" table:style-name="ce2">
            <text:p>SYSTEMS TECHNOLOGY CONSULTANT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447.41" table:style-name="ce2">
            <text:p>7447.41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526.93" table:style-name="ce2">
            <text:p>9526.93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53.1" table:style-name="ce2">
            <text:p>8053.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93" table:style-name="ce2">
            <text:p>2193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07.8" table:style-name="ce2">
            <text:p>5607.8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00" table:style-name="ce2">
            <text:p>1100</text:p>
          </table:table-cell>
          <table:table-cell office:value-type="string" table:style-name="ce2">
            <text:p>FORENSIC IMAGE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60" table:style-name="ce2">
            <text:p>126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130" table:style-name="ce2">
            <text:p>5130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4.19" table:style-name="ce2">
            <text:p>374.19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13.03" table:style-name="ce2">
            <text:p>1313.03</text:p>
          </table:table-cell>
          <table:table-cell office:value-type="string" table:style-name="ce2">
            <text:p>KEY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A J PRODUCTS (UK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68" table:style-name="ce2">
            <text:p>3.6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.94" table:style-name="ce2">
            <text:p>11.94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.48" table:style-name="ce2">
            <text:p>42.4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.82" table:style-name="ce2">
            <text:p>41.8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.899999999999999" table:style-name="ce2">
            <text:p>17.9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72" table:style-name="ce2">
            <text:p>6.7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.079999999999998" table:style-name="ce2">
            <text:p>16.0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.479999999999997" table:style-name="ce2">
            <text:p>34.48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.82" table:style-name="ce2">
            <text:p>23.8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5.07" table:style-name="ce2">
            <text:p>285.07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7.5" table:style-name="ce2">
            <text:p>57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9.4" table:style-name="ce2">
            <text:p>119.4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930" table:style-name="ce2">
            <text:p>3930</text:p>
          </table:table-cell>
          <table:table-cell office:value-type="string" table:style-name="ce2">
            <text:p>EUROFINS FORENSIC SERVIC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283.5" table:style-name="ce2">
            <text:p>11283.5</text:p>
          </table:table-cell>
          <table:table-cell office:value-type="string" table:style-name="ce2">
            <text:p>UKA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CACI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1.27" table:style-name="ce2">
            <text:p>181.27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0.68" table:style-name="ce2">
            <text:p>350.68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968.7" table:style-name="ce2">
            <text:p>2968.7</text:p>
          </table:table-cell>
          <table:table-cell office:value-type="string" table:style-name="ce2">
            <text:p>FORENSIC PATHOLOGY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2">
            <text:p>ORAMIS DIGITAL AUTOPSY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2">
            <text:p>ORAMIS DIGITAL AUTOPSY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968.7" table:style-name="ce2">
            <text:p>2968.7</text:p>
          </table:table-cell>
          <table:table-cell office:value-type="string" table:style-name="ce2">
            <text:p>FORENSIC PATHOLOGY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37.38" table:style-name="ce2">
            <text:p>237.38</text:p>
          </table:table-cell>
          <table:table-cell office:value-type="string" table:style-name="ce2">
            <text:p>FORENSIC ACCESS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22.8" table:style-name="ce2">
            <text:p>7822.8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3.77" table:style-name="ce2">
            <text:p>73.77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862.17" table:style-name="ce2">
            <text:p>12862.17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32.78" table:style-name="ce2">
            <text:p>1032.78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584.61" table:style-name="ce2">
            <text:p>5584.61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47.53" table:style-name="ce2">
            <text:p>1647.53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55.6000000000004" table:style-name="ce2">
            <text:p>5055.6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.400000000000006" table:style-name="ce2">
            <text:p>70.4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0.80000000000001" table:style-name="ce2">
            <text:p>140.8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803.8" table:style-name="ce2">
            <text:p>12803.8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0.80000000000001" table:style-name="ce2">
            <text:p>140.8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28" table:style-name="ce2">
            <text:p>2728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504.95" table:style-name="ce2">
            <text:p>5504.95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2">
            <text:p>ORCHID CELLMARK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95" table:style-name="ce2">
            <text:p>3595</text:p>
          </table:table-cell>
          <table:table-cell office:value-type="string" table:style-name="ce2">
            <text:p>BYWATER TRAINING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71.1" table:style-name="ce2">
            <text:p>571.1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6.1" table:style-name="ce2">
            <text:p>116.1</text:p>
          </table:table-cell>
          <table:table-cell office:value-type="string" table:style-name="ce2">
            <text:p>LEWIS OROURK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94.1999999999998" table:style-name="ce2">
            <text:p>2494.2</text:p>
          </table:table-cell>
          <table:table-cell office:value-type="string" table:style-name="ce2">
            <text:p>MINDS @ EAS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99.1" table:style-name="ce2">
            <text:p>399.1</text:p>
          </table:table-cell>
          <table:table-cell office:value-type="string" table:style-name="ce2">
            <text:p>SCOTT DUNN INTERVENTION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90.7" table:style-name="ce2">
            <text:p>490.7</text:p>
          </table:table-cell>
          <table:table-cell office:value-type="string" table:style-name="ce2">
            <text:p>DYNAMIC INTERVENTION SERVIC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53.2" table:style-name="ce2">
            <text:p>453.2</text:p>
          </table:table-cell>
          <table:table-cell office:value-type="string" table:style-name="ce2">
            <text:p>DYNAMIC INTERVENTION SERVIC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ASCO CONSULTING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17.5" table:style-name="ce2">
            <text:p>1817.5</text:p>
          </table:table-cell>
          <table:table-cell office:value-type="string" table:style-name="ce2">
            <text:p>ESRI (UK)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string" table:style-name="ce2">
            <text:p>CUBE CONTENT GOVERNANCE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000.05" table:style-name="ce2">
            <text:p>27000.05</text:p>
          </table:table-cell>
          <table:table-cell office:value-type="string" table:style-name="ce2">
            <text:p>ACCENTURE (UK)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000" table:style-name="ce2">
            <text:p>28000</text:p>
          </table:table-cell>
          <table:table-cell office:value-type="string" table:style-name="ce2">
            <text:p>BrightGen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500" table:style-name="ce2">
            <text:p>18500</text:p>
          </table:table-cell>
          <table:table-cell office:value-type="string" table:style-name="ce2">
            <text:p>BrightGen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500" table:style-name="ce2">
            <text:p>15500</text:p>
          </table:table-cell>
          <table:table-cell office:value-type="string" table:style-name="ce2">
            <text:p>ILLUMINET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2">
            <text:p>ADIDO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00.5" table:style-name="ce2">
            <text:p>1900.5</text:p>
          </table:table-cell>
          <table:table-cell office:value-type="string" table:style-name="ce2">
            <text:p>INCOMES DATA RESEARCH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1.18" table:style-name="ce2">
            <text:p>51.18</text:p>
          </table:table-cell>
          <table:table-cell office:value-type="string" table:style-name="ce2">
            <text:p>TRAVELEX CURRENCY SERVICE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54.9100000000001" table:style-name="ce2">
            <text:p>1154.91</text:p>
          </table:table-cell>
          <table:table-cell office:value-type="string" table:style-name="ce2">
            <text:p>G4S FINANCE SHARED SERVICE CENTRE (FSSC)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03.93" table:style-name="ce2">
            <text:p>803.93</text:p>
          </table:table-cell>
          <table:table-cell office:value-type="string" table:style-name="ce2">
            <text:p>G4S FINANCE SHARED SERVICE CENTRE (FSSC)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6340.17" table:style-name="ce2">
            <text:p>26340.17</text:p>
          </table:table-cell>
          <table:table-cell office:value-type="string" table:style-name="ce2">
            <text:p>XPS ADMINISTRATION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45.5200000000004" table:style-name="ce2">
            <text:p>4145.52</text:p>
          </table:table-cell>
          <table:table-cell office:value-type="string" table:style-name="ce2">
            <text:p>CGI IT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2">
            <text:p>CGI IT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048.59" table:style-name="ce2">
            <text:p>9048.59</text:p>
          </table:table-cell>
          <table:table-cell office:value-type="string" table:style-name="ce2">
            <text:p>CGI IT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22.77" table:style-name="ce2">
            <text:p>2122.77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876" table:style-name="ce2">
            <text:p>5876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9.32" table:style-name="ce2">
            <text:p>239.32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3.5" table:style-name="ce2">
            <text:p>273.5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.53" table:style-name="ce2">
            <text:p>17.53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.9" table:style-name="ce2">
            <text:p>32.9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1.84" table:style-name="ce2">
            <text:p>21.84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.97" table:style-name="ce2">
            <text:p>4.97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72" table:style-name="ce2">
            <text:p>3.72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.35" table:style-name="ce2">
            <text:p>22.35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3" table:style-name="ce2">
            <text:p>9.93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.81" table:style-name="ce2">
            <text:p>37.81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6.93" table:style-name="ce2">
            <text:p>36.93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.9" table:style-name="ce2">
            <text:p>11.9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.22" table:style-name="ce2">
            <text:p>6.22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6.69" table:style-name="ce2">
            <text:p>26.69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0.680000000000007" table:style-name="ce2">
            <text:p>80.68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7.94" table:style-name="ce2">
            <text:p>47.94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.039999999999999" table:style-name="ce2">
            <text:p>10.04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6.74" table:style-name="ce2">
            <text:p>56.74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.97" table:style-name="ce2">
            <text:p>4.97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64" table:style-name="ce2">
            <text:p>3.64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.7" table:style-name="ce2">
            <text:p>27.7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.05" table:style-name="ce2">
            <text:p>27.05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.7200000000000006" table:style-name="ce2">
            <text:p>8.72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.37" table:style-name="ce2">
            <text:p>16.37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9.55" table:style-name="ce2">
            <text:p>19.55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9.1" table:style-name="ce2">
            <text:p>59.1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.119999999999997" table:style-name="ce2">
            <text:p>35.12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.36" table:style-name="ce2">
            <text:p>7.36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1.57" table:style-name="ce2">
            <text:p>41.57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.53" table:style-name="ce2">
            <text:p>4.53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.84" table:style-name="ce2">
            <text:p>12.84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4.1" table:style-name="ce2">
            <text:p>24.1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.64" table:style-name="ce2">
            <text:p>3.64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.73" table:style-name="ce2">
            <text:p>2.73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54.7" table:style-name="ce2">
            <text:p>854.7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92.54" table:style-name="ce2">
            <text:p>792.54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82.72" table:style-name="ce2">
            <text:p>682.72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5.26" table:style-name="ce2">
            <text:p>295.26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8.97" table:style-name="ce2">
            <text:p>358.97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7.5" table:style-name="ce2">
            <text:p>47.5</text:p>
          </table:table-cell>
          <table:table-cell office:value-type="string" table:style-name="ce2">
            <text:p>BLAKE MORGAN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75" table:style-name="ce2">
            <text:p>1575</text:p>
          </table:table-cell>
          <table:table-cell office:value-type="string" table:style-name="ce2">
            <text:p>KEITH CARTER &amp; ASSOCIATE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string" table:style-name="ce2">
            <text:p>CAPSTICKS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WEL MEDICAL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9.96" table:style-name="ce2">
            <text:p>139.96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08.25" table:style-name="ce2">
            <text:p>7008.25</text:p>
          </table:table-cell>
          <table:table-cell office:value-type="string" table:style-name="ce2">
            <text:p>QUADIENT (NEOPOST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.06" table:style-name="ce2">
            <text:p>119.06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.75" table:style-name="ce2">
            <text:p>45.75</text:p>
          </table:table-cell>
          <table:table-cell office:value-type="string" table:style-name="ce2">
            <text:p>FEDEX EXPRESS UK TRANSPORTATI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.41999999999999" table:style-name="ce2">
            <text:p>153.42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.12" table:style-name="ce2">
            <text:p>126.12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.8" table:style-name="ce2">
            <text:p>86.8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06.33" table:style-name="ce2">
            <text:p>6006.33</text:p>
          </table:table-cell>
          <table:table-cell office:value-type="string" table:style-name="ce2">
            <text:p>QUADIENT (NEOPOST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98.42" table:style-name="ce2">
            <text:p>2298.42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33.08000000000001" table:style-name="ce2">
            <text:p>133.08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9.34" table:style-name="ce2">
            <text:p>159.34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4.7" table:style-name="ce2">
            <text:p>464.7</text:p>
          </table:table-cell>
          <table:table-cell office:value-type="string" table:style-name="ce2">
            <text:p>NEOPOST LTD T/A QUADIENT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string" table:style-name="ce2">
            <text:p>FEDEX EXPRESS UK TRANSPORTATION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</text:p>
          </table:table-cell>
          <table:table-cell office:value-type="string" table:style-name="ce2">
            <text:p>INTRAMARK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JOHN ROTHERY (WHOLESALE) CO.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MAZON MEDICAL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AQUAJET CLEANING EQUIPMEN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6.47" table:style-name="ce2">
            <text:p>1186.47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393.17" table:style-name="ce2">
            <text:p>25393.17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58.38" table:style-name="ce2">
            <text:p>1458.38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47.96" table:style-name="ce2">
            <text:p>11847.96</text:p>
          </table:table-cell>
          <table:table-cell office:value-type="string" table:style-name="ce2">
            <text:p>PSL PRINT MANAGMEN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86.44" table:style-name="ce2">
            <text:p>886.44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3.22" table:style-name="ce2">
            <text:p>883.22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2.39" table:style-name="ce2">
            <text:p>872.39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6.19" table:style-name="ce2">
            <text:p>926.19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90" table:style-name="ce2">
            <text:p>1990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72" table:style-name="ce2">
            <text:p>125.72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8.25" table:style-name="ce2">
            <text:p>658.25</text:p>
          </table:table-cell>
          <table:table-cell office:value-type="string" table:style-name="ce2">
            <text:p>ROYAL MAI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ONIC COMMUNICATIONS (INT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52.30999999999995" table:style-name="ce2">
            <text:p>652.31</text:p>
          </table:table-cell>
          <table:table-cell office:value-type="string" table:style-name="ce2">
            <text:p>CITY SPRINT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9.55" table:style-name="ce2">
            <text:p>889.55</text:p>
          </table:table-cell>
          <table:table-cell office:value-type="string" table:style-name="ce2">
            <text:p>CITY SPRINT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.48" table:style-name="ce2">
            <text:p>43.48</text:p>
          </table:table-cell>
          <table:table-cell office:value-type="string" table:style-name="ce2">
            <text:p>CITY SPRINT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TOTEBOX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95" table:style-name="ce2">
            <text:p>5.95</text:p>
          </table:table-cell>
          <table:table-cell office:value-type="string" table:style-name="ce2">
            <text:p>MEDTRE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1.08" table:style-name="ce2">
            <text:p>91.08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6" table:style-name="ro1">
          <table:table-cell office:value-type="float" office:value="177" table:style-name="ce2">
            <text:p>177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2">
            <text:p>SEPURA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0.4" table:style-name="ce2">
            <text:p>220.4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.95" table:style-name="ce2">
            <text:p>11.95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MILLBECK COMMUNICATION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47.79999999999995" table:style-name="ce2">
            <text:p>547.8</text:p>
          </table:table-cell>
          <table:table-cell office:value-type="string" table:style-name="ce2">
            <text:p>PJ &amp; RH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PJ &amp; RH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.91" table:style-name="ce2">
            <text:p>17.91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9.18" table:style-name="ce2">
            <text:p>99.18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9.55" table:style-name="ce2">
            <text:p>89.55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.53" table:style-name="ce2">
            <text:p>16.53</text:p>
          </table:table-cell>
          <table:table-cell office:value-type="string" table:style-name="ce2">
            <text:p>AXESS INTERNATIONAL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0160.67" table:style-name="ce2">
            <text:p>220160.67</text:p>
          </table:table-cell>
          <table:table-cell office:value-type="string" table:style-name="ce2">
            <text:p>AIRWAVE SOLU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5088.9" table:style-name="ce2">
            <text:p>225088.9</text:p>
          </table:table-cell>
          <table:table-cell office:value-type="string" table:style-name="ce2">
            <text:p>AIRWAVE 02 (ASL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2">
            <text:p>LUCION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7.5" table:style-name="ce2">
            <text:p>427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11.54" table:style-name="ce2">
            <text:p>411.54</text:p>
          </table:table-cell>
          <table:table-cell office:value-type="string" table:style-name="ce2">
            <text:p>TG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17.66" table:style-name="ce2">
            <text:p>4017.66</text:p>
          </table:table-cell>
          <table:table-cell office:value-type="string" table:style-name="ce2">
            <text:p>ICETRA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VIRGIN MEDIA BUSINES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072.8000000000002" table:style-name="ce2">
            <text:p>2072.8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88.42" table:style-name="ce2">
            <text:p>288.42</text:p>
          </table:table-cell>
          <table:table-cell office:value-type="string" table:style-name="ce2">
            <text:p>IRON MOUNTAIN SECURE SHREDDING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817.09" table:style-name="ce2">
            <text:p>817.09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15" table:style-name="ce2">
            <text:p>2115</text:p>
          </table:table-cell>
          <table:table-cell office:value-type="string" table:style-name="ce2">
            <text:p>VODAFONE LTD (FIN OPS)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917.44" table:style-name="ce2">
            <text:p>5917.44</text:p>
          </table:table-cell>
          <table:table-cell office:value-type="string" table:style-name="ce2">
            <text:p>ICETRA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0599999999999996" table:style-name="ce2">
            <text:p>4.0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05.5" table:style-name="ce2">
            <text:p>405.5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.36" table:style-name="ce2">
            <text:p>10.36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69.1999999999998" table:style-name="ce2">
            <text:p>2369.2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11.23" table:style-name="ce2">
            <text:p>1411.23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48" table:style-name="ce2">
            <text:p>6.48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7.27" table:style-name="ce2">
            <text:p>277.27</text:p>
          </table:table-cell>
          <table:table-cell office:value-type="string" table:style-name="ce2">
            <text:p>VODAFONE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59.12" table:style-name="ce2">
            <text:p>1659.12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78.3" table:style-name="ce2">
            <text:p>1878.3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22" table:style-name="ce2">
            <text:p>1022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755" table:style-name="ce2">
            <text:p>475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776.2" table:style-name="ce2">
            <text:p>6776.2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95.04" table:style-name="ce2">
            <text:p>595.0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724.45" table:style-name="ce2">
            <text:p>27724.4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74.73" table:style-name="ce2">
            <text:p>1174.73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882" table:style-name="ce2">
            <text:p>1882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50" table:style-name="ce2">
            <text:p>6250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9.02" table:style-name="ce2">
            <text:p>29.02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02.76" table:style-name="ce2">
            <text:p>3002.76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48.24" table:style-name="ce2">
            <text:p>948.2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5.5" table:style-name="ce2">
            <text:p>255.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916" table:style-name="ce2">
            <text:p>3916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16.76" table:style-name="ce2">
            <text:p>916.76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52" table:style-name="ce2">
            <text:p>2652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20" table:style-name="ce2">
            <text:p>3420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989" table:style-name="ce2">
            <text:p>198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74.74" table:style-name="ce2">
            <text:p>1174.7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174.8" table:style-name="ce2">
            <text:p>7174.8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32.74" table:style-name="ce2">
            <text:p>432.74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86.15" table:style-name="ce2">
            <text:p>386.1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125" table:style-name="ce2">
            <text:p>312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2">
            <text:p>DUPLI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47.6" table:style-name="ce2">
            <text:p>347.6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14.97" table:style-name="ce2">
            <text:p>614.97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28.02" table:style-name="ce2">
            <text:p>28.02</text:p>
          </table:table-cell>
          <table:table-cell office:value-type="string" table:style-name="ce2">
            <text:p>DUPLI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DUPLI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650" table:style-name="ce2">
            <text:p>1650</text:p>
          </table:table-cell>
          <table:table-cell office:value-type="string" table:style-name="ce2">
            <text:p>DUPLI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.02" table:style-name="ce2">
            <text:p>28.02</text:p>
          </table:table-cell>
          <table:table-cell office:value-type="string" table:style-name="ce2">
            <text:p>DUPLI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2.39" table:style-name="ce2">
            <text:p>372.39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8.66" table:style-name="ce2">
            <text:p>88.66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15" table:style-name="ce2">
            <text:p>111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15" table:style-name="ce2">
            <text:p>111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SWITCHSHOP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2.5" table:style-name="ce2">
            <text:p>142.5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ANNODATA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788.59" table:style-name="ce2">
            <text:p>28788.59</text:p>
          </table:table-cell>
          <table:table-cell office:value-type="string" table:style-name="ce2">
            <text:p>B-PLAN INFORMATION 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346.36" table:style-name="ce2">
            <text:p>5346.36</text:p>
          </table:table-cell>
          <table:table-cell office:value-type="string" table:style-name="ce2">
            <text:p>B-PLAN INFORMATION 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895.97" table:style-name="ce2">
            <text:p>10895.97</text:p>
          </table:table-cell>
          <table:table-cell office:value-type="string" table:style-name="ce2">
            <text:p>B-PLAN INFORMATION 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11.07" table:style-name="ce2">
            <text:p>1011.07</text:p>
          </table:table-cell>
          <table:table-cell office:value-type="string" table:style-name="ce2">
            <text:p>B-PLAN INFORMATION SYSTEM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36.98" table:style-name="ce2">
            <text:p>736.98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MPUTACENTER (UK)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0375.51" table:style-name="ce2">
            <text:p>160375.51</text:p>
          </table:table-cell>
          <table:table-cell office:value-type="string" table:style-name="ce2">
            <text:p>SSS PUBLIC SAFETY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3800000000000008" table:style-name="ce2">
            <text:p>9.38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.75" table:style-name="ce2">
            <text:p>33.7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8.56" table:style-name="ce2">
            <text:p>88.56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0.02" table:style-name="ce2">
            <text:p>0.02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10.12" table:style-name="ce2">
            <text:p>110.12</text:p>
          </table:table-cell>
          <table:table-cell office:value-type="string" table:style-name="ce2">
            <text:p>CDW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810" table:style-name="ce2">
            <text:p>27810</text:p>
          </table:table-cell>
          <table:table-cell office:value-type="string" table:style-name="ce2">
            <text:p>SPECIALIST COMPUTER CENTRES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545" table:style-name="ce2">
            <text:p>1545</text:p>
          </table:table-cell>
          <table:table-cell office:value-type="string" table:style-name="ce2">
            <text:p>INFODATA SYSTEM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2">
            <text:p>INFODATA SYSTEM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262" table:style-name="ce2">
            <text:p>3262</text:p>
          </table:table-cell>
          <table:table-cell office:value-type="string" table:style-name="ce2">
            <text:p>INFODATA SYSTEM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6861.12" table:style-name="ce2">
            <text:p>216861.12</text:p>
          </table:table-cell>
          <table:table-cell office:value-type="string" table:style-name="ce2">
            <text:p>SOFTCAT PL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936.75" table:style-name="ce2">
            <text:p>6936.75</text:p>
          </table:table-cell>
          <table:table-cell office:value-type="string" table:style-name="ce2">
            <text:p>NLA MEDIA ACCES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93.38" table:style-name="ce2">
            <text:p>693.38</text:p>
          </table:table-cell>
          <table:table-cell office:value-type="string" table:style-name="ce2">
            <text:p>NLA MEDIA ACCESS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48.8" table:style-name="ce2">
            <text:p>3748.8</text:p>
          </table:table-cell>
          <table:table-cell office:value-type="string" table:style-name="ce2">
            <text:p>UK TELEMATIC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70.6200000000008" table:style-name="ce2">
            <text:p>8670.62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5.11" table:style-name="ce2">
            <text:p>275.11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805.7900000000009" table:style-name="ce2">
            <text:p>9805.79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965" table:style-name="ce2">
            <text:p>16965</text:p>
          </table:table-cell>
          <table:table-cell office:value-type="string" table:style-name="ce2">
            <text:p>CROWN HOSTING DATA CENTR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4460" table:style-name="ce2">
            <text:p>64460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4355.98" table:style-name="ce2">
            <text:p>14355.98</text:p>
          </table:table-cell>
          <table:table-cell office:value-type="string" table:style-name="ce2">
            <text:p>FUJITSU (FTS)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string" table:style-name="ce2">
            <text:p>AA SONS T/AS MONTEM GUEST HOUS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4.23" table:style-name="ce2">
            <text:p>474.23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703.86" table:style-name="ce2">
            <text:p>20703.86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8.33" table:style-name="ce2">
            <text:p>458.33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18" table:style-name="ro1">
          <table:table-cell office:value-type="float" office:value="237.5" table:style-name="ce2">
            <text:p>237.5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7.5" table:style-name="ce2">
            <text:p>437.5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.22" table:style-name="ce2">
            <text:p>84.22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0.8" table:style-name="ce2">
            <text:p>0.8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2.08000000000001" table:style-name="ce2">
            <text:p>152.08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8.33000000000001" table:style-name="ce2">
            <text:p>158.33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.92" table:style-name="ce2">
            <text:p>127.92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5.36" table:style-name="ce2">
            <text:p>65.36</text:p>
          </table:table-cell>
          <table:table-cell office:value-type="string" table:style-name="ce2">
            <text:p>LANDMARC SUPPORT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50" table:style-name="ce2">
            <text:p>1250</text:p>
          </table:table-cell>
          <table:table-cell office:value-type="string" table:style-name="ce2">
            <text:p>FEDERATION HOUS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2">
            <text:p>SHAW HOUS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2">
            <text:p>SHAW HOUSE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572.43" table:style-name="ce2">
            <text:p>5572.43</text:p>
          </table:table-cell>
          <table:table-cell office:value-type="string" table:style-name="ce2">
            <text:p>KINTO UK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68.31" table:style-name="ce2">
            <text:p>1868.31</text:p>
          </table:table-cell>
          <table:table-cell office:value-type="string" table:style-name="ce2">
            <text:p>READING TRANSPOR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55" table:style-name="ce2">
            <text:p>235.55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.25" table:style-name="ce2">
            <text:p>1.25</text:p>
          </table:table-cell>
          <table:table-cell office:value-type="string" table:style-name="ce2">
            <text:p>CTM NORTH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3.16000000000003" table:style-name="ce2">
            <text:p>273.16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0.67" table:style-name="ce2">
            <text:p>230.67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21.58" table:style-name="ce2">
            <text:p>1221.58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3.0899999999999" table:style-name="ce2">
            <text:p>1033.09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0.05" table:style-name="ce2">
            <text:p>290.0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85.16" table:style-name="ce2">
            <text:p>2585.16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.74" table:style-name="ce2">
            <text:p>137.74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8.44999999999999" table:style-name="ce2">
            <text:p>148.4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7.94" table:style-name="ce2">
            <text:p>177.94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2.01" table:style-name="ce2">
            <text:p>672.01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7.36" table:style-name="ce2">
            <text:p>187.36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.78" table:style-name="ce2">
            <text:p>129.78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8.83" table:style-name="ce2">
            <text:p>228.83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3.26" table:style-name="ce2">
            <text:p>193.26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3.95" table:style-name="ce2">
            <text:p>183.9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.15" table:style-name="ce2">
            <text:p>56.1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32.22" table:style-name="ce2">
            <text:p>632.22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.05" table:style-name="ce2">
            <text:p>89.0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1.32000000000005" table:style-name="ce2">
            <text:p>561.32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288.91" table:style-name="ce2">
            <text:p>16288.91</text:p>
          </table:table-cell>
          <table:table-cell office:value-type="string" table:style-name="ce2">
            <text:p>CERTAS ENERG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669.160000000003" table:style-name="ce2">
            <text:p>34669.16</text:p>
          </table:table-cell>
          <table:table-cell office:value-type="string" table:style-name="ce2">
            <text:p>CERTAS ENERGY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19.2" table:style-name="ce2">
            <text:p>1019.2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35.08" table:style-name="ce2">
            <text:p>1135.08</text:p>
          </table:table-cell>
          <table:table-cell office:value-type="string" table:style-name="ce2">
            <text:p>CASTROL (UK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179.8" table:style-name="ce2">
            <text:p>23179.8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45.72" table:style-name="ce2">
            <text:p>3045.72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3.70000000000005" table:style-name="ce2">
            <text:p>573.7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29.75" table:style-name="ce2">
            <text:p>629.7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8.85" table:style-name="ce2">
            <text:p>368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15.2800000000002" table:style-name="ce2">
            <text:p>2615.28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71.75" table:style-name="ce2">
            <text:p>1571.7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.95" table:style-name="ce2">
            <text:p>78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4.58" table:style-name="ce2">
            <text:p>224.58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64.48" table:style-name="ce2">
            <text:p>5464.48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46.03" table:style-name="ce2">
            <text:p>3346.03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2.11" table:style-name="ce2">
            <text:p>232.11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2">
            <text:p>MICHELI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3.84" table:style-name="ce2">
            <text:p>1323.8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7.85" table:style-name="ce2">
            <text:p>377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3.95" table:style-name="ce2">
            <text:p>123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1.8" table:style-name="ce2">
            <text:p>491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09" table:style-name="ce2">
            <text:p>140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77.74" table:style-name="ce2">
            <text:p>4177.7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47.83" table:style-name="ce2">
            <text:p>4447.83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76.51" table:style-name="ce2">
            <text:p>3476.51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49.4000000000001" table:style-name="ce2">
            <text:p>1249.4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7.9" table:style-name="ce2">
            <text:p>207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1.85000000000002" table:style-name="ce2">
            <text:p>311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75.15" table:style-name="ce2">
            <text:p>1475.1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4.95" table:style-name="ce2">
            <text:p>64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2.15" table:style-name="ce2">
            <text:p>752.1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631.32" table:style-name="ce2">
            <text:p>25631.32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2.24" table:style-name="ce2">
            <text:p>302.2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ENVIROTYRE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40" table:style-name="ce2">
            <text:p>1240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.95" table:style-name="ce2">
            <text:p>96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.95" table:style-name="ce2">
            <text:p>117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.45" table:style-name="ce2">
            <text:p>72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5.7" table:style-name="ce2">
            <text:p>755.7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.45" table:style-name="ce2">
            <text:p>79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.24" table:style-name="ce2">
            <text:p>90.24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2.25" table:style-name="ce2">
            <text:p>452.2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1.9" table:style-name="ce2">
            <text:p>211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.45" table:style-name="ce2">
            <text:p>90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7.45" table:style-name="ce2">
            <text:p>107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2">
            <text:p>FRASER EVANS &amp; SON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9.75" table:style-name="ce2">
            <text:p>309.7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.95" table:style-name="ce2">
            <text:p>92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65" table:style-name="ce2">
            <text:p>95.6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5.02" table:style-name="ce2">
            <text:p>525.02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8.2" table:style-name="ce2">
            <text:p>228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1.6" table:style-name="ce2">
            <text:p>241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1.6" table:style-name="ce2">
            <text:p>441.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0.25" table:style-name="ce2">
            <text:p>230.2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4.54000000000002" table:style-name="ce2">
            <text:p>304.54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4.12" table:style-name="ce2">
            <text:p>434.12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.95" table:style-name="ce2">
            <text:p>61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9" table:style-name="ce2">
            <text:p>154.9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.69999999999999" table:style-name="ce2">
            <text:p>153.7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3.8" table:style-name="ce2">
            <text:p>433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3.73" table:style-name="ce2">
            <text:p>113.73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1.8" table:style-name="ce2">
            <text:p>361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7.8" table:style-name="ce2">
            <text:p>437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.5" table:style-name="ce2">
            <text:p>99.5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4.74" table:style-name="ce2">
            <text:p>304.74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2.9" table:style-name="ce2">
            <text:p>232.9</text:p>
          </table:table-cell>
          <table:table-cell office:value-type="string" table:style-name="ce2">
            <text:p>CAMBRIAN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.2" table:style-name="ce2">
            <text:p>76.2</text:p>
          </table:table-cell>
          <table:table-cell office:value-type="string" table:style-name="ce2">
            <text:p>STAPLETONS (TYRE SERVICES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9" table:style-name="ce2">
            <text:p>154.9</text:p>
          </table:table-cell>
          <table:table-cell office:value-type="string" table:style-name="ce2">
            <text:p>MICHELDEVER TYRE &amp; AUTO SERVIC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.45" table:style-name="ce2">
            <text:p>105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62.35" table:style-name="ce2">
            <text:p>3062.35</text:p>
          </table:table-cell>
          <table:table-cell office:value-type="string" table:style-name="ce2">
            <text:p>GOODYEAR DUNLOP UK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29.75" table:style-name="ce2">
            <text:p>629.7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8.9" table:style-name="ce2">
            <text:p>188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7.85" table:style-name="ce2">
            <text:p>377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4.95" table:style-name="ce2">
            <text:p>64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.95" table:style-name="ce2">
            <text:p>48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.95" table:style-name="ce2">
            <text:p>127.9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.45" table:style-name="ce2">
            <text:p>105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9.6" table:style-name="ce2">
            <text:p>559.6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3.9" table:style-name="ce2">
            <text:p>223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9.6" table:style-name="ce2">
            <text:p>459.6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0.9" table:style-name="ce2">
            <text:p>210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.45" table:style-name="ce2">
            <text:p>105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1.9" table:style-name="ce2">
            <text:p>181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1.8" table:style-name="ce2">
            <text:p>511.8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9.5" table:style-name="ce2">
            <text:p>699.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7.9" table:style-name="ce2">
            <text:p>187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0.3" table:style-name="ce2">
            <text:p>440.3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.9" table:style-name="ce2">
            <text:p>139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.14" table:style-name="ce2">
            <text:p>90.14</text:p>
          </table:table-cell>
          <table:table-cell office:value-type="string" table:style-name="ce2">
            <text:p>APASE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.45" table:style-name="ce2">
            <text:p>105.4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0.9" table:style-name="ce2">
            <text:p>210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.9" table:style-name="ce2">
            <text:p>139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22.5" table:style-name="ce2">
            <text:p>1222.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9.6" table:style-name="ce2">
            <text:p>559.6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1.72" table:style-name="ce2">
            <text:p>381.72</text:p>
          </table:table-cell>
          <table:table-cell office:value-type="string" table:style-name="ce2">
            <text:p>HEATH PRODUC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52" table:style-name="ce2">
            <text:p>95.52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34" table:style-name="ce2">
            <text:p>41.34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239999999999995" table:style-name="ce2">
            <text:p>75.24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92" table:style-name="ce2">
            <text:p>6.92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58" table:style-name="ce2">
            <text:p>8.58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.599999999999994" table:style-name="ce2">
            <text:p>76.6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3.13" table:style-name="ce2">
            <text:p>373.13</text:p>
          </table:table-cell>
          <table:table-cell office:value-type="string" table:style-name="ce2">
            <text:p>HEATH PRODUC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8.64" table:style-name="ce2">
            <text:p>198.64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58" table:style-name="ce2">
            <text:p>39.58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64" table:style-name="ce2">
            <text:p>2.64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35" table:style-name="ce2">
            <text:p>6.35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05" table:style-name="ce2">
            <text:p>6.0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6.76" table:style-name="ce2">
            <text:p>276.76</text:p>
          </table:table-cell>
          <table:table-cell office:value-type="string" table:style-name="ce2">
            <text:p>HEATH PRODUC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6" table:style-name="ce2">
            <text:p>51.6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6.4" table:style-name="ce2">
            <text:p>106.4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.04" table:style-name="ce2">
            <text:p>92.04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2.52" table:style-name="ce2">
            <text:p>372.5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.41" table:style-name="ce2">
            <text:p>78.41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2">
            <text:p>L BENNETT AND SON LTD- WELWYN GARDE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46" table:style-name="ce2">
            <text:p>20.46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.14" table:style-name="ce2">
            <text:p>53.14</text:p>
          </table:table-cell>
          <table:table-cell office:value-type="string" table:style-name="ce2">
            <text:p>ELLIOT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7" table:style-name="ce2">
            <text:p>11.7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TEVEN EAGELL TOYOT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.94" table:style-name="ce2">
            <text:p>44.94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.09" table:style-name="ce2">
            <text:p>47.0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3.04" table:style-name="ce2">
            <text:p>143.0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.74" table:style-name="ce2">
            <text:p>47.74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.4" table:style-name="ce2">
            <text:p>133.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4" table:style-name="ce2">
            <text:p>10.4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5.18" table:style-name="ce2">
            <text:p>155.18</text:p>
          </table:table-cell>
          <table:table-cell office:value-type="string" table:style-name="ce2">
            <text:p>APASE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.4" table:style-name="ce2">
            <text:p>133.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22" table:style-name="ce2">
            <text:p>51.22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000" table:style-name="ce2">
            <text:p>25000</text:p>
          </table:table-cell>
          <table:table-cell office:value-type="string" table:style-name="ce2">
            <text:p>POST OFFICE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3.48" table:style-name="ce2">
            <text:p>273.48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94" table:style-name="ce2">
            <text:p>24.94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3.48" table:style-name="ce2">
            <text:p>273.48</text:p>
          </table:table-cell>
          <table:table-cell office:value-type="string" table:style-name="ce2">
            <text:p>PRO-TECT SAFETY SIG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76.85000000000002" table:style-name="ce2">
            <text:p>276.85</text:p>
          </table:table-cell>
          <table:table-cell office:value-type="string" table:style-name="ce2">
            <text:p>NIGHTSEARCHER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9499999999999993" table:style-name="ce2">
            <text:p>9.95</text:p>
          </table:table-cell>
          <table:table-cell office:value-type="string" table:style-name="ce2">
            <text:p>NIGHTSEARCHER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.5500000000000007" table:style-name="ce2">
            <text:p>9.5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199999999999999" table:style-name="ce2">
            <text:p>10.2</text:p>
          </table:table-cell>
          <table:table-cell office:value-type="string" table:style-name="ce2">
            <text:p>STEVEN EAGELL TOYOTA - LETCHWORT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2.92" table:style-name="ce2">
            <text:p>242.9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.63" table:style-name="ce2">
            <text:p>75.63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4.17" table:style-name="ce2">
            <text:p>304.1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7.96" table:style-name="ce2">
            <text:p>537.9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13" table:style-name="ce2">
            <text:p>13.1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2.25" table:style-name="ce2">
            <text:p>512.2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5.83999999999997" table:style-name="ce2">
            <text:p>295.84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199999999999999" table:style-name="ce2">
            <text:p>10.2</text:p>
          </table:table-cell>
          <table:table-cell office:value-type="string" table:style-name="ce2">
            <text:p>STEVEN EAGELL TOYOT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2.3" table:style-name="ce2">
            <text:p>62.3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.55" table:style-name="ce2">
            <text:p>70.55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46" table:style-name="ce2">
            <text:p>20.4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.64" table:style-name="ce2">
            <text:p>79.6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81" table:style-name="ce2">
            <text:p>95.8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7.62" table:style-name="ce2">
            <text:p>327.62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1.13" table:style-name="ce2">
            <text:p>241.13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.2" table:style-name="ce2">
            <text:p>52.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1.76" table:style-name="ce2">
            <text:p>221.7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0.26" table:style-name="ce2">
            <text:p>390.2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63.17" table:style-name="ce2">
            <text:p>1463.17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8.61" table:style-name="ce2">
            <text:p>58.6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93.5" table:style-name="ce2">
            <text:p>1993.5</text:p>
          </table:table-cell>
          <table:table-cell office:value-type="string" table:style-name="ce2">
            <text:p>BROADWAY ELECTRICAL SERVICE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6.85" table:style-name="ce2">
            <text:p>236.8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.41" table:style-name="ce2">
            <text:p>103.4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4.53" table:style-name="ce2">
            <text:p>94.5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12.53" table:style-name="ce2">
            <text:p>7912.53</text:p>
          </table:table-cell>
          <table:table-cell office:value-type="string" table:style-name="ce2">
            <text:p>BABCOCK VEHICLE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199999999999999" table:style-name="ce2">
            <text:p>10.2</text:p>
          </table:table-cell>
          <table:table-cell office:value-type="string" table:style-name="ce2">
            <text:p>STEVEN EAGELL TOYOTA - LETCHWORT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63" table:style-name="ce2">
            <text:p>13.6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98" table:style-name="ce2">
            <text:p>7.9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8.99" table:style-name="ce2">
            <text:p>188.9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98" table:style-name="ce2">
            <text:p>8.9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9.39" table:style-name="ce2">
            <text:p>169.3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77.2" table:style-name="ce2">
            <text:p>1777.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.64" table:style-name="ce2">
            <text:p>79.6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1.62" table:style-name="ce2">
            <text:p>191.6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64" table:style-name="ce2">
            <text:p>68.6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96" table:style-name="ce2">
            <text:p>10.9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3.05" table:style-name="ce2">
            <text:p>113.05</text:p>
          </table:table-cell>
          <table:table-cell office:value-type="string" table:style-name="ce2">
            <text:p>MOTUS TRUCK &amp; VA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.04" table:style-name="ce2">
            <text:p>84.0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9.89999999999998" table:style-name="ce2">
            <text:p>259.9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.18" table:style-name="ce2">
            <text:p>21.18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7.56" table:style-name="ce2">
            <text:p>127.5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4.48" table:style-name="ce2">
            <text:p>104.48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.7" table:style-name="ce2">
            <text:p>47.7</text:p>
          </table:table-cell>
          <table:table-cell office:value-type="string" table:style-name="ce2">
            <text:p>TOOMEY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3.8" table:style-name="ce2">
            <text:p>83.8</text:p>
          </table:table-cell>
          <table:table-cell office:value-type="string" table:style-name="ce2">
            <text:p>WESTAWAY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9.02" table:style-name="ce2">
            <text:p>459.0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.400000000000006" table:style-name="ce2">
            <text:p>80.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29" table:style-name="ce2">
            <text:p>12.2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1.58" table:style-name="ce2">
            <text:p>241.5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3.96" table:style-name="ce2">
            <text:p>173.9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.6" table:style-name="ce2">
            <text:p>31.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98" table:style-name="ce2">
            <text:p>8.9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34" table:style-name="ce2">
            <text:p>5.3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.5" table:style-name="ce2">
            <text:p>73.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88" table:style-name="ce2">
            <text:p>235.88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.62" table:style-name="ce2">
            <text:p>14.62</text:p>
          </table:table-cell>
          <table:table-cell office:value-type="string" table:style-name="ce2">
            <text:p>MARSHALL MOTOR GROUP LTD - WGC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8.26" table:style-name="ce2">
            <text:p>328.2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.62" table:style-name="ce2">
            <text:p>120.62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.19" table:style-name="ce2">
            <text:p>80.19</text:p>
          </table:table-cell>
          <table:table-cell office:value-type="string" table:style-name="ce2">
            <text:p>COUPE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5.3699999999999" table:style-name="ce2">
            <text:p>1035.37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02.92" table:style-name="ce2">
            <text:p>1402.9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93" table:style-name="ce2">
            <text:p>28.9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11" table:style-name="ce2">
            <text:p>2.1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19" table:style-name="ce2">
            <text:p>88.19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.8" table:style-name="ce2">
            <text:p>6.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38" table:style-name="ce2">
            <text:p>20.3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12.13" table:style-name="ce2">
            <text:p>4912.13</text:p>
          </table:table-cell>
          <table:table-cell office:value-type="string" table:style-name="ce2">
            <text:p>BABCOCK VEHICLE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6.84" table:style-name="ce2">
            <text:p>216.84</text:p>
          </table:table-cell>
          <table:table-cell office:value-type="string" table:style-name="ce2">
            <text:p>WESTAWAY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7.25" table:style-name="ce2">
            <text:p>117.25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14" table:style-name="ce2">
            <text:p>15.14</text:p>
          </table:table-cell>
          <table:table-cell office:value-type="string" table:style-name="ce2">
            <text:p>NORTON WAY HOND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51" table:style-name="ce2">
            <text:p>12.51</text:p>
          </table:table-cell>
          <table:table-cell office:value-type="string" table:style-name="ce2">
            <text:p>MOTUS TRUCK &amp; VAN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.83" table:style-name="ce2">
            <text:p>40.83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.14" table:style-name="ce2">
            <text:p>34.1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.33000000000001" table:style-name="ce2">
            <text:p>132.3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4.52000000000001" table:style-name="ce2">
            <text:p>134.5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.19" table:style-name="ce2">
            <text:p>139.19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.64" table:style-name="ce2">
            <text:p>68.64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3.76" table:style-name="ce2">
            <text:p>273.76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67" table:style-name="ce2">
            <text:p>125.67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6.33999999999997" table:style-name="ce2">
            <text:p>276.3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.52" table:style-name="ce2">
            <text:p>14.52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24" table:style-name="ce2">
            <text:p>13.2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6.69999999999999" table:style-name="ce2">
            <text:p>146.7</text:p>
          </table:table-cell>
          <table:table-cell office:value-type="string" table:style-name="ce2">
            <text:p>ELLIOT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.94999999999999" table:style-name="ce2">
            <text:p>139.95</text:p>
          </table:table-cell>
          <table:table-cell office:value-type="string" table:style-name="ce2">
            <text:p>ELLIOT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9.45" table:style-name="ce2">
            <text:p>169.45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39" table:style-name="ce2">
            <text:p>11.3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2.17" table:style-name="ce2">
            <text:p>102.17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.83000000000001" table:style-name="ce2">
            <text:p>133.83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1.5" table:style-name="ce2">
            <text:p>191.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.38" table:style-name="ce2">
            <text:p>46.3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.8" table:style-name="ce2">
            <text:p>118.8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6.79999999999995" table:style-name="ce2">
            <text:p>536.8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8" table:style-name="ce2">
            <text:p>12.8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5.83" table:style-name="ce2">
            <text:p>205.83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2">
            <text:p>SYNETIQ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.12" table:style-name="ce2">
            <text:p>16.12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54" table:style-name="ce2">
            <text:p>4.54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6.86000000000001" table:style-name="ce2">
            <text:p>156.86</text:p>
          </table:table-cell>
          <table:table-cell office:value-type="string" table:style-name="ce2">
            <text:p>STEVEN EAGELL TOYOTA - RAMSEY ROA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3.2" table:style-name="ce2">
            <text:p>183.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2">
            <text:p>SAFETY KLEEN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2.3" table:style-name="ce2">
            <text:p>1302.3</text:p>
          </table:table-cell>
          <table:table-cell office:value-type="string" table:style-name="ce2">
            <text:p>MAGNUM TYR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.17" table:style-name="ce2">
            <text:p>102.17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2">
            <text:p>SYNETIQ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.75" table:style-name="ce2">
            <text:p>96.7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78.71" table:style-name="ce2">
            <text:p>1078.7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.68" table:style-name="ce2">
            <text:p>133.68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2.82" table:style-name="ce2">
            <text:p>252.8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4.16" table:style-name="ce2">
            <text:p>224.16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56" table:style-name="ce2">
            <text:p>235.56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6.19" table:style-name="ce2">
            <text:p>96.1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7100000000000009" table:style-name="ce2">
            <text:p>9.7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69" table:style-name="ce2">
            <text:p>7.6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8" table:style-name="ce2">
            <text:p>28.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0.43" table:style-name="ce2">
            <text:p>370.43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.06" table:style-name="ce2">
            <text:p>61.0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.59" table:style-name="ce2">
            <text:p>118.59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69" table:style-name="ce2">
            <text:p>5.69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76" table:style-name="ce2">
            <text:p>8.76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.89" table:style-name="ce2">
            <text:p>28.89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.12" table:style-name="ce2">
            <text:p>120.12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81" table:style-name="ce2">
            <text:p>10.81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.61" table:style-name="ce2">
            <text:p>60.61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119999999999997" table:style-name="ce2">
            <text:p>37.12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3.49" table:style-name="ce2">
            <text:p>133.49</text:p>
          </table:table-cell>
          <table:table-cell office:value-type="string" table:style-name="ce2">
            <text:p>ECCO SAFETY GROUP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2">
            <text:p>SAFETY KLEEN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SAFETY KLEEN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.2" table:style-name="ce2">
            <text:p>79.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2.29" table:style-name="ce2">
            <text:p>172.29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.86" table:style-name="ce2">
            <text:p>57.86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3.51" table:style-name="ce2">
            <text:p>893.51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9.2" table:style-name="ce2">
            <text:p>79.2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6.33" table:style-name="ce2">
            <text:p>106.33</text:p>
          </table:table-cell>
          <table:table-cell office:value-type="string" table:style-name="ce2">
            <text:p>STEVEN EAGELL TOYOTA - RAMSEY ROA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.9" table:style-name="ce2">
            <text:p>21.9</text:p>
          </table:table-cell>
          <table:table-cell office:value-type="string" table:style-name="ce2">
            <text:p>ALLIANCE AUTOMOTIVE GROUP T/A MOTORSERV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.39" table:style-name="ce2">
            <text:p>89.39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.42" table:style-name="ce2">
            <text:p>118.4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.44" table:style-name="ce2">
            <text:p>56.44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7.32" table:style-name="ce2">
            <text:p>497.32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2.51" table:style-name="ce2">
            <text:p>552.51</text:p>
          </table:table-cell>
          <table:table-cell office:value-type="string" table:style-name="ce2">
            <text:p>T C HARRISON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9.66" table:style-name="ce2">
            <text:p>819.66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24.32000000000005" table:style-name="ce2">
            <text:p>524.32</text:p>
          </table:table-cell>
          <table:table-cell office:value-type="string" table:style-name="ce2">
            <text:p>CLOSE MOTOR COMPANY T/A CLOSE MITSUBISH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.25" table:style-name="ce2">
            <text:p>110.25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.53" table:style-name="ce2">
            <text:p>22.53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1.9" table:style-name="ce2">
            <text:p>111.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.409999999999997" table:style-name="ce2">
            <text:p>39.41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5.89" table:style-name="ce2">
            <text:p>115.89</text:p>
          </table:table-cell>
          <table:table-cell office:value-type="string" table:style-name="ce2">
            <text:p>SMITHS MOTOR GROUP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1.06" table:style-name="ce2">
            <text:p>61.06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.1" table:style-name="ce2">
            <text:p>56.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.77" table:style-name="ce2">
            <text:p>43.7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85.55" table:style-name="ce2">
            <text:p>1585.55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.83" table:style-name="ce2">
            <text:p>101.83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1.7" table:style-name="ce2">
            <text:p>311.7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.380000000000003" table:style-name="ce2">
            <text:p>38.38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4.34" table:style-name="ce2">
            <text:p>204.34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.08" table:style-name="ce2">
            <text:p>27.0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91" table:style-name="ce2">
            <text:p>29.9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8.09" table:style-name="ce2">
            <text:p>218.09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.92" table:style-name="ce2">
            <text:p>58.9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8.72" table:style-name="ce2">
            <text:p>178.72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86.42" table:style-name="ce2">
            <text:p>1386.42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98" table:style-name="ce2">
            <text:p>81.98</text:p>
          </table:table-cell>
          <table:table-cell office:value-type="string" table:style-name="ce2">
            <text:p>GSF CAR PART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.42" table:style-name="ce2">
            <text:p>31.42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06" table:style-name="ce2">
            <text:p>81.06</text:p>
          </table:table-cell>
          <table:table-cell office:value-type="string" table:style-name="ce2">
            <text:p>JAYAR COMPON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43" table:style-name="ce2">
            <text:p>7.43</text:p>
          </table:table-cell>
          <table:table-cell office:value-type="string" table:style-name="ce2">
            <text:p>JAYAR COMPON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0.05" table:style-name="ce2">
            <text:p>180.05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.51" table:style-name="ce2">
            <text:p>105.51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4.45" table:style-name="ce2">
            <text:p>184.45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21" table:style-name="ce2">
            <text:p>5.21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4.13" table:style-name="ce2">
            <text:p>124.13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8.39" table:style-name="ce2">
            <text:p>748.39</text:p>
          </table:table-cell>
          <table:table-cell office:value-type="string" table:style-name="ce2">
            <text:p>SYTNER HIGH WYCOMB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.5" table:style-name="ce2">
            <text:p>87.5</text:p>
          </table:table-cell>
          <table:table-cell office:value-type="string" table:style-name="ce2">
            <text:p>SYTNER HIGH WYCOMB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.489999999999995" table:style-name="ce2">
            <text:p>78.49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6.06" table:style-name="ce2">
            <text:p>156.06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05" table:style-name="ce2">
            <text:p>20.05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0.28" table:style-name="ce2">
            <text:p>530.28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.38" table:style-name="ce2">
            <text:p>165.38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98" table:style-name="ce2">
            <text:p>41.98</text:p>
          </table:table-cell>
          <table:table-cell office:value-type="string" table:style-name="ce2">
            <text:p>WURTH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92" table:style-name="ce2">
            <text:p>54.92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.99" table:style-name="ce2">
            <text:p>137.99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34" table:style-name="ce2">
            <text:p>12.34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.809999999999999" table:style-name="ce2">
            <text:p>18.81</text:p>
          </table:table-cell>
          <table:table-cell office:value-type="string" table:style-name="ce2">
            <text:p>JAYAR COMPON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.79" table:style-name="ce2">
            <text:p>117.79</text:p>
          </table:table-cell>
          <table:table-cell office:value-type="string" table:style-name="ce2">
            <text:p>JAYAR COMPON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.0999999999999996" table:style-name="ce2">
            <text:p>5.1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2.52" table:style-name="ce2">
            <text:p>372.5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.38" table:style-name="ce2">
            <text:p>88.38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5.46" table:style-name="ce2">
            <text:p>535.46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2">
            <text:p>CHUBB FIRE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JAYAR COMPON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.16" table:style-name="ce2">
            <text:p>47.16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9.01" table:style-name="ce2">
            <text:p>759.01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.45" table:style-name="ce2">
            <text:p>27.45</text:p>
          </table:table-cell>
          <table:table-cell office:value-type="string" table:style-name="ce2">
            <text:p>GSF CAR PART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130000000000001" table:style-name="ce2">
            <text:p>10.13</text:p>
          </table:table-cell>
          <table:table-cell office:value-type="string" table:style-name="ce2">
            <text:p>SYTNER HIGH WYCOMB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2.81" table:style-name="ce2">
            <text:p>292.81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44" table:style-name="ce2">
            <text:p>15.44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2">
            <text:p>GSF CAR PART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3.62" table:style-name="ce2">
            <text:p>1023.62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3.94" table:style-name="ce2">
            <text:p>123.94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05" table:style-name="ce2">
            <text:p>20.05</text:p>
          </table:table-cell>
          <table:table-cell office:value-type="string" table:style-name="ce2">
            <text:p>EURO CAR PAR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52" table:style-name="ce2">
            <text:p>29.52</text:p>
          </table:table-cell>
          <table:table-cell office:value-type="string" table:style-name="ce2">
            <text:p>PERRYS MOTOR SALE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6.01" table:style-name="ce2">
            <text:p>966.01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.26" table:style-name="ce2">
            <text:p>21.26</text:p>
          </table:table-cell>
          <table:table-cell office:value-type="string" table:style-name="ce2">
            <text:p>JAYAR COMPONENT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8.64999999999998" table:style-name="ce2">
            <text:p>298.6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3.1" table:style-name="ce2">
            <text:p>93.1</text:p>
          </table:table-cell>
          <table:table-cell office:value-type="string" table:style-name="ce2">
            <text:p>VEHICLE DEVELOPMEN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.090000000000003" table:style-name="ce2">
            <text:p>38.0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04" table:style-name="ce2">
            <text:p>125.04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4.75" table:style-name="ce2">
            <text:p>1374.7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8" table:style-name="ce2">
            <text:p>12.8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.96" table:style-name="ce2">
            <text:p>21.96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38" table:style-name="ce2">
            <text:p>11.38</text:p>
          </table:table-cell>
          <table:table-cell office:value-type="string" table:style-name="ce2">
            <text:p>JOHNSONS HYUNDA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5.16999999999999" table:style-name="ce2">
            <text:p>155.1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1.92" table:style-name="ce2">
            <text:p>291.9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04" table:style-name="ce2">
            <text:p>7.0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3.04" table:style-name="ce2">
            <text:p>113.0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.39" table:style-name="ce2">
            <text:p>13.39</text:p>
          </table:table-cell>
          <table:table-cell office:value-type="string" table:style-name="ce2">
            <text:p>JOHNSONS HYUNDA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97" table:style-name="ce2">
            <text:p>95.9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.73" table:style-name="ce2">
            <text:p>77.7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4.3" table:style-name="ce2">
            <text:p>164.3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09" table:style-name="ce2">
            <text:p>10.0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04" table:style-name="ce2">
            <text:p>125.04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5.26" table:style-name="ce2">
            <text:p>235.2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.05" table:style-name="ce2">
            <text:p>46.0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66" table:style-name="ce2">
            <text:p>6.66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9.76" table:style-name="ce2">
            <text:p>89.7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.69" table:style-name="ce2">
            <text:p>96.6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8.35000000000002" table:style-name="ce2">
            <text:p>268.3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7100000000000009" table:style-name="ce2">
            <text:p>9.7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HARTWELL FORD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16" table:style-name="ce2">
            <text:p>9.16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.82" table:style-name="ce2">
            <text:p>36.8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7.73" table:style-name="ce2">
            <text:p>507.73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43.5" table:style-name="ce2">
            <text:p>1043.5</text:p>
          </table:table-cell>
          <table:table-cell office:value-type="string" table:style-name="ce2">
            <text:p>JOHNSONS HYUNDA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.909999999999997" table:style-name="ce2">
            <text:p>40.9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65" table:style-name="ce2">
            <text:p>125.6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5.09" table:style-name="ce2">
            <text:p>255.0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6.12" table:style-name="ce2">
            <text:p>236.12</text:p>
          </table:table-cell>
          <table:table-cell office:value-type="string" table:style-name="ce2">
            <text:p>FS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8.43" table:style-name="ce2">
            <text:p>178.43</text:p>
          </table:table-cell>
          <table:table-cell office:value-type="string" table:style-name="ce2">
            <text:p>VENTA <text:s/>GLOB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3.09" table:style-name="ce2">
            <text:p>143.0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.58" table:style-name="ce2">
            <text:p>165.58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3.5" table:style-name="ce2">
            <text:p>243.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.38" table:style-name="ce2">
            <text:p>2.38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1" table:style-name="ce2">
            <text:p>12.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3.24" table:style-name="ce2">
            <text:p>103.2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7.62" table:style-name="ce2">
            <text:p>97.6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7.55" table:style-name="ce2">
            <text:p>167.5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8.62" table:style-name="ce2">
            <text:p>128.6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37" table:style-name="ce2">
            <text:p>51.37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.05" table:style-name="ce2">
            <text:p>29.05</text:p>
          </table:table-cell>
          <table:table-cell office:value-type="string" table:style-name="ce2">
            <text:p>JOHNSONS HYUNDAI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66.32" table:style-name="ce2">
            <text:p>1066.32</text:p>
          </table:table-cell>
          <table:table-cell office:value-type="string" table:style-name="ce2">
            <text:p>WAYLANDS VOLVO OX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3.85" table:style-name="ce2">
            <text:p>123.85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96.22" table:style-name="ce2">
            <text:p>396.22</text:p>
          </table:table-cell>
          <table:table-cell office:value-type="string" table:style-name="ce2">
            <text:p>FS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0.83" table:style-name="ce2">
            <text:p>240.83</text:p>
          </table:table-cell>
          <table:table-cell office:value-type="string" table:style-name="ce2">
            <text:p>FS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1.35000000000002" table:style-name="ce2">
            <text:p>281.35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.67" table:style-name="ce2">
            <text:p>51.67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9.46" table:style-name="ce2">
            <text:p>209.46</text:p>
          </table:table-cell>
          <table:table-cell office:value-type="string" table:style-name="ce2">
            <text:p>BRIDGE MOTORS (BANBURY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590000000000003" table:style-name="ce2">
            <text:p>37.5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.88" table:style-name="ce2">
            <text:p>12.8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6.60000000000002" table:style-name="ce2">
            <text:p>316.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09" table:style-name="ce2">
            <text:p>42.0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58.7" table:style-name="ce2">
            <text:p>13058.7</text:p>
          </table:table-cell>
          <table:table-cell office:value-type="string" table:style-name="ce2">
            <text:p>DISTRIGO LIMITED ( CENTRAL BILLING)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1.93" table:style-name="ce2">
            <text:p>131.9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23" table:style-name="ce2">
            <text:p>8.2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.23" table:style-name="ce2">
            <text:p>6.2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.51" table:style-name="ce2">
            <text:p>110.5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.4" table:style-name="ce2">
            <text:p>21.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.61" table:style-name="ce2">
            <text:p>21.6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2.35000000000002" table:style-name="ce2">
            <text:p>322.35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.88" table:style-name="ce2">
            <text:p>12.8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3.74" table:style-name="ce2">
            <text:p>173.74</text:p>
          </table:table-cell>
          <table:table-cell office:value-type="string" table:style-name="ce2">
            <text:p>BERKSHIRE PARTS AND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3.61000000000001" table:style-name="ce2">
            <text:p>153.61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0.6" table:style-name="ce2">
            <text:p>360.6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0.41" table:style-name="ce2">
            <text:p>230.41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.649999999999999" table:style-name="ce2">
            <text:p>19.6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.7100000000000009" table:style-name="ce2">
            <text:p>9.7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1.400000000000006" table:style-name="ce2">
            <text:p>71.4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1.93" table:style-name="ce2">
            <text:p>131.9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.32" table:style-name="ce2">
            <text:p>26.3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.63" table:style-name="ce2">
            <text:p>10.6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4.66" table:style-name="ce2">
            <text:p>224.66</text:p>
          </table:table-cell>
          <table:table-cell office:value-type="string" table:style-name="ce2">
            <text:p>ECCO SAFETY GROUP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0.63999999999999" table:style-name="ce2">
            <text:p>130.6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.76" table:style-name="ce2">
            <text:p>84.76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0.99" table:style-name="ce2">
            <text:p>290.9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4.89" table:style-name="ce2">
            <text:p>204.8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.75" table:style-name="ce2">
            <text:p>46.75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.49" table:style-name="ce2">
            <text:p>4.49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.48" table:style-name="ce2">
            <text:p>77.4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0.49" table:style-name="ce2">
            <text:p>220.49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3.93" table:style-name="ce2">
            <text:p>223.9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2">
            <text:p>SAUNDERS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4.9" table:style-name="ce2">
            <text:p>154.9</text:p>
          </table:table-cell>
          <table:table-cell office:value-type="string" table:style-name="ce2">
            <text:p>GROUPTYRE WHOLS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8.35" table:style-name="ce2">
            <text:p>128.35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8.36" table:style-name="ce2">
            <text:p>238.36</text:p>
          </table:table-cell>
          <table:table-cell office:value-type="string" table:style-name="ce2">
            <text:p>FLITWICK MOTORCY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4.66999999999999" table:style-name="ce2">
            <text:p>144.67</text:p>
          </table:table-cell>
          <table:table-cell office:value-type="string" table:style-name="ce2">
            <text:p>STEVEN EAGELL TOYOT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8.79" table:style-name="ce2">
            <text:p>658.79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4.66999999999999" table:style-name="ce2">
            <text:p>144.67</text:p>
          </table:table-cell>
          <table:table-cell office:value-type="string" table:style-name="ce2">
            <text:p>STEVEN EAGELL TOYOT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.91" table:style-name="ce2">
            <text:p>77.91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5.25" table:style-name="ce2">
            <text:p>215.25</text:p>
          </table:table-cell>
          <table:table-cell office:value-type="string" table:style-name="ce2">
            <text:p>BARONS BED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.82" table:style-name="ce2">
            <text:p>41.82</text:p>
          </table:table-cell>
          <table:table-cell office:value-type="string" table:style-name="ce2">
            <text:p>BARONS BEDFOR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.16" table:style-name="ce2">
            <text:p>17.1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.74" table:style-name="ce2">
            <text:p>43.7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.88999999999999" table:style-name="ce2">
            <text:p>132.89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6.75" table:style-name="ce2">
            <text:p>586.75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CHUBB F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2">
            <text:p>MARSHALLS MOTOR GROUP - MK &amp; SKODA 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.88" table:style-name="ce2">
            <text:p>7.88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3.04" table:style-name="ce2">
            <text:p>333.04</text:p>
          </table:table-cell>
          <table:table-cell office:value-type="string" table:style-name="ce2">
            <text:p>SAFETY KLEEN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.62" table:style-name="ce2">
            <text:p>11.6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4.86" table:style-name="ce2">
            <text:p>194.86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4.17" table:style-name="ce2">
            <text:p>734.1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7.52" table:style-name="ce2">
            <text:p>187.5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2.34" table:style-name="ce2">
            <text:p>62.34</text:p>
          </table:table-cell>
          <table:table-cell office:value-type="string" table:style-name="ce2">
            <text:p>MKM AGRICULTUR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19.77999999999997" table:style-name="ce2">
            <text:p>319.78</text:p>
          </table:table-cell>
          <table:table-cell office:value-type="string" table:style-name="ce2">
            <text:p>STEVEN EAGELL TOYOT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5.23" table:style-name="ce2">
            <text:p>175.23</text:p>
          </table:table-cell>
          <table:table-cell office:value-type="string" table:style-name="ce2">
            <text:p>WOLLASTON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6.84" table:style-name="ce2">
            <text:p>76.8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27" table:style-name="ce2">
            <text:p>24.27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23" table:style-name="ce2">
            <text:p>82.2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7.14" table:style-name="ce2">
            <text:p>307.14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6.22" table:style-name="ce2">
            <text:p>156.22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9.6" table:style-name="ce2">
            <text:p>439.6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.9" table:style-name="ce2">
            <text:p>119.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9.9" table:style-name="ce2">
            <text:p>189.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0" table:style-name="ce2">
            <text:p>117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7.38" table:style-name="ce2">
            <text:p>147.38</text:p>
          </table:table-cell>
          <table:table-cell office:value-type="string" table:style-name="ce2">
            <text:p>KLC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84" table:style-name="ce2">
            <text:p>81.84</text:p>
          </table:table-cell>
          <table:table-cell office:value-type="string" table:style-name="ce2">
            <text:p>KLC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5.78" table:style-name="ce2">
            <text:p>385.78</text:p>
          </table:table-cell>
          <table:table-cell office:value-type="string" table:style-name="ce2">
            <text:p>ADVANCED VEHICLE GLAZ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1.05" table:style-name="ce2">
            <text:p>251.05</text:p>
          </table:table-cell>
          <table:table-cell office:value-type="string" table:style-name="ce2">
            <text:p>ELIS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82.88" table:style-name="ce2">
            <text:p>682.88</text:p>
          </table:table-cell>
          <table:table-cell office:value-type="string" table:style-name="ce2">
            <text:p>ADVANCED VEHICLE GLAZ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.99" table:style-name="ce2">
            <text:p>99.99</text:p>
          </table:table-cell>
          <table:table-cell office:value-type="string" table:style-name="ce2">
            <text:p>SPECIALIST CARS LTD T/A SYTNER STEVEN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2">
            <text:p>ENVA ENGLAND SPECIALIST WAST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ENVA ENGLAND SPECIALIST WAST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7.81" table:style-name="ce2">
            <text:p>187.81</text:p>
          </table:table-cell>
          <table:table-cell office:value-type="string" table:style-name="ce2">
            <text:p>SAFETY KLEEN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3.31" table:style-name="ce2">
            <text:p>823.31</text:p>
          </table:table-cell>
          <table:table-cell office:value-type="string" table:style-name="ce2">
            <text:p>MARSHALL MOTOR GROUP-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13.73" table:style-name="ce2">
            <text:p>1813.73</text:p>
          </table:table-cell>
          <table:table-cell office:value-type="string" table:style-name="ce2">
            <text:p>MARSHALL MOTOR GROUP LTD-PETERBOR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2">
            <text:p>T C HARRISON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7.65" table:style-name="ce2">
            <text:p>177.65</text:p>
          </table:table-cell>
          <table:table-cell office:value-type="string" table:style-name="ce2">
            <text:p>BARONS CAMBRID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1.89" table:style-name="ce2">
            <text:p>471.89</text:p>
          </table:table-cell>
          <table:table-cell office:value-type="string" table:style-name="ce2">
            <text:p>MARSHALL MOTOR GROUP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0.03" table:style-name="ce2">
            <text:p>190.03</text:p>
          </table:table-cell>
          <table:table-cell office:value-type="string" table:style-name="ce2">
            <text:p>SAFETY KLEEN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200.17" table:style-name="ce2">
            <text:p>77200.17</text:p>
          </table:table-cell>
          <table:table-cell office:value-type="string" table:style-name="ce2">
            <text:p>KINTO UK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20.25" table:style-name="ce2">
            <text:p>3420.25</text:p>
          </table:table-cell>
          <table:table-cell office:value-type="string" table:style-name="ce2">
            <text:p>KINTO UK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76.1999999999998" table:style-name="ce2">
            <text:p>2576.2</text:p>
          </table:table-cell>
          <table:table-cell office:value-type="string" table:style-name="ce2">
            <text:p>KINTO UK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0.6" table:style-name="ce2">
            <text:p>670.6</text:p>
          </table:table-cell>
          <table:table-cell office:value-type="string" table:style-name="ce2">
            <text:p>KINTO UK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.450000000000003" table:style-name="ce2">
            <text:p>37.45</text:p>
          </table:table-cell>
          <table:table-cell office:value-type="string" table:style-name="ce2">
            <text:p>HALFORD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2.3" table:style-name="ce2">
            <text:p>92.3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6.98" table:style-name="ce2">
            <text:p>166.98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RIDG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2.98" table:style-name="ce2">
            <text:p>692.98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.209999999999994" table:style-name="ce2">
            <text:p>65.21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6.84" table:style-name="ce2">
            <text:p>56.84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9.89" table:style-name="ce2">
            <text:p>699.89</text:p>
          </table:table-cell>
          <table:table-cell office:value-type="string" table:style-name="ce2">
            <text:p>MILTON KEYNES COMMERCIAL VEHICLE REPAI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8.19999999999999" table:style-name="ce2">
            <text:p>158.2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STOKE MANDEVILLE AUTO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1.22" table:style-name="ce2">
            <text:p>721.22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10.72" table:style-name="ce2">
            <text:p>710.72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4.7" table:style-name="ce2">
            <text:p>434.7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59.7" table:style-name="ce2">
            <text:p>359.7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6.16" table:style-name="ce2">
            <text:p>96.16</text:p>
          </table:table-cell>
          <table:table-cell office:value-type="string" table:style-name="ce2">
            <text:p>F1 DIESEL SERVIC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1.96" table:style-name="ce2">
            <text:p>581.96</text:p>
          </table:table-cell>
          <table:table-cell office:value-type="string" table:style-name="ce2">
            <text:p>HALLS AUTO ELECTRICAL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59.7" table:style-name="ce2">
            <text:p>359.7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9.85" table:style-name="ce2">
            <text:p>179.85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1.5" table:style-name="ce2">
            <text:p>401.5</text:p>
          </table:table-cell>
          <table:table-cell office:value-type="string" table:style-name="ce2">
            <text:p>EDEN BANBU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HALFWAY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9.54" table:style-name="ce2">
            <text:p>229.54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HALFWAY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6.65" table:style-name="ce2">
            <text:p>156.65</text:p>
          </table:table-cell>
          <table:table-cell office:value-type="string" table:style-name="ce2">
            <text:p>EDEN VAUXHALL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8.05" table:style-name="ce2">
            <text:p>178.05</text:p>
          </table:table-cell>
          <table:table-cell office:value-type="string" table:style-name="ce2">
            <text:p>E JOHN SPRATLE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6.35" table:style-name="ce2">
            <text:p>166.35</text:p>
          </table:table-cell>
          <table:table-cell office:value-type="string" table:style-name="ce2">
            <text:p>SPRATLEYS OF MORTIMER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EDEN VAUXHALL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HALFWAY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8.94999999999999" table:style-name="ce2">
            <text:p>148.95</text:p>
          </table:table-cell>
          <table:table-cell office:value-type="string" table:style-name="ce2">
            <text:p>EDEN VAUXHALL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80.68" table:style-name="ce2">
            <text:p>480.68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EDEN VAUXHALL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2.88999999999999" table:style-name="ce2">
            <text:p>162.89</text:p>
          </table:table-cell>
          <table:table-cell office:value-type="string" table:style-name="ce2">
            <text:p>EDEN VAUXHALL READING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14.98" table:style-name="ce2">
            <text:p>1014.98</text:p>
          </table:table-cell>
          <table:table-cell office:value-type="string" table:style-name="ce2">
            <text:p>ADVANCE MOTORS LTD T/A ADVANCE VAUXHALL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37.13" table:style-name="ce2">
            <text:p>437.13</text:p>
          </table:table-cell>
          <table:table-cell office:value-type="string" table:style-name="ce2">
            <text:p>SNOWS PEUGEOT NEWBURY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4.61" table:style-name="ce2">
            <text:p>294.61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71.37" table:style-name="ce2">
            <text:p>471.37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HALFWAY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MAIDENHEAD AUTO REPAIR CENTR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8.4" table:style-name="ce2">
            <text:p>348.4</text:p>
          </table:table-cell>
          <table:table-cell office:value-type="string" table:style-name="ce2">
            <text:p>P R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G &amp; W MOTOR COMPAN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7.19" table:style-name="ce2">
            <text:p>67.19</text:p>
          </table:table-cell>
          <table:table-cell office:value-type="string" table:style-name="ce2">
            <text:p>PYE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6.6" table:style-name="ce2">
            <text:p>136.6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.450000000000003" table:style-name="ce2">
            <text:p>33.4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5.5" table:style-name="ce2">
            <text:p>125.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0.45" table:style-name="ce2">
            <text:p>260.4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2">
            <text:p>W MILLIGAN AND S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65.04" table:style-name="ce2">
            <text:p>2465.04</text:p>
          </table:table-cell>
          <table:table-cell office:value-type="string" table:style-name="ce2">
            <text:p>ATS EUROMASTER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.07" table:style-name="ce2">
            <text:p>50.07</text:p>
          </table:table-cell>
          <table:table-cell office:value-type="string" table:style-name="ce2">
            <text:p>CHUBB FIRE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81.13" table:style-name="ce2">
            <text:p>681.13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5.67" table:style-name="ce2">
            <text:p>845.67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1.94" table:style-name="ce2">
            <text:p>281.94</text:p>
          </table:table-cell>
          <table:table-cell office:value-type="string" table:style-name="ce2">
            <text:p>MAXWELL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13.96" table:style-name="ce2">
            <text:p>1213.96</text:p>
          </table:table-cell>
          <table:table-cell office:value-type="string" table:style-name="ce2">
            <text:p>LLOYD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2.19" table:style-name="ce2">
            <text:p>352.19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2.5" table:style-name="ce2">
            <text:p>52.5</text:p>
          </table:table-cell>
          <table:table-cell office:value-type="string" table:style-name="ce2">
            <text:p>PYE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52.73" table:style-name="ce2">
            <text:p>652.73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.66" table:style-name="ce2">
            <text:p>44.66</text:p>
          </table:table-cell>
          <table:table-cell office:value-type="string" table:style-name="ce2">
            <text:p>AA MOTORS (NORTH EAST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2.17" table:style-name="ce2">
            <text:p>82.17</text:p>
          </table:table-cell>
          <table:table-cell office:value-type="string" table:style-name="ce2">
            <text:p>AA MOTORS (NORTH EAST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.66" table:style-name="ce2">
            <text:p>44.66</text:p>
          </table:table-cell>
          <table:table-cell office:value-type="string" table:style-name="ce2">
            <text:p>AA MOTORS (NORTH EAST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.16" table:style-name="ce2">
            <text:p>84.16</text:p>
          </table:table-cell>
          <table:table-cell office:value-type="string" table:style-name="ce2">
            <text:p>AA MOTORS (NORTH EAST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.85" table:style-name="ce2">
            <text:p>54.85</text:p>
          </table:table-cell>
          <table:table-cell office:value-type="string" table:style-name="ce2">
            <text:p>LLOYD MO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8.77" table:style-name="ce2">
            <text:p>218.77</text:p>
          </table:table-cell>
          <table:table-cell office:value-type="string" table:style-name="ce2">
            <text:p>PYE MOTOR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6.69" table:style-name="ce2">
            <text:p>496.69</text:p>
          </table:table-cell>
          <table:table-cell office:value-type="string" table:style-name="ce2">
            <text:p>W MILLIGAN AND S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2.7" table:style-name="ce2">
            <text:p>182.7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5.31" table:style-name="ce2">
            <text:p>155.31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9.45" table:style-name="ce2">
            <text:p>289.4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6.97000000000003" table:style-name="ce2">
            <text:p>316.97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85.45" table:style-name="ce2">
            <text:p>985.4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76.7" table:style-name="ce2">
            <text:p>1676.7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47.59" table:style-name="ce2">
            <text:p>147.59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26.28" table:style-name="ce2">
            <text:p>126.28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4.16" table:style-name="ce2">
            <text:p>874.16</text:p>
          </table:table-cell>
          <table:table-cell office:value-type="string" table:style-name="ce2">
            <text:p>DOUNREAY SITE RESTORA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7.18" table:style-name="ce2">
            <text:p>347.18</text:p>
          </table:table-cell>
          <table:table-cell office:value-type="string" table:style-name="ce2">
            <text:p>W MILLIGAN AND S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9.4" table:style-name="ce2">
            <text:p>209.4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.5" table:style-name="ce2">
            <text:p>70.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2.3" table:style-name="ce2">
            <text:p>62.3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98.45" table:style-name="ce2">
            <text:p>998.4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5.21" table:style-name="ce2">
            <text:p>335.21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.45" table:style-name="ce2">
            <text:p>31.45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77.44" table:style-name="ce2">
            <text:p>877.44</text:p>
          </table:table-cell>
          <table:table-cell office:value-type="string" table:style-name="ce2">
            <text:p>ST THOMAS CROSS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1.67" table:style-name="ce2">
            <text:p>241.67</text:p>
          </table:table-cell>
          <table:table-cell office:value-type="string" table:style-name="ce2">
            <text:p>F VINDIS &amp; SONS (BEDFORD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AUNDERS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MARSHALL MOTOR GROUP LTD -ST NEOT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BEDFORD BATTERY C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GAVIN FLEETCAR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SAUNDERS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UCKDAL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SAUNDERS GARAGE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KEMPSTON RADIATO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8.61000000000001" table:style-name="ce2">
            <text:p>158.61</text:p>
          </table:table-cell>
          <table:table-cell office:value-type="string" table:style-name="ce2">
            <text:p>ECCO SAFETY GROUP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7.43" table:style-name="ce2">
            <text:p>177.4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5.6" table:style-name="ce2">
            <text:p>135.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1.39999999999998" table:style-name="ce2">
            <text:p>281.4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13.7" table:style-name="ce2">
            <text:p>913.7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9.65" table:style-name="ce2">
            <text:p>109.65</text:p>
          </table:table-cell>
          <table:table-cell office:value-type="string" table:style-name="ce2">
            <text:p>DB AUTO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3.44" table:style-name="ce2">
            <text:p>13.44</text:p>
          </table:table-cell>
          <table:table-cell office:value-type="string" table:style-name="ce2">
            <text:p>DB AUTO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.95" table:style-name="ce2">
            <text:p>12.95</text:p>
          </table:table-cell>
          <table:table-cell office:value-type="string" table:style-name="ce2">
            <text:p>DB AUTO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.24" table:style-name="ce2">
            <text:p>32.24</text:p>
          </table:table-cell>
          <table:table-cell office:value-type="string" table:style-name="ce2">
            <text:p>DB AUTO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2.479999999999997" table:style-name="ce2">
            <text:p>32.48</text:p>
          </table:table-cell>
          <table:table-cell office:value-type="string" table:style-name="ce2">
            <text:p>DB AUTO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6.45" table:style-name="ce2">
            <text:p>116.45</text:p>
          </table:table-cell>
          <table:table-cell office:value-type="string" table:style-name="ce2">
            <text:p>DB AUTO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2.6" table:style-name="ce2">
            <text:p>22.6</text:p>
          </table:table-cell>
          <table:table-cell office:value-type="string" table:style-name="ce2">
            <text:p>DB AUTO CONSULTANCY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332.27" table:style-name="ce2">
            <text:p>9332.27</text:p>
          </table:table-cell>
          <table:table-cell office:value-type="string" table:style-name="ce2">
            <text:p>AYLESBURY BODY LANGU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5" table:style-name="ce2">
            <text:p>49.5</text:p>
          </table:table-cell>
          <table:table-cell office:value-type="string" table:style-name="ce2">
            <text:p>CHARTERS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35.93" table:style-name="ce2">
            <text:p>235.93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7.6400000000001" table:style-name="ce2">
            <text:p>1027.64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0165.66" table:style-name="ce2">
            <text:p>30165.66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06.1000000000004" table:style-name="ce2">
            <text:p>4206.1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.58" table:style-name="ce2">
            <text:p>200.58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94.41" table:style-name="ce2">
            <text:p>694.41</text:p>
          </table:table-cell>
          <table:table-cell office:value-type="string" table:style-name="ce2">
            <text:p>FIX AUTO SL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9.32" table:style-name="ce2">
            <text:p>289.32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8.08" table:style-name="ce2">
            <text:p>118.08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5" table:style-name="ce2">
            <text:p>49.5</text:p>
          </table:table-cell>
          <table:table-cell office:value-type="string" table:style-name="ce2">
            <text:p>CHARTERS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76.35000000000002" table:style-name="ce2">
            <text:p>276.35</text:p>
          </table:table-cell>
          <table:table-cell office:value-type="string" table:style-name="ce2">
            <text:p>ENTERPRISE RENT-A-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99.23" table:style-name="ce2">
            <text:p>3199.23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.76" table:style-name="ce2">
            <text:p>137.7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99.78" table:style-name="ce2">
            <text:p>4599.78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98.36" table:style-name="ce2">
            <text:p>2698.36</text:p>
          </table:table-cell>
          <table:table-cell office:value-type="string" table:style-name="ce2">
            <text:p>FIX AUTO SL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01.42" table:style-name="ce2">
            <text:p>1701.42</text:p>
          </table:table-cell>
          <table:table-cell office:value-type="string" table:style-name="ce2">
            <text:p>FIX AUTO SLOUGH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408.17" table:style-name="ce2">
            <text:p>5408.17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65.09" table:style-name="ce2">
            <text:p>2865.09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9.5" table:style-name="ce2">
            <text:p>49.5</text:p>
          </table:table-cell>
          <table:table-cell office:value-type="string" table:style-name="ce2">
            <text:p>CHARTERS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996.14" table:style-name="ce2">
            <text:p>996.14</text:p>
          </table:table-cell>
          <table:table-cell office:value-type="string" table:style-name="ce2">
            <text:p>WEDGWOOD CR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12.84" table:style-name="ce2">
            <text:p>212.84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1.34" table:style-name="ce2">
            <text:p>81.34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74.39" table:style-name="ce2">
            <text:p>174.39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7.53" table:style-name="ce2">
            <text:p>237.5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2.73" table:style-name="ce2">
            <text:p>242.7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2.3" table:style-name="ce2">
            <text:p>312.3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3.17" table:style-name="ce2">
            <text:p>333.17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692.41" table:style-name="ce2">
            <text:p>3692.4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46.78" table:style-name="ce2">
            <text:p>946.78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4.52" table:style-name="ce2">
            <text:p>774.52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18.88" table:style-name="ce2">
            <text:p>18518.88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.48" table:style-name="ce2">
            <text:p>126.48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2.13" table:style-name="ce2">
            <text:p>132.13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74.2399999999998" table:style-name="ce2">
            <text:p>2474.2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73.15" table:style-name="ce2">
            <text:p>1973.1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14.5" table:style-name="ce2">
            <text:p>714.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06.44" table:style-name="ce2">
            <text:p>1106.4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73.95" table:style-name="ce2">
            <text:p>373.95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12.0899999999999" table:style-name="ce2">
            <text:p>1112.09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60" table:style-name="ce2">
            <text:p>126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82.29" table:style-name="ce2">
            <text:p>1182.29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36.01" table:style-name="ce2">
            <text:p>1236.0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98.71" table:style-name="ce2">
            <text:p>1298.7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044.11" table:style-name="ce2">
            <text:p>10044.11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97.99" table:style-name="ce2">
            <text:p>2997.99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4.16" table:style-name="ce2">
            <text:p>164.1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62.17" table:style-name="ce2">
            <text:p>362.17</text:p>
          </table:table-cell>
          <table:table-cell office:value-type="string" table:style-name="ce2">
            <text:p>ADVANCED VEHICLE GLAZ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22.35" table:style-name="ce2">
            <text:p>1522.3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27.76" table:style-name="ce2">
            <text:p>1827.76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85.75" table:style-name="ce2">
            <text:p>985.7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36.39" table:style-name="ce2">
            <text:p>3236.39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18.63" table:style-name="ce2">
            <text:p>2818.63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23.28" table:style-name="ce2">
            <text:p>1923.28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214.01" table:style-name="ce2">
            <text:p>1214.0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86.46" table:style-name="ce2">
            <text:p>4486.46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488.87" table:style-name="ce2">
            <text:p>3488.8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.2" table:style-name="ce2">
            <text:p>185.2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26.11" table:style-name="ce2">
            <text:p>5826.1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83.3" table:style-name="ce2">
            <text:p>7483.3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97.73" table:style-name="ce2">
            <text:p>2597.73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361.5400000000009" table:style-name="ce2">
            <text:p>9361.54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90.76" table:style-name="ce2">
            <text:p>3390.76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644.73" table:style-name="ce2">
            <text:p>16644.73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9.08000000000001" table:style-name="ce2">
            <text:p>139.08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69.15" table:style-name="ce2">
            <text:p>2469.1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3.5" table:style-name="ce2">
            <text:p>553.5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7.14" table:style-name="ce2">
            <text:p>707.14</text:p>
          </table:table-cell>
          <table:table-cell office:value-type="string" table:style-name="ce2">
            <text:p>KINTO UK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600.41" table:style-name="ce2">
            <text:p>24600.41</text:p>
          </table:table-cell>
          <table:table-cell office:value-type="string" table:style-name="ce2">
            <text:p>KINTO UK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76.41" table:style-name="ce2">
            <text:p>1676.4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779.49" table:style-name="ce2">
            <text:p>7779.49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2.36" table:style-name="ce2">
            <text:p>272.36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06.26" table:style-name="ce2">
            <text:p>5506.26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41.1" table:style-name="ce2">
            <text:p>1841.1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5.22" table:style-name="ce2">
            <text:p>165.22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7.2" table:style-name="ce2">
            <text:p>277.2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506.2" table:style-name="ce2">
            <text:p>5506.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87.32000000000005" table:style-name="ce2">
            <text:p>587.3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20.46" table:style-name="ce2">
            <text:p>2420.46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112.13" table:style-name="ce2">
            <text:p>3112.13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114.52" table:style-name="ce2">
            <text:p>2114.52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74.7" table:style-name="ce2">
            <text:p>1874.7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63.54" table:style-name="ce2">
            <text:p>1863.54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57.6600000000001" table:style-name="ce2">
            <text:p>1057.66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BLUELIGHT GRAPHIC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2">
            <text:p>REID &amp; CO ASSESSO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343.6" table:style-name="ce2">
            <text:p>9343.6</text:p>
          </table:table-cell>
          <table:table-cell office:value-type="string" table:style-name="ce2">
            <text:p>VW PANE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83.77" table:style-name="ce2">
            <text:p>883.77</text:p>
          </table:table-cell>
          <table:table-cell office:value-type="string" table:style-name="ce2">
            <text:p>BRADSHAW BODY REPAIR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36.5" table:style-name="ce2">
            <text:p>736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95.5" table:style-name="ce2">
            <text:p>1195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4.5" table:style-name="ce2">
            <text:p>664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.5" table:style-name="ce2">
            <text:p>203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48.51" table:style-name="ce2">
            <text:p>748.51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37.5" table:style-name="ce2">
            <text:p>137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0.5" table:style-name="ce2">
            <text:p>320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9.9" table:style-name="ce2">
            <text:p>229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3.5" table:style-name="ce2">
            <text:p>203.5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320" table:style-name="ce2">
            <text:p>532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56.9" table:style-name="ce2">
            <text:p>456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16.02" table:style-name="ce2">
            <text:p>416.02</text:p>
          </table:table-cell>
          <table:table-cell office:value-type="string" table:style-name="ce2">
            <text:p>ADVANCED VEHICLE GLAZ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9.9" table:style-name="ce2">
            <text:p>229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00.9" table:style-name="ce2">
            <text:p>500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5.9" table:style-name="ce2">
            <text:p>185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9.9" table:style-name="ce2">
            <text:p>229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1.9" table:style-name="ce2">
            <text:p>401.9</text:p>
          </table:table-cell>
          <table:table-cell office:value-type="string" table:style-name="ce2">
            <text:p>NATIONAL WINDSCREE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33.9699999999998" table:style-name="ce2">
            <text:p>2333.97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67.9399999999996" table:style-name="ce2">
            <text:p>4667.94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182.84" table:style-name="ce2">
            <text:p>23182.84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667.9399999999996" table:style-name="ce2">
            <text:p>4667.94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384.57" table:style-name="ce2">
            <text:p>16384.57</text:p>
          </table:table-cell>
          <table:table-cell office:value-type="string" table:style-name="ce2">
            <text:p>BMW (GB)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33.9699999999998" table:style-name="ce2">
            <text:p>2333.97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50" table:style-name="ce2">
            <text:p>6050</text:p>
          </table:table-cell>
          <table:table-cell office:value-type="string" table:style-name="ce2">
            <text:p>CAR &amp; COMMERCIAL SOLUTION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962.65" table:style-name="ce2">
            <text:p>32962.65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2690.94" table:style-name="ce2">
            <text:p>32690.94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434" table:style-name="ce2">
            <text:p>27434</text:p>
          </table:table-cell>
          <table:table-cell office:value-type="string" table:style-name="ce2">
            <text:p>FORD MOTOR COMPAN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567" table:style-name="ce2">
            <text:p>567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67.9399999999996" table:style-name="ce2">
            <text:p>4667.94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33.9699999999998" table:style-name="ce2">
            <text:p>2333.97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67.9399999999996" table:style-name="ce2">
            <text:p>4667.94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33.9699999999998" table:style-name="ce2">
            <text:p>2333.97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641" table:style-name="ce2">
            <text:p>33641</text:p>
          </table:table-cell>
          <table:table-cell office:value-type="string" table:style-name="ce2">
            <text:p>RYGOR COMMERCIALS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4440.21" table:style-name="ce2">
            <text:p>44440.21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944.18" table:style-name="ce2">
            <text:p>28944.18</text:p>
          </table:table-cell>
          <table:table-cell office:value-type="string" table:style-name="ce2">
            <text:p>FORD MOTOR COMPAN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014.09" table:style-name="ce2">
            <text:p>51014.09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107.91" table:style-name="ce2">
            <text:p>27107.91</text:p>
          </table:table-cell>
          <table:table-cell office:value-type="string" table:style-name="ce2">
            <text:p>FORD MOTOR COMPAN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333.9699999999998" table:style-name="ce2">
            <text:p>2333.97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335.8799999999992" table:style-name="ce2">
            <text:p>9335.88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530.49" table:style-name="ce2">
            <text:p>33530.49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054" table:style-name="ce2">
            <text:p>27054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34" table:style-name="ce2">
            <text:p>1134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.55" table:style-name="ce2">
            <text:p>15.55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3699999999999992" table:style-name="ce2">
            <text:p>8.37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45.5" table:style-name="ce2">
            <text:p>645.5</text:p>
          </table:table-cell>
          <table:table-cell office:value-type="string" table:style-name="ce2">
            <text:p>PVL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12" table:style-name="ce2">
            <text:p>24.1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6.45" table:style-name="ce2">
            <text:p>16.4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95.5" table:style-name="ce2">
            <text:p>95.5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176.2" table:style-name="ce2">
            <text:p>1176.2</text:p>
          </table:table-cell>
          <table:table-cell office:value-type="string" table:style-name="ce2">
            <text:p>WOODWAY ENGINEERING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99.37" table:style-name="ce2">
            <text:p>299.37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3.08" table:style-name="ce2">
            <text:p>53.08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8.56" table:style-name="ce2">
            <text:p>258.56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.73" table:style-name="ce2">
            <text:p>25.7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0.590000000000003" table:style-name="ce2">
            <text:p>40.59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2.6" table:style-name="ce2">
            <text:p>102.6</text:p>
          </table:table-cell>
          <table:table-cell office:value-type="string" table:style-name="ce2">
            <text:p>REDTRONIC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2.17" table:style-name="ce2">
            <text:p>42.17</text:p>
          </table:table-cell>
          <table:table-cell office:value-type="string" table:style-name="ce2">
            <text:p>STEVEN EAGELL TOYOTA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2.69" table:style-name="ce2">
            <text:p>262.69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70.99" table:style-name="ce2">
            <text:p>170.99</text:p>
          </table:table-cell>
          <table:table-cell office:value-type="string" table:style-name="ce2">
            <text:p>ECCO SAFETY GROUP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12" table:style-name="ce2">
            <text:p>24.1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.74" table:style-name="ce2">
            <text:p>20.74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.73" table:style-name="ce2">
            <text:p>25.73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12" table:style-name="ce2">
            <text:p>24.1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2.49" table:style-name="ce2">
            <text:p>192.4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7.91" table:style-name="ce2">
            <text:p>247.91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.51" table:style-name="ce2">
            <text:p>4.51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.380000000000003" table:style-name="ce2">
            <text:p>35.38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.69" table:style-name="ce2">
            <text:p>1.69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.12" table:style-name="ce2">
            <text:p>24.12</text:p>
          </table:table-cell>
          <table:table-cell office:value-type="string" table:style-name="ce2">
            <text:p>TPS CENTRAL <text:s/>ACCOUNT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.23" table:style-name="ce2">
            <text:p>8.23</text:p>
          </table:table-cell>
          <table:table-cell office:value-type="string" table:style-name="ce2">
            <text:p>FORD MOTOR COMPANY T/A FORD PARTS PLU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39.8" table:style-name="ce2">
            <text:p>339.8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8.19" table:style-name="ce2">
            <text:p>248.19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36.21" table:style-name="ce2">
            <text:p>936.21</text:p>
          </table:table-cell>
          <table:table-cell office:value-type="string" table:style-name="ce2">
            <text:p>RSG ENGINEERING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4.66" table:style-name="ce2">
            <text:p>54.66</text:p>
          </table:table-cell>
          <table:table-cell office:value-type="string" table:style-name="ce2">
            <text:p>NORTH OXFORD GARAGE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9.34" table:style-name="ce2">
            <text:p>19.34</text:p>
          </table:table-cell>
          <table:table-cell office:value-type="string" table:style-name="ce2">
            <text:p>THE OXFORD BELFR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13.33" table:style-name="ce2">
            <text:p>113.33</text:p>
          </table:table-cell>
          <table:table-cell office:value-type="string" table:style-name="ce2">
            <text:p>THE OXFORD BELFR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200" table:style-name="ce2">
            <text:p>5200</text:p>
          </table:table-cell>
          <table:table-cell office:value-type="string" table:style-name="ce2">
            <text:p>LEAPWISE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.5" table:style-name="ce2">
            <text:p>107.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8.099999999999994" table:style-name="ce2">
            <text:p>78.1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4.62" table:style-name="ce2">
            <text:p>334.62</text:p>
          </table:table-cell>
          <table:table-cell office:value-type="string" table:style-name="ce2">
            <text:p>NIGHTSEARCHER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6.48" table:style-name="ce2">
            <text:p>96.48</text:p>
          </table:table-cell>
          <table:table-cell office:value-type="string" table:style-name="ce2">
            <text:p>NIGHTSEARCHER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J N E SECURIT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J N E SECURIT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75" table:style-name="ce2">
            <text:p>1075</text:p>
          </table:table-cell>
          <table:table-cell office:value-type="string" table:style-name="ce2">
            <text:p>SOLON SECURITY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2">
            <text:p>PURE TECHNOLOGY GROUP T/A OPTM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2">
            <text:p>WHITE RIBBON CAMPAIGN UK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8000" table:style-name="ce2">
            <text:p>18000</text:p>
          </table:table-cell>
          <table:table-cell office:value-type="string" table:style-name="ce2">
            <text:p>CIRCLES SOUTH EAST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string" table:style-name="ce2">
            <text:p>CIRCLES SOUTH EAST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string" table:style-name="ce2">
            <text:p>THAMES VALLEY NEIGHBOURHOOD WATCH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STORRY AP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07.5" table:style-name="ce2">
            <text:p>707.5</text:p>
          </table:table-cell>
          <table:table-cell office:value-type="string" table:style-name="ce2">
            <text:p>J N E SECURIT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J N E SECURIT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82.7" table:style-name="ce2">
            <text:p>182.7</text:p>
          </table:table-cell>
          <table:table-cell office:value-type="string" table:style-name="ce2">
            <text:p>MR T GRESSWELL T/A OXFORD TRADING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8250" table:style-name="ce2">
            <text:p>28250</text:p>
          </table:table-cell>
          <table:table-cell office:value-type="string" table:style-name="ce2">
            <text:p>ROAD SAFETY SUPPOR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3592.51" table:style-name="ce2">
            <text:p>53592.51</text:p>
          </table:table-cell>
          <table:table-cell office:value-type="string" table:style-name="ce2">
            <text:p>PPL PRS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750" table:style-name="ce2">
            <text:p>1750</text:p>
          </table:table-cell>
          <table:table-cell office:value-type="string" table:style-name="ce2">
            <text:p>VIRTUALSTOCK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PHIL THE FARRI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03.99" table:style-name="ce2">
            <text:p>903.99</text:p>
          </table:table-cell>
          <table:table-cell office:value-type="string" table:style-name="ce2">
            <text:p>CHESTNUT HORSE FEED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.5" table:style-name="ce2">
            <text:p>37.5</text:p>
          </table:table-cell>
          <table:table-cell office:value-type="string" table:style-name="ce2">
            <text:p>CHESTNUT HORSE FEED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2">
            <text:p>PHIL THE FARRI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40.79" table:style-name="ce2">
            <text:p>540.79</text:p>
          </table:table-cell>
          <table:table-cell office:value-type="string" table:style-name="ce2">
            <text:p>PHIL THE FARRIER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2">
            <text:p>SKY EQUIN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9.24" table:style-name="ce2">
            <text:p>809.24</text:p>
          </table:table-cell>
          <table:table-cell office:value-type="string" table:style-name="ce2">
            <text:p>CARR &amp; DAY &amp; MARTIN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.5" table:style-name="ce2">
            <text:p>37.5</text:p>
          </table:table-cell>
          <table:table-cell office:value-type="string" table:style-name="ce2">
            <text:p>CHESTNUT HORSE FEED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51.92" table:style-name="ce2">
            <text:p>851.92</text:p>
          </table:table-cell>
          <table:table-cell office:value-type="string" table:style-name="ce2">
            <text:p>CHESTNUT HORSE FEED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665.6000000000004" table:style-name="ce2">
            <text:p>4665.6</text:p>
          </table:table-cell>
          <table:table-cell office:value-type="string" table:style-name="ce2">
            <text:p>WOODSHAVINGS DIRECT LIMITE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3.5" table:style-name="ce2">
            <text:p>283.5</text:p>
          </table:table-cell>
          <table:table-cell office:value-type="string" table:style-name="ce2">
            <text:p>W ROFF AGRICULTURAL SERVICES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57.11" table:style-name="ce2">
            <text:p>1857.11</text:p>
          </table:table-cell>
          <table:table-cell office:value-type="string" table:style-name="ce2">
            <text:p>EQUINE VETERINARY AND REPRODUCTION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.58" table:style-name="ce2">
            <text:p>65.58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9.12" table:style-name="ce2">
            <text:p>69.12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8.68" table:style-name="ce2">
            <text:p>58.68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1.13" table:style-name="ce2">
            <text:p>61.13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8.88" table:style-name="ce2">
            <text:p>88.88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8.47" table:style-name="ce2">
            <text:p>68.47</text:p>
          </table:table-cell>
          <table:table-cell office:value-type="string" table:style-name="ce2">
            <text:p>SPRINZ AND NASH VETERINA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6" table:style-name="ce2">
            <text:p>27.6</text:p>
          </table:table-cell>
          <table:table-cell office:value-type="string" table:style-name="ce2">
            <text:p>SPRINZ AND NASH VETERINA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8.33" table:style-name="ce2">
            <text:p>48.33</text:p>
          </table:table-cell>
          <table:table-cell office:value-type="string" table:style-name="ce2">
            <text:p>SPRINZ AND NASH VETERINA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.3" table:style-name="ce2">
            <text:p>24.3</text:p>
          </table:table-cell>
          <table:table-cell office:value-type="string" table:style-name="ce2">
            <text:p>SPRINZ AND NASH VETERINA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8.33" table:style-name="ce2">
            <text:p>48.33</text:p>
          </table:table-cell>
          <table:table-cell office:value-type="string" table:style-name="ce2">
            <text:p>SPRINZ AND NASH VETERINARY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.22" table:style-name="ce2">
            <text:p>65.22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9.31" table:style-name="ce2">
            <text:p>139.31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.159999999999997" table:style-name="ce2">
            <text:p>37.16</text:p>
          </table:table-cell>
          <table:table-cell office:value-type="string" table:style-name="ce2">
            <text:p>MOOR COTTAGE VETERINARY HOSPITAL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85" table:style-name="ce2">
            <text:p>1485</text:p>
          </table:table-cell>
          <table:table-cell office:value-type="string" table:style-name="ce2">
            <text:p>ENTERPRISE A TEAM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ENTERPRISE A TEAM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02.72" table:style-name="ce2">
            <text:p>1102.72</text:p>
          </table:table-cell>
          <table:table-cell office:value-type="string" table:style-name="ce2">
            <text:p>THE RALPH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6.190000000000001" table:style-name="ce2">
            <text:p>16.19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.39" table:style-name="ce2">
            <text:p>75.39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42.73" table:style-name="ce2">
            <text:p>442.73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9.92" table:style-name="ce2">
            <text:p>79.92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1.5" table:style-name="ce2">
            <text:p>31.5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SPANIEL AI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5.25" table:style-name="ce2">
            <text:p>65.25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.09" table:style-name="ce2">
            <text:p>75.09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9.17" table:style-name="ce2">
            <text:p>99.17</text:p>
          </table:table-cell>
          <table:table-cell office:value-type="string" table:style-name="ce2">
            <text:p>THE VETERINARY CENTR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.46" table:style-name="ce2">
            <text:p>20.46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.79" table:style-name="ce2">
            <text:p>5.79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47.5" table:style-name="ce2">
            <text:p>247.5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.74" table:style-name="ce2">
            <text:p>34.74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MILTON KEYNES VETERINARY GROUP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2.06" table:style-name="ce2">
            <text:p>92.0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4.72" table:style-name="ce2">
            <text:p>174.7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7.55" table:style-name="ce2">
            <text:p>227.55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1.35" table:style-name="ce2">
            <text:p>221.35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9.92" table:style-name="ce2">
            <text:p>189.9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8.19999999999999" table:style-name="ce2">
            <text:p>158.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0.3" table:style-name="ce2">
            <text:p>180.3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.4" table:style-name="ce2">
            <text:p>39.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39" table:style-name="ce2">
            <text:p>27.39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.55" table:style-name="ce2">
            <text:p>71.55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.88" table:style-name="ce2">
            <text:p>80.8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7.36" table:style-name="ce2">
            <text:p>87.3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.03" table:style-name="ce2">
            <text:p>16.03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39" table:style-name="ce2">
            <text:p>27.39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.74" table:style-name="ce2">
            <text:p>13.7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8.08" table:style-name="ce2">
            <text:p>48.0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.97" table:style-name="ce2">
            <text:p>39.97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5.08" table:style-name="ce2">
            <text:p>55.0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02" table:style-name="ce2">
            <text:p>91.0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4.32" table:style-name="ce2">
            <text:p>34.3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3.28" table:style-name="ce2">
            <text:p>63.2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62" table:style-name="ce2">
            <text:p>28.6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92" table:style-name="ce2">
            <text:p>53.9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39" table:style-name="ce2">
            <text:p>27.39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88" table:style-name="ce2">
            <text:p>7.8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7.36" table:style-name="ce2">
            <text:p>87.3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88" table:style-name="ce2">
            <text:p>7.8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8.64" table:style-name="ce2">
            <text:p>68.6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2.04" table:style-name="ce2">
            <text:p>182.0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68" table:style-name="ce2">
            <text:p>43.6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6" table:style-name="ce2">
            <text:p>30.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7.74" table:style-name="ce2">
            <text:p>117.7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.409999999999997" table:style-name="ce2">
            <text:p>37.4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.39" table:style-name="ce2">
            <text:p>27.39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2.81" table:style-name="ce2">
            <text:p>132.8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.62" table:style-name="ce2">
            <text:p>28.6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.6" table:style-name="ce2">
            <text:p>47.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4.92" table:style-name="ce2">
            <text:p>94.9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0.1" table:style-name="ce2">
            <text:p>60.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7.409999999999997" table:style-name="ce2">
            <text:p>37.4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.51" table:style-name="ce2">
            <text:p>45.5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7.46" table:style-name="ce2">
            <text:p>47.4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6.03" table:style-name="ce2">
            <text:p>46.03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01.54" table:style-name="ce2">
            <text:p>101.5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2.37" table:style-name="ce2">
            <text:p>12.37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0.88" table:style-name="ce2">
            <text:p>80.8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0.95" table:style-name="ce2">
            <text:p>70.95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2.93" table:style-name="ce2">
            <text:p>42.93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.19" table:style-name="ce2">
            <text:p>14.19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.12" table:style-name="ce2">
            <text:p>6.1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66" table:style-name="ce2">
            <text:p>26.6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.06" table:style-name="ce2">
            <text:p>36.0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.88" table:style-name="ce2">
            <text:p>7.8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1.25" table:style-name="ce2">
            <text:p>41.25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9.099999999999994" table:style-name="ce2">
            <text:p>79.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.82" table:style-name="ce2">
            <text:p>15.8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95" table:style-name="ce2">
            <text:p>43.95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68" table:style-name="ce2">
            <text:p>43.68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9.97" table:style-name="ce2">
            <text:p>39.97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3.51" table:style-name="ce2">
            <text:p>43.51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1.02" table:style-name="ce2">
            <text:p>91.02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0.44" table:style-name="ce2">
            <text:p>40.4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26" table:style-name="ce2">
            <text:p>8.26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1.54" table:style-name="ce2">
            <text:p>101.54</text:p>
          </table:table-cell>
          <table:table-cell office:value-type="string" table:style-name="ce2">
            <text:p>BPS GROUP LTD t/as BIDFOO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698.84" table:style-name="ce2">
            <text:p>5698.84</text:p>
          </table:table-cell>
          <table:table-cell office:value-type="string" table:style-name="ce2">
            <text:p>MOUNTAIN HEALTHCA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036.46" table:style-name="ce2">
            <text:p>25036.46</text:p>
          </table:table-cell>
          <table:table-cell office:value-type="string" table:style-name="ce2">
            <text:p>MOUNTAIN HEALTHCA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9961.41" table:style-name="ce2">
            <text:p>189961.41</text:p>
          </table:table-cell>
          <table:table-cell office:value-type="string" table:style-name="ce2">
            <text:p>MOUNTAIN HEALTHCA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51.09" table:style-name="ce2">
            <text:p>751.09</text:p>
          </table:table-cell>
          <table:table-cell office:value-type="string" table:style-name="ce2">
            <text:p>MOUNTAIN HEALTHCAR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7.30000000000001" table:style-name="ce2">
            <text:p>147.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61" table:style-name="ce2">
            <text:p>8.61</text:p>
          </table:table-cell>
          <table:table-cell office:value-type="string" table:style-name="ce2">
            <text:p>COMBINED PRECISION COMPONENTS - CPC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48.5" table:style-name="ce2">
            <text:p>24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13" table:style-name="ce2">
            <text:p>213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2.5" table:style-name="ce2">
            <text:p>22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28.5" table:style-name="ce2">
            <text:p>62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.6" table:style-name="ce2">
            <text:p>12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24.06" table:style-name="ce2">
            <text:p>324.06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5"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BOC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28.5" table:style-name="ce2">
            <text:p>62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50.41" table:style-name="ce2">
            <text:p>250.41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7"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13" table:style-name="ce2">
            <text:p>213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3"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4"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2.03" table:style-name="ce2">
            <text:p>162.03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.7" table:style-name="ce2">
            <text:p>2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25" table:style-name="ce2">
            <text:p>53.2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6" table:style-name="ce2">
            <text:p>3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6.5" table:style-name="ce2">
            <text:p>106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25" table:style-name="ce2">
            <text:p>53.2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3.25" table:style-name="ce2">
            <text:p>53.2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.6" table:style-name="ce2">
            <text:p>3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6.5" table:style-name="ce2">
            <text:p>106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5" table:style-name="ce2">
            <text:p>35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28.5" table:style-name="ce2">
            <text:p>62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.6" table:style-name="ce2">
            <text:p>30.6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5.6" table:style-name="ce2">
            <text:p>35.6</text:p>
          </table:table-cell>
          <table:table-cell office:value-type="string" table:style-name="ce2">
            <text:p>WIGHTMAN &amp; PARRISH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.84" table:style-name="ce2">
            <text:p>117.84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55.69999999999999" table:style-name="ce2">
            <text:p>155.7</text:p>
          </table:table-cell>
          <table:table-cell office:value-type="string" table:style-name="ce2">
            <text:p>READING TRANSPORT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35.6" table:style-name="ce2">
            <text:p>35.6</text:p>
          </table:table-cell>
          <table:table-cell office:value-type="string" table:style-name="ce2">
            <text:p>WIGHTMAN &amp; PARRISH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6.7" table:style-name="ce2">
            <text:p>26.7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CHARLES FELLOWS SUPPLIES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382.97" table:style-name="ce2">
            <text:p>382.97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35.68" table:style-name="ce2">
            <text:p>235.68</text:p>
          </table:table-cell>
          <table:table-cell office:value-type="string" table:style-name="ce2">
            <text:p>SASSE FACILITIES MANAGEMENT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420" table:style-name="ce2">
            <text:p>1420</text:p>
          </table:table-cell>
          <table:table-cell office:value-type="string" table:style-name="ce2">
            <text:p>PMC POLYTHENE LTD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127.9000000000001" table:style-name="ce2">
            <text:p>1127.9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501.3" table:style-name="ce2">
            <text:p>501.3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209.5" table:style-name="ce2">
            <text:p>209.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369.6" table:style-name="ce2">
            <text:p>1369.6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612.75" table:style-name="ce2">
            <text:p>1612.75</text:p>
          </table:table-cell>
          <table:table-cell office:value-type="string" table:style-name="ce2">
            <text:p>BUNZEL CLEANING &amp; HYGIENE SUPPLIE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WA PRODUCTS (UK) LTD T/A SCENESAFE</text:p>
          </table:table-cell>
          <table:table-cell office:value-type="string" table:style-name="ce2">
            <text:p>Operational goods &amp; services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KEVIN POOLMAN PHOTOGRAPHY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2">
            <text:p>IGPP LIMITE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292.87" table:style-name="ce2">
            <text:p>5292.87</text:p>
          </table:table-cell>
          <table:table-cell office:value-type="string" table:style-name="ce2">
            <text:p>THAMES VALLEY MAINTENANCE (OXFORD) LIMIT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4674.27" table:style-name="ce2">
            <text:p>44674.27</text:p>
          </table:table-cell>
          <table:table-cell office:value-type="string" table:style-name="ce2">
            <text:p>WILLMOTT DIXON INTERIOR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87.32" table:style-name="ce2">
            <text:p>9987.32</text:p>
          </table:table-cell>
          <table:table-cell office:value-type="string" table:style-name="ce2">
            <text:p>BUILDING DESIGN PARTNERSHIP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500" table:style-name="ce2">
            <text:p>2500</text:p>
          </table:table-cell>
          <table:table-cell office:value-type="string" table:style-name="ce2">
            <text:p>RIDGE &amp; PARTNE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78.9" table:style-name="ce2">
            <text:p>3478.9</text:p>
          </table:table-cell>
          <table:table-cell office:value-type="string" table:style-name="ce2">
            <text:p>FRANCIS CONSTRUC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69" table:style-name="ce2">
            <text:p>1169</text:p>
          </table:table-cell>
          <table:table-cell office:value-type="string" table:style-name="ce2">
            <text:p>DEGREES OF COMFORT AIR CONDITIONING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CALIBRE CABLING SERVICE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3158.51" table:style-name="ce2">
            <text:p>43158.51</text:p>
          </table:table-cell>
          <table:table-cell office:value-type="string" table:style-name="ce2">
            <text:p>FRANCIS CONSTRUC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177.23" table:style-name="ce2">
            <text:p>1177.23</text:p>
          </table:table-cell>
          <table:table-cell office:value-type="string" table:style-name="ce2">
            <text:p>FRANCIS CONSTRUC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906.08" table:style-name="ce2">
            <text:p>6906.08</text:p>
          </table:table-cell>
          <table:table-cell office:value-type="string" table:style-name="ce2">
            <text:p>FRANCIS CONSTRUCTION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507912.92" table:style-name="ce2">
            <text:p>507912.92</text:p>
          </table:table-cell>
          <table:table-cell office:value-type="string" table:style-name="ce2">
            <text:p>OVERBURY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39.2" table:style-name="ce2">
            <text:p>239.2</text:p>
          </table:table-cell>
          <table:table-cell office:value-type="string" table:style-name="ce2">
            <text:p>STORAGE ON SITE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600" table:style-name="ce2">
            <text:p>6600</text:p>
          </table:table-cell>
          <table:table-cell office:value-type="string" table:style-name="ce2">
            <text:p>CURRIE &amp; BROWN UK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9929.9" table:style-name="ce2">
            <text:p>9929.9</text:p>
          </table:table-cell>
          <table:table-cell office:value-type="string" table:style-name="ce2">
            <text:p>CORSTORPHINE &amp; WRIGHT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0248.93" table:style-name="ce2">
            <text:p>20248.93</text:p>
          </table:table-cell>
          <table:table-cell office:value-type="string" table:style-name="ce2">
            <text:p>MORGAN SINDALL PLC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4091.68" table:style-name="ce2">
            <text:p>34091.68</text:p>
          </table:table-cell>
          <table:table-cell office:value-type="string" table:style-name="ce2">
            <text:p>MARSH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200" table:style-name="ce2">
            <text:p>4200</text:p>
          </table:table-cell>
          <table:table-cell office:value-type="string" table:style-name="ce2">
            <text:p>CHANGE RIGHT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213.68" table:style-name="ce2">
            <text:p>1213.68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4031.83" table:style-name="ce2">
            <text:p>4031.83</text:p>
          </table:table-cell>
          <table:table-cell office:value-type="string" table:style-name="ce2">
            <text:p>WEIGHTMANS LLP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5830" table:style-name="ce2">
            <text:p>105830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87605" table:style-name="ce2">
            <text:p>87605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2046" table:style-name="ce2">
            <text:p>62046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05831" table:style-name="ce2">
            <text:p>105831</text:p>
          </table:table-cell>
          <table:table-cell office:value-type="string" table:style-name="ce2">
            <text:p>ATKINS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39.200000000000003" table:style-name="ce2">
            <text:p>39.2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30" table:style-name="ce2">
            <text:p>29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314.51" table:style-name="ce2">
            <text:p>5314.51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5905" table:style-name="ce2">
            <text:p>5905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104.18" table:style-name="ce2">
            <text:p>104.18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3543" table:style-name="ce2">
            <text:p>3543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2930" table:style-name="ce2">
            <text:p>2930</text:p>
          </table:table-cell>
          <table:table-cell office:value-type="string" table:style-name="ce2">
            <text:p>ADECCO UK LTD</text:p>
          </table:table-cell>
          <table:table-cell office:value-type="string" table:style-name="ce2">
            <text:p>Professional &amp; corporate services</text:p>
          </table:table-cell>
          <table:table-cell table:number-columns-repeated="16381"/>
        </table:table-row>
        <table:table-row table:style-name="ro1">
          <table:table-cell office:value-type="float" office:value="762274.6" table:style-name="ce2">
            <text:p>762274.6</text:p>
          </table:table-cell>
          <table:table-cell office:value-type="string" table:style-name="ce2">
            <text:p>WILLMOTT DIXON CONSTRUCTION LIMITE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1326.06" table:style-name="ce2">
            <text:p>11326.06</text:p>
          </table:table-cell>
          <table:table-cell office:value-type="string" table:style-name="ce2">
            <text:p>PICK EVERAR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2700" table:style-name="ce2">
            <text:p>2700</text:p>
          </table:table-cell>
          <table:table-cell office:value-type="string" table:style-name="ce2">
            <text:p>RIDGE &amp; PARTNERS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490.9" table:style-name="ce2">
            <text:p>490.9</text:p>
          </table:table-cell>
          <table:table-cell office:value-type="string" table:style-name="ce2">
            <text:p>CBG CONSULTANTS LTD</text:p>
          </table:table-cell>
          <table:table-cell office:value-type="string" table:style-name="ce2">
            <text:p>Property &amp; facilities</text:p>
          </table:table-cell>
          <table:table-cell table:number-columns-repeated="1638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DATA PRO IT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18233.59" table:style-name="ce2">
            <text:p>18233.59</text:p>
          </table:table-cell>
          <table:table-cell office:value-type="string" table:style-name="ce2">
            <text:p>ERH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50.06" table:style-name="ce2">
            <text:p>2750.06</text:p>
          </table:table-cell>
          <table:table-cell office:value-type="string" table:style-name="ce2">
            <text:p>DAVID HORN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675.6200000000008" table:style-name="ce2">
            <text:p>9675.62</text:p>
          </table:table-cell>
          <table:table-cell office:value-type="string" table:style-name="ce2">
            <text:p>NEC SOFTWARE SOLUTION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7.9" table:style-name="ce2">
            <text:p>247.9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625.26" table:style-name="ce2">
            <text:p>2625.26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54.25" table:style-name="ce2">
            <text:p>2754.25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1.04" table:style-name="ce2">
            <text:p>21.04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.67" table:style-name="ce2">
            <text:p>62.67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0.25" table:style-name="ce2">
            <text:p>120.25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0.25" table:style-name="ce2">
            <text:p>120.25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58.27" table:style-name="ce2">
            <text:p>2458.27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50.52" table:style-name="ce2">
            <text:p>5250.52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338" table:style-name="ce2">
            <text:p>4338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95.8" table:style-name="ce2">
            <text:p>495.8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3.12" table:style-name="ce2">
            <text:p>63.12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.56" table:style-name="ce2">
            <text:p>8.56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7.9" table:style-name="ce2">
            <text:p>247.9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40.5" table:style-name="ce2">
            <text:p>240.5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754.25" table:style-name="ce2">
            <text:p>2754.25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62.67" table:style-name="ce2">
            <text:p>62.67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95.8" table:style-name="ce2">
            <text:p>495.8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42.08" table:style-name="ce2">
            <text:p>42.08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5250.52" table:style-name="ce2">
            <text:p>5250.52</text:p>
          </table:table-cell>
          <table:table-cell office:value-type="string" table:style-name="ce2">
            <text:p>PMD MAGNETICS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235.54" table:style-name="ce2">
            <text:p>1235.54</text:p>
          </table:table-cell>
          <table:table-cell office:value-type="string" table:style-name="ce2">
            <text:p>DAVID HORN COMMUNICATIONS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2">
            <text:p>ARIST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90" table:style-name="ce2">
            <text:p>1690</text:p>
          </table:table-cell>
          <table:table-cell office:value-type="string" table:style-name="ce2">
            <text:p>ARIST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ARIST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690" table:style-name="ce2">
            <text:p>1690</text:p>
          </table:table-cell>
          <table:table-cell office:value-type="string" table:style-name="ce2">
            <text:p>ARIST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1056.25" table:style-name="ce2">
            <text:p>1056.25</text:p>
          </table:table-cell>
          <table:table-cell office:value-type="string" table:style-name="ce2">
            <text:p>ARIST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2">
            <text:p>ARISTI LT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7745.38" table:style-name="ce2">
            <text:p>7745.38</text:p>
          </table:table-cell>
          <table:table-cell office:value-type="string" table:style-name="ce2">
            <text:p>NEC SOFTWARE SOLUTIONS LIMITED</text:p>
          </table:table-cell>
          <table:table-cell office:value-type="string" table:style-name="ce2">
            <text:p>ICT</text:p>
          </table:table-cell>
          <table:table-cell table:number-columns-repeated="16381"/>
        </table:table-row>
        <table:table-row table:style-name="ro1">
          <table:table-cell office:value-type="float" office:value="25966.67" table:style-name="ce2">
            <text:p>25966.67</text:p>
          </table:table-cell>
          <table:table-cell office:value-type="string" table:style-name="ce2">
            <text:p>FORD MOTOR COMPANY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2315.66" table:style-name="ce2">
            <text:p>22315.66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2">
            <text:p>COTSWOLD VEHICLE DELIVERIE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5162.18" table:style-name="ce2">
            <text:p>5162.18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67.9399999999996" table:style-name="ce2">
            <text:p>4667.94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543" table:style-name="ce2">
            <text:p>27543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67.9399999999996" table:style-name="ce2">
            <text:p>4667.94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502.14" table:style-name="ce2">
            <text:p>7502.14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8654.5499999999993" table:style-name="ce2">
            <text:p>8654.55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4667.9399999999996" table:style-name="ce2">
            <text:p>4667.94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48107.38" table:style-name="ce2">
            <text:p>48107.38</text:p>
          </table:table-cell>
          <table:table-cell office:value-type="string" table:style-name="ce2">
            <text:p>VOLVO CAR UK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581.09" table:style-name="ce2">
            <text:p>2581.09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7001.91" table:style-name="ce2">
            <text:p>7001.91</text:p>
          </table:table-cell>
          <table:table-cell office:value-type="string" table:style-name="ce2">
            <text:p>PRESSFAB EVO LT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6929.83" table:style-name="ce2">
            <text:p>26929.83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6366.61" table:style-name="ce2">
            <text:p>6366.61</text:p>
          </table:table-cell>
          <table:table-cell office:value-type="string" table:style-name="ce2">
            <text:p>SPECIAL VEHICLE SOLUTIONS LIMITED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48.39" table:style-name="ce2">
            <text:p>1648.3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27968.91" table:style-name="ce2">
            <text:p>27968.91</text:p>
          </table:table-cell>
          <table:table-cell office:value-type="string" table:style-name="ce2">
            <text:p>VW GROUP UK LTD -COMMERCIAL VEHICLE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style-name="ro1">
          <table:table-cell office:value-type="float" office:value="1648.39" table:style-name="ce2">
            <text:p>1648.39</text:p>
          </table:table-cell>
          <table:table-cell office:value-type="string" table:style-name="ce2">
            <text:p>VTS INSTALLATIONS</text:p>
          </table:table-cell>
          <table:table-cell office:value-type="string" table:style-name="ce2">
            <text:p>Fleet</text:p>
          </table:table-cell>
          <table:table-cell table:number-columns-repeated="16381"/>
        </table:table-row>
        <table:table-row table:number-rows-repeated="1042678" table:style-name="ro1">
          <table:table-cell table:number-columns-repeated="16384"/>
        </table:table-row>
      </table:table>
      <table:database-ranges>
        <table:database-range table:target-range-address="Sheet1.A1:Sheet1.C589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jonaj, Silvia (C5207)</meta:initial-creator>
    <dc:creator>Roberts, Charlotte (C7904)</dc:creator>
    <meta:creation-date>2024-01-02T10:21:59Z</meta:creation-date>
    <dc:date>2024-01-04T12:47:09Z</dc:date>
    <meta:print-date>2024-01-04T12:46:16Z</meta:print-date>
  </office:meta>
</office:document-meta>
</file>